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2"/>
    </style:style>
    <style:style style:name="P4" style:family="paragraph" style:parent-style-name="body">
      <style:paragraph-properties fo:orphans="2" fo:widows="2"/>
      <style:text-properties style:font-name="Courier New1"/>
    </style:style>
    <style:style style:name="P5" style:family="paragraph" style:parent-style-name="body">
      <style:paragraph-properties fo:margin-top="0in" fo:margin-bottom="0.0417in" style:line-height-at-least="0.1665in" fo:orphans="2" fo:widows="2"/>
      <style:text-properties style:font-name="Courier New" fo:font-size="10pt" style:font-size-asian="10pt" style:font-name-complex="Courier New2" style:font-size-complex="10pt"/>
    </style:style>
    <style:style style:name="P6" style:family="paragraph" style:parent-style-name="body-left">
      <style:paragraph-properties fo:margin-top="0in" fo:margin-bottom="0.0417in" fo:orphans="2" fo:widows="2"/>
      <style:text-properties style:font-name="Courier New" style:font-name-complex="Courier New2"/>
    </style:style>
    <style:style style:name="P7" style:family="paragraph" style:parent-style-name="bullet">
      <style:paragraph-properties fo:margin-top="0in" fo:margin-bottom="0.0693in" fo:orphans="2" fo:widows="2"/>
    </style:style>
    <style:style style:name="P8" style:family="paragraph" style:parent-style-name="Standard">
      <style:paragraph-properties fo:margin-top="0in" fo:margin-bottom="1in" style:line-height-at-least="0.139in" fo:orphans="2" fo:widows="2"/>
    </style:style>
    <style:style style:name="P9" style:family="paragraph" style:parent-style-name="Standard">
      <style:paragraph-properties fo:margin-top="0.166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bullet2">
      <style:paragraph-properties fo:margin-top="0in" fo:margin-bottom="0.0138in" fo:orphans="2" fo:widows="2"/>
    </style:style>
    <style:style style:name="P12" style:family="paragraph" style:parent-style-name="Heading_20_1" style:master-page-name="Standard">
      <style:paragraph-properties fo:margin-top="0in" fo:margin-bottom="0in" fo:orphans="2" fo:widows="2" style:page-number="auto"/>
    </style:style>
    <style:style style:name="P13" style:family="paragraph" style:parent-style-name="Heading_20_2">
      <style:paragraph-properties fo:margin-top="0in" fo:margin-bottom="0.0555in" fo:orphans="2" fo:widows="2"/>
    </style:style>
    <style:style style:name="P14" style:family="paragraph" style:parent-style-name="Heading_20_3">
      <style:paragraph-properties fo:orphans="2" fo:widows="2"/>
    </style:style>
    <style:style style:name="P15" style:family="paragraph" style:parent-style-name="Heading_20_3">
      <style:paragraph-properties fo:margin-top="0.0417in" fo:margin-bottom="0.0693in" fo:orphans="2" fo:widows="2"/>
    </style:style>
    <style:style style:name="P16" style:family="paragraph" style:parent-style-name="Heading_20_3">
      <style:paragraph-properties fo:margin-top="0.028in" fo:margin-bottom="0.0693in" fo:orphans="2" fo:widows="2"/>
    </style:style>
    <style:style style:name="P17" style:family="paragraph" style:parent-style-name="sectionheading">
      <style:paragraph-properties fo:margin-top="0.0417in" fo:margin-bottom="0.0555in" fo:orphans="2" fo:widows="2"/>
    </style:style>
    <style:style style:name="P18" style:family="paragraph" style:parent-style-name="sectionheading">
      <style:paragraph-properties fo:margin-top="0.028in" fo:margin-bottom="0.0555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style:font-name="Times New Roman" fo:font-size="10.5pt" style:font-size-asian="10.5pt" style:font-name-complex="Times New Roman2"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text-properties fo:font-size="10pt" style:font-size-asian="10pt" style:font-size-complex="10pt"/>
    </style:style>
    <style:style style:name="T9" style:family="text">
      <style:text-properties style:font-name="Courier New1"/>
    </style:style>
    <style:style style:name="T10"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7000025F9000000C9F0140E06.wmf" xlink:type="simple" xlink:show="embed" xlink:actuate="onLoad">
          <text:p/>
        </draw:image>
      </draw:frame>
      <draw:frame text:anchor-type="page" text:anchor-page-number="1" draw:z-index="6" draw:name="Picture 6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7" draw:name="Picture 6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8" draw:name="Picture 69"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3" draw:name="Picture 70"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4" draw:name="Picture 71"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5" draw:name="Picture 72"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6" draw:name="Picture 73"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7" draw:name="Picture 74"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0" draw:name="Picture 75"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1" draw:name="Picture 76"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3" draw:name="Picture 7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4" draw:name="Picture 7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5" draw:name="Picture 79" draw:style-name="gr2" draw:text-style-name="P19" svg:width="2.7913in" svg:height="0.135in" svg:x="-2.3752in" svg:y="0in">
        <draw:image xlink:href="Pictures/2000000700000FB5000000C94FDA4EAC.wmf" xlink:type="simple" xlink:show="embed" xlink:actuate="onLoad">
          <text:p/>
        </draw:image>
      </draw:frame>
      <text:h text:style-name="P12" text:outline-level="1"><text:alphabetical-index-mark-start text:id="IMark468010684" text:main-entry="true"/>PersistenceManager<text:alphabetical-index-mark-end text:id="IMark468010684"/></text:h>
      <text:p text:style-name="P8"><text:bookmark text:name="_GoBack"/><draw:frame draw:style-name="fr1" draw:name="graphics1" text:anchor-type="as-char" svg:width="6.5in" svg:height="0.1346in" draw:z-index="26"><draw:image xlink:href="Pictures/20000007000025F9000000C9F0140E06.wmf" xlink:type="simple" xlink:show="embed" xlink:actuate="onLoad"/></draw:frame></text:p>
      <text:p text:style-name="P2">This chapter specifies the JDO <text:alphabetical-index-mark-start text:id="IMark468010684" text:main-entry="true"/><text:span text:style-name="T1">PersistenceManager</text:span><text:alphabetical-index-mark-end text:id="IMark468010684"/> and its <text:alphabetical-index-mark-start text:id="IMark467698880" text:main-entry="true"/>relationship<text:alphabetical-index-mark-end text:id="IMark467698880"/> to the application components, JDO instances, and J2EE Connector.</text:p>
      <text:p text:style-name="P9"><draw:frame draw:style-name="fr1" draw:name="1" text:anchor-type="as-char" svg:width="2.7917in" svg:height="0.1346in" draw:z-index="1"><draw:image xlink:href="Pictures/2000000700000FB5000000C94FDA4EAC.wmf" xlink:type="simple" xlink:show="embed" xlink:actuate="onLoad"/></draw:frame></text:p>
      <text:h text:style-name="P13" text:outline-level="2">Overview</text:h>
      <text:p text:style-name="P2">The JDO <text:alphabetical-index-mark-start text:id="IMark467698880" text:main-entry="true"/><text:span text:style-name="T1">PersistenceManager</text:span><text:alphabetical-index-mark-end text:id="IMark467698880"/> is the primary interface for JDO-aware application components. It is the factory for the <text:span text:style-name="T1">Query</text:span> interface and contains methods for managing the life cycle of persistent instances.</text:p>
      <text:p text:style-name="P2">The JDO <text:alphabetical-index-mark-start text:id="IMark467699216" text:main-entry="true"/><text:span text:style-name="T1">PersistenceManager</text:span><text:alphabetical-index-mark-end text:id="IMark467699216"/>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2">J2EE Connector support is optional . If it is not supported by a JDO implementation, then a constructor for the JDO <text:alphabetical-index-mark-start text:id="IMark467699216" text:main-entry="true"/><text:span text:style-name="T1">PersistenceManager</text:span><text:alphabetical-index-mark-end text:id="IMark467699216"/> or <text:span text:style-name="T1">PersistenceManagerFactory</text:span> is required. The details of the construction of the <text:alphabetical-index-mark-start text:id="IMark468010684" text:main-entry="true"/><text:span text:style-name="T1">PersistenceManager</text:span><text:alphabetical-index-mark-end text:id="IMark468010684"/> or <text:span text:style-name="T1">PersistenceManagerFactory</text:span> are not specified by JDO.</text:p>
      <text:p text:style-name="P9"><draw:frame draw:style-name="fr1" draw:name="2" text:anchor-type="as-char" svg:width="2.7917in" svg:height="0.1346in" draw:z-index="2"><draw:image xlink:href="Pictures/2000000700000FB5000000C94FDA4EAC.wmf" xlink:type="simple" xlink:show="embed" xlink:actuate="onLoad"/></draw:frame></text:p>
      <text:h text:style-name="P13" text:outline-level="2">Goals</text:h>
      <text:p text:style-name="P2">The architecture of the <text:alphabetical-index-mark-start text:id="IMark467699216" text:main-entry="true"/>PersistenceManager<text:alphabetical-index-mark-end text:id="IMark467699216"/> has the following goals:</text:p>
      <text:p text:style-name="P7">•<text:tab/>No changes to application programs to change to a different vendor’s <text:alphabetical-index-mark-start text:id="IMark467699216" text:main-entry="true"/><text:span text:style-name="T1">PersistenceManager</text:span><text:alphabetical-index-mark-end text:id="IMark467699216"/> if the application is written to conform to the portability guidelines</text:p>
      <text:p text:style-name="P7">•<text:tab/>Application to non-managed and managed environments with no code changes</text:p>
      <text:p text:style-name="P9"><draw:frame draw:style-name="fr1" draw:name="3" text:anchor-type="as-char" svg:width="2.7917in" svg:height="0.1346in" draw:z-index="3"><draw:image xlink:href="Pictures/2000000700000FB5000000C94FDA4EAC.wmf" xlink:type="simple" xlink:show="embed" xlink:actuate="onLoad"/></draw:frame></text:p>
      <text:h text:style-name="P13" text:outline-level="2">Architecture: JDO <text:alphabetical-index-mark-start text:id="IMark467699216" text:main-entry="true"/>PersistenceManager<text:alphabetical-index-mark-end text:id="IMark467699216"/></text:h>
      <text:p text:style-name="P2">The JDO <text:alphabetical-index-mark-start text:id="IMark467699216" text:main-entry="true"/><text:span text:style-name="T1">PersistenceManager</text:span><text:alphabetical-index-mark-end text:id="IMark467699216"/> instance is visible only to certain application components: those that explicitly manage the life cycle of JDO instances; and those that query for JDO instances. The JDO <text:alphabetical-index-mark-start text:id="IMark467699072" text:main-entry="true"/><text:span text:style-name="T1">PersistenceManager</text:span><text:alphabetical-index-mark-end text:id="IMark467699072"/> is not required to be used by JDO instances.</text:p>
      <text:p text:style-name="P2">There are three primary environments in which the JDO <text:alphabetical-index-mark-start text:id="IMark467699072" text:main-entry="true"/><text:span text:style-name="T1">PersistenceManager</text:span><text:alphabetical-index-mark-end text:id="IMark467699072"/> is architected to work:</text:p>
      <text:p text:style-name="P7"><text:soft-page-break/>•<text:tab/>non-managed (non-application server), minimum function, single transaction, single JDO <text:alphabetical-index-mark-start text:id="IMark467699072" text:main-entry="true"/><text:span text:style-name="T1">PersistenceManager</text:span><text:alphabetical-index-mark-end text:id="IMark467699072"/> where compactness is the primary metric;</text:p>
      <text:p text:style-name="P7">•<text:tab/>non-managed but where extended features are desired, such as multiple <text:alphabetical-index-mark-start text:id="IMark467699072" text:main-entry="true"/><text:span text:style-name="T1">PersistenceManager</text:span><text:alphabetical-index-mark-end text:id="IMark467699072"/> instances to support multiple data sources, XA coordinated transactions, or nested transactions; and</text:p>
      <text:p text:style-name="P7">•<text:tab/>managed, where the full range of capabilities of an application server is required.</text:p>
      <text:p text:style-name="P2">Support for these three environments is accomplished by implementing transaction completion APIs on a companion JDO <text:span text:style-name="T1">Transaction</text:span> instance, which contains transaction policy options and local transaction support. </text:p>
      <text:p text:style-name="P9"><draw:frame draw:style-name="fr1" draw:name="4" text:anchor-type="as-char" svg:width="2.7917in" svg:height="0.1346in" draw:z-index="4"><draw:image xlink:href="Pictures/2000000700000FB5000000C94FDA4EAC.wmf" xlink:type="simple" xlink:show="embed" xlink:actuate="onLoad"/></draw:frame></text:p>
      <text:h text:style-name="P13" text:outline-level="2"><text:alphabetical-index-mark-start text:id="IMark467699216" text:main-entry="true"/>Threading<text:alphabetical-index-mark-end text:id="IMark467699216"/></text:h>
      <text:p text:style-name="P2"><text:span text:style-name="Assertion">A12.4-1 [</text:span>It is a requirement for all JDO implementations to be thread-safe. That is, the behavior of the implementation must be predictable in the presence of multiple application threads. This assertion will generate multiple test cases to be evaluated.<text:span text:style-name="Assertion">]</text:span> Operations implemented by the <text:alphabetical-index-mark-start text:id="IMark467699216" text:main-entry="true"/><text:span text:style-name="T1">PersistenceManager</text:span><text:alphabetical-index-mark-end text:id="IMark467699216"/>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2">Since synchronizing the <text:alphabetical-index-mark-start text:id="IMark467699216" text:main-entry="true"/><text:span text:style-name="T1">PersistenceManager</text:span><text:alphabetical-index-mark-end text:id="IMark467699216"/> is a relatively expensive operation, and not needed in many applications, the application must specify whether multiple threads might access the same <text:alphabetical-index-mark-start text:id="IMark467698880" text:main-entry="true"/><text:span text:style-name="T1">PersistenceManager</text:span><text:alphabetical-index-mark-end text:id="IMark467698880"/> or instances managed by the <text:alphabetical-index-mark-start text:id="IMark467699072" text:main-entry="true"/><text:span text:style-name="T1">PersistenceManager</text:span><text:alphabetical-index-mark-end text:id="IMark467699072"/> (persistent or transactional instances of persistence-capable classes; instances of <text:span text:style-name="T1">Transaction</text:span> or <text:span text:style-name="T1">Query</text:span>; query results, etc.). </text:p>
      <text:p text:style-name="P2">If applications depend on serializing operations, then the applications must implement the appropriate synchronizing behavior, using instances visible to the application. This includes some instances of the JDO implementation (e.g. <text:alphabetical-index-mark-start text:id="IMark467699072" text:main-entry="true"/><text:span text:style-name="T1">PersistenceManager</text:span><text:alphabetical-index-mark-end text:id="IMark467699072"/>, <text:span text:style-name="T1">Query</text:span>, etc.) and instances of persistence-capable classes.</text:p>
      <text:p text:style-name="P2">The implementation must not use user-visible instances (instances of <text:span text:style-name="T1">PersistenceManagerFactory</text:span>, <text:alphabetical-index-mark-start text:id="IMark467698880" text:main-entry="true"/><text:span text:style-name="T1">PersistenceManager</text:span><text:alphabetical-index-mark-end text:id="IMark467698880"/>, <text:span text:style-name="T1">Transaction</text:span>, <text:span text:style-name="T1">Query</text:span>, etc.) as synchronization objects, with one exception. <text:span text:style-name="Assertion">A12.4-2 [</text:span>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span text:style-name="Assertion">]</text:span></text:p>
      <text:p text:style-name="P9"><draw:frame draw:style-name="fr1" draw:name="5" text:anchor-type="as-char" svg:width="2.7917in" svg:height="0.1346in" draw:z-index="5"><draw:image xlink:href="Pictures/2000000700000FB5000000C94FDA4EAC.wmf" xlink:type="simple" xlink:show="embed" xlink:actuate="onLoad"/></draw:frame></text:p>
      <text:h text:style-name="P13" text:outline-level="2"><text:bookmark text:name="R-1077223"/>Class Loaders</text:h>
      <text:p text:style-name="P2">JDO requires access to class instances in several situations where the class instance is not provided explicitly. In these cases, the only information available to the implementation is the name of the class.</text:p>
      <text:p text:style-name="P2"><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2">These loaders will be used in this order:</text:p>
      <text:p text:style-name="P2">1. The loader that loaded the class or instance referred to in the API that caused this class to be loaded. </text:p>
      <text:p text:style-name="P7">•<text:tab/>In case of query, this is the loader of the candidate class, or the loader of the object passed to the <text:span text:style-name="T1">newQuery</text:span> method. </text:p>
      <text:p text:style-name="P7">•<text:tab/>In case of navigation from a persistent instance, this is the loader of the class of the instance. </text:p>
      <text:p text:style-name="P7">•<text:tab/>In the case of <text:alphabetical-index-mark-start text:id="IMark384307164" text:main-entry="true"/><text:span text:style-name="T1">getExtent</text:span><text:alphabetical-index-mark-end text:id="IMark384307164"/> with subclasses, this is the loader of the candidate class. </text:p>
      <text:p text:style-name="P7">•<text:tab/>In the case of <text:alphabetical-index-mark-start text:id="IMark384307164" text:main-entry="true"/><text:span text:style-name="T1">getObjectById</text:span><text:alphabetical-index-mark-end text:id="IMark384307164"/>, this is the loader of the object id instance.</text:p>
      <text:p text:style-name="P7">•<text:tab/>Other cases do not have an explicit loader.</text:p>
      <text:p text:style-name="P2">2. The loader returned in the <text:alphabetical-index-mark-start text:id="IMark384307164" text:main-entry="true"/>current<text:alphabetical-index-mark-end text:id="IMark384307164"/> context by <text:span text:style-name="T1">Thread.getContextClassLoader()</text:span>.</text:p>
      <text:p text:style-name="P2">3. The loader returned by <text:span text:style-name="T1">Thread.getContextClassLoader()</text:span> at the time the application calls <text:span text:style-name="T1">PersistenceManagerFactory.getPersistenceManager()</text:span>. <text:span text:style-name="Assertion">A12.5-7 [</text:span>This loader is saved with the <text:alphabetical-index-mark-start text:id="IMark467698880" text:main-entry="true"/><text:span text:style-name="T1">PersistenceManager</text:span><text:alphabetical-index-mark-end text:id="IMark467698880"/><text:span text:style-name="Assertion">]</text:span> and <text:span text:style-name="Assertion">A12.5-8 [</text:span>cleared when the <text:alphabetical-index-mark-start text:id="IMark384307164" text:main-entry="true"/><text:span text:style-name="T1">PersistenceManager</text:span><text:alphabetical-index-mark-end text:id="IMark384307164"/> is closed.<text:span text:style-name="Assertion">]</text:span></text:p>
      <text:p text:style-name="P9"><draw:frame draw:style-name="fr1" draw:name="6" text:anchor-type="as-char" svg:width="2.7917in" svg:height="0.1346in" draw:z-index="0"><draw:image xlink:href="Pictures/2000000700000FB5000000C94FDA4EAC.wmf" xlink:type="simple" xlink:show="embed" xlink:actuate="onLoad"/></draw:frame></text:p>
      <text:h text:style-name="P13" text:outline-level="2">Interface <text:alphabetical-index-mark-start text:id="IMark384307164" text:main-entry="true"/>PersistenceManager<text:alphabetical-index-mark-end text:id="IMark384307164"/> </text:h>
      <text:p text:style-name="P2"><text:span text:style-name="Assertion">A12.6-1 [</text:span>A JDO <text:alphabetical-index-mark-start text:id="IMark384307164" text:main-entry="true"/><text:span text:style-name="T1">PersistenceManager</text:span><text:alphabetical-index-mark-end text:id="IMark384307164"/> instance supports any number of JDO instances at a time.<text:span text:style-name="Assertion">]</text:span> It is responsible for managing the identity of its associated JDO instances. A JDO instance is associated with either zero or one JDO <text:alphabetical-index-mark-start text:id="IMark468036464" text:main-entry="true"/><text:span text:style-name="T1">PersistenceManager</text:span><text:alphabetical-index-mark-end text:id="IMark468036464"/>. <text:span text:style-name="Assertion">A12.5-1 [</text:span>It will be zero if and only if the JDO instance is in the transient or detached state.<text:span text:style-name="Assertion">]</text:span> <text:span text:style-name="Assertion">A12.5-2 [</text:span>As soon as a transient instance is made persistent or transactional, it will be associated with exactly one JDO <text:alphabetical-index-mark-start text:id="IMark467698880" text:main-entry="true"/><text:span text:style-name="T1">PersistenceManager</text:span><text:alphabetical-index-mark-end text:id="IMark467698880"/>.<text:span text:style-name="Assertion">]</text:span> Detached instances are never associated with a <text:alphabetical-index-mark-start text:id="IMark467699072" text:main-entry="true"/><text:span text:style-name="T1">PersistenceManager</text:span><text:alphabetical-index-mark-end text:id="IMark467699072"/>.</text:p>
      <text:p text:style-name="P2">A JDO <text:alphabetical-index-mark-start text:id="IMark467699072" text:main-entry="true"/><text:span text:style-name="T1">PersistenceManager</text:span><text:alphabetical-index-mark-end text:id="IMark467699072"/> instance supports one transaction at a time, and uses one connection to the underlying data source at a time. The JDO <text:alphabetical-index-mark-start text:id="IMark468010684" text:main-entry="true"/><text:span text:style-name="T1">PersistenceManager</text:span><text:alphabetical-index-mark-end text:id="IMark468010684"/> instance might use multiple transactions serially, and might use multiple connections serially.</text:p>
      <text:p text:style-name="P2">Therefore, to support multiple concurrent connection-oriented data sources in an application, multiple JDO <text:alphabetical-index-mark-start text:id="IMark468010684" text:main-entry="true"/><text:span text:style-name="T1">PersistenceManager</text:span><text:alphabetical-index-mark-end text:id="IMark468010684"/> instances are required. </text:p>
      <text:p text:style-name="P2">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0">package javax.jdo;</text:p>
      <text:p text:style-name="P10">public interface <text:alphabetical-index-mark-start text:id="IMark468010684" text:main-entry="true"/>PersistenceManager<text:alphabetical-index-mark-end text:id="IMark468010684"/> {</text:p>
      <text:p text:style-name="P10">boolean <text:alphabetical-index-mark-start text:id="IMark468010684" text:main-entry="true"/>isClosed<text:alphabetical-index-mark-end text:id="IMark468010684"/>();</text:p>
      <text:p text:style-name="P10">void <text:alphabetical-index-mark-start text:id="IMark468010684" text:main-entry="true"/>close<text:alphabetical-index-mark-end text:id="IMark468010684"/>();</text:p>
      <text:p text:style-name="P2"><text:soft-page-break/><text:span text:style-name="Assertion">A12.5-3 [</text:span>The <text:alphabetical-index-mark-start text:id="IMark468010684" text:main-entry="true"/><text:span text:style-name="T1">isClosed</text:span><text:alphabetical-index-mark-end text:id="IMark468010684"/> method returns <text:span text:style-name="T1">false</text:span> upon construction of the <text:alphabetical-index-mark-start text:id="IMark467699072" text:main-entry="true"/><text:span text:style-name="T1">PersistenceManager</text:span><text:alphabetical-index-mark-end text:id="IMark467699072"/> instance<text:span text:style-name="Assertion">]</text:span>, or <text:span text:style-name="Assertion">A12.5-4 [</text:span>upon retrieval of a <text:alphabetical-index-mark-start text:id="IMark468036464" text:main-entry="true"/><text:span text:style-name="T1">PersistenceManager</text:span><text:alphabetical-index-mark-end text:id="IMark468036464"/> from a pool<text:span text:style-name="Assertion">]</text:span>. <text:span text:style-name="Assertion">A12.5-5 [</text:span>It returns <text:span text:style-name="T1">true</text:span> only after the <text:alphabetical-index-mark-start text:id="IMark467698880" text:main-entry="true"/><text:span text:style-name="T1">close</text:span><text:alphabetical-index-mark-end text:id="IMark467698880"/> method completes successfully, i.e. the <text:alphabetical-index-mark-start text:id="IMark384307164" text:main-entry="true"/>PersistenceManager<text:alphabetical-index-mark-end text:id="IMark384307164"/> has been closed.<text:span text:style-name="Assertion">].</text:span> After being closed, the <text:alphabetical-index-mark-start text:id="IMark467699216" text:main-entry="true"/><text:span text:style-name="T1">PersistenceManager</text:span><text:alphabetical-index-mark-end text:id="IMark467699216"/> instance might be returned to the pool or garbage collected, at the choice of the JDO implementation. Before being used again to satisfy a <text:span text:style-name="T1">getPersistenceManager</text:span> request, the options will be reset to their <text:alphabetical-index-mark-start text:id="IMark468036416" text:main-entry="true"/>default<text:alphabetical-index-mark-end text:id="IMark468036416"/> values as specified in the <text:span text:style-name="T1">PersistenceManagerFactory</text:span>.</text:p>
      <text:p text:style-name="P2"><text:span text:style-name="Assertion">A12.6-2 [</text:span>In a non-managed environment, if the <text:alphabetical-index-mark-start text:id="IMark384316196" text:main-entry="true"/>current<text:alphabetical-index-mark-end text:id="IMark384316196"/> transaction is active, <text:alphabetical-index-mark-start text:id="IMark467698880" text:main-entry="true"/>close<text:alphabetical-index-mark-end text:id="IMark467698880"/> throws JDOUserException.<text:span text:style-name="Assertion">]</text:span></text:p>
      <text:p text:style-name="P2"><text:span text:style-name="Assertion">A12.5-6 [</text:span>After <text:alphabetical-index-mark-start text:id="IMark467698880" text:main-entry="true"/><text:span text:style-name="T1">close</text:span><text:alphabetical-index-mark-end text:id="IMark467698880"/> completes, all methods on the <text:alphabetical-index-mark-start text:id="IMark384316196" text:main-entry="true"/><text:span text:style-name="T1">PersistenceManager</text:span><text:alphabetical-index-mark-end text:id="IMark384316196"/> instance except <text:alphabetical-index-mark-start text:id="IMark468036416" text:main-entry="true"/><text:span text:style-name="T1">isClosed</text:span><text:alphabetical-index-mark-end text:id="IMark468036416"/><text:span text:style-name="T1">(), </text:span><text:alphabetical-index-mark-start text:id="IMark467699216" text:main-entry="true"/><text:span text:style-name="T1">close</text:span><text:alphabetical-index-mark-end text:id="IMark467699216"/><text:span text:style-name="T1">(), and </text:span>get methods throw a <text:span text:style-name="T1">JDOFatalUserException</text:span>.<text:span text:style-name="Assertion">]</text:span></text:p>
      <text:h text:style-name="P17" text:outline-level="4"><text:tab/><text:tab/>State Transitions for persistent instances at <text:alphabetical-index-mark-start text:id="IMark467699216" text:main-entry="true"/>close<text:alphabetical-index-mark-end text:id="IMark467699216"/></text:h>
      <text:p text:style-name="P2">The behavior of persistent instances at <text:alphabetical-index-mark-start text:id="IMark467699216" text:main-entry="true"/>close<text:alphabetical-index-mark-end text:id="IMark467699216"/> of the corresponding <text:alphabetical-index-mark-start text:id="IMark468036416" text:main-entry="true"/>PersistenceManager<text:alphabetical-index-mark-end text:id="IMark468036416"/> is not further defined in this specification. </text:p>
      <text:h text:style-name="P17" text:outline-level="4"><text:tab/><text:tab/>Null management</text:h>
      <text:p text:style-name="P2">In the APIs that follow, <text:span text:style-name="T1">Object[]</text:span> and <text:span text:style-name="T1">Collection</text:span> are permitted parameter types. As these may contain nulls, the following rules apply.</text:p>
      <text:p text:style-name="P2"><text:span text:style-name="Assertion">A12.6-3 [</text:span>Null arguments to APIs that take an <text:span text:style-name="T1">Object</text:span> parameter cause the API to have no effect.<text:span text:style-name="Assertion"> ]</text:span> <text:span text:style-name="Assertion">A12.6-4 [</text:span>Null arguments to APIs that take <text:span text:style-name="T1">Object[]</text:span> or <text:span text:style-name="T1">Collection</text:span> will cause the API to throw <text:span text:style-name="T1">NullPointerException</text:span>.<text:span text:style-name="Assertion"> ]</text:span> <text:span text:style-name="Assertion">A12.6-5 [</text:span>Non-null <text:span text:style-name="T1">Object[]</text:span> or <text:span text:style-name="T1">Collection</text:span> arguments that contain null elements will have the documented behavior for non-null elements, and the null elements will be ignored.<text:span text:style-name="Assertion">]</text:span></text:p>
      <text:h text:style-name="P15" text:outline-level="3"><text:alphabetical-index-mark-start text:id="IMark468036416" text:main-entry="true"/>Cache management<text:alphabetical-index-mark-end text:id="IMark468036416"/></text:h>
      <text:p text:style-name="P2">Normally, <text:alphabetical-index-mark-start text:id="IMark468036416" text:main-entry="true"/>cache management<text:alphabetical-index-mark-end text:id="IMark468036416"/>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2">The non-parameter version of these methods applies the operation to each appropriate JDO instance in the cache. For <text:alphabetical-index-mark-start text:id="IMark468036416" text:main-entry="true"/>evictAll<text:alphabetical-index-mark-end text:id="IMark468036416"/>, these are all persistent-clean instances; for <text:alphabetical-index-mark-start text:id="IMark467699216" text:main-entry="true"/>refreshAll<text:alphabetical-index-mark-end text:id="IMark467699216"/>, all transactional instances. </text:p>
      <text:h text:style-name="P17" text:outline-level="4"><text:tab/><text:tab/><text:alphabetical-index-mark-start text:id="IMark467699216" text:main-entry="true"/>Evict<text:alphabetical-index-mark-end text:id="IMark467699216"/> instances</text:h>
      <text:p text:style-name="P10">void <text:alphabetical-index-mark-start text:id="IMark467699216" text:main-entry="true"/>evict<text:alphabetical-index-mark-end text:id="IMark467699216"/> (Object pc);</text:p>
      <text:p text:style-name="P10">void <text:alphabetical-index-mark-start text:id="IMark467699216" text:main-entry="true"/>evictAll<text:alphabetical-index-mark-end text:id="IMark467699216"/> ();</text:p>
      <text:p text:style-name="P10">void <text:alphabetical-index-mark-start text:id="IMark467699216" text:main-entry="true"/>evictAll<text:alphabetical-index-mark-end text:id="IMark467699216"/> (Object... pcs);</text:p>
      <text:p text:style-name="P10">void <text:alphabetical-index-mark-start text:id="IMark467699216" text:main-entry="true"/>evictAll<text:alphabetical-index-mark-end text:id="IMark467699216"/> (Collection pcs);</text:p>
      <text:p text:style-name="P10">void <text:alphabetical-index-mark-start text:id="IMark467699216" text:main-entry="true"/>evictAll<text:alphabetical-index-mark-end text:id="IMark467699216"/> (Class pcClass, boolean subclasses);</text:p>
      <text:p text:style-name="P2">Eviction is a hint to the <text:alphabetical-index-mark-start text:id="IMark467699216" text:main-entry="true"/>PersistenceManager<text:alphabetical-index-mark-end text:id="IMark467699216"/> that the application no longer needs the parameter instances in the cache. Eviction allows the parameter instances to be subsequently garbage <text:soft-page-break/>collected. <text:span text:style-name="Assertion">A12.5.1-1 [</text:span>Evicted instances will not have their values retained after transaction completion, regardless of the settings of the <text:span text:style-name="T1">retainValues</text:span> or restoreValues flags. They should be in the hollow state after transaction completion.<text:span text:style-name="Assertion">]</text:span></text:p>
      <text:p text:style-name="P2"><text:span text:style-name="Assertion">A12.5.1-2 (PART 1) [</text:span>If <text:alphabetical-index-mark-start text:id="IMark468036416" text:main-entry="true"/><text:span text:style-name="T1">evictAll</text:span><text:alphabetical-index-mark-end text:id="IMark468036416"/> with no parameters is called, then all persistent-clean instances are evicted (they transition to hollow)<text:span text:style-name="Assertion">]</text:span>. <text:span text:style-name="Assertion">A12.5.1-3 (PART 1) [</text:span>If users wish to automatically <text:alphabetical-index-mark-start text:id="IMark467699216" text:main-entry="true"/>evict<text:alphabetical-index-mark-end text:id="IMark467699216"/> transactional instances at transaction commit time, then they should set <text:span text:style-name="T1">RetainValues</text:span> to <text:span text:style-name="T1">false</text:span>.<text:span text:style-name="Assertion">]</text:span> <text:span text:style-name="Assertion">A12.6.1-1 [</text:span>Similarly, to automatically <text:alphabetical-index-mark-start text:id="IMark468036464" text:main-entry="true"/>evict<text:alphabetical-index-mark-end text:id="IMark468036464"/> transactional instances at transaction rollback time, then they should set <text:span text:style-name="T1">RestoreValues</text:span> to <text:span text:style-name="T1">false</text:span>. <text:span text:style-name="Assertion">]A12.5-7 [</text:span>Passing a null value to <text:alphabetical-index-mark-start text:id="IMark384316196" text:main-entry="true"/>PersistenceManager<text:alphabetical-index-mark-end text:id="IMark384316196"/>.<text:alphabetical-index-mark-start text:id="IMark467698880" text:main-entry="true"/>evict<text:alphabetical-index-mark-end text:id="IMark467698880"/> will have no effect. A NullPointerException should NOT be thrown. <text:span text:style-name="Assertion">]A12.5-9 [</text:span>Passing a null value to <text:alphabetical-index-mark-start text:id="IMark384307164" text:main-entry="true"/>evictAll<text:alphabetical-index-mark-end text:id="IMark384307164"/> will throw a NullPointerException. <text:span text:style-name="Assertion">]A12.5-11 [</text:span>Passing a non-null Object[] or Collection arguments to <text:alphabetical-index-mark-start text:id="IMark468010684" text:main-entry="true"/>evictAll<text:alphabetical-index-mark-end text:id="IMark468010684"/> that contain null elements will have the documented behavior for non-null elements, and the null elements will be ignored.<text:span text:style-name="Assertion">]</text:span> <text:span text:style-name="Assertion">A12.5.1-4 (PART 1) [</text:span>If <text:alphabetical-index-mark-start text:id="IMark467699072" text:main-entry="true"/>PersistenceManager<text:alphabetical-index-mark-end text:id="IMark467699072"/>.<text:alphabetical-index-mark-start text:id="IMark468036320" text:main-entry="true"/>evictAll<text:alphabetical-index-mark-end text:id="IMark468036320"/> is called with a Collection or Object[] parameter, then all referenced instances are evicted.<text:span text:style-name="Assertion">]</text:span></text:p>
      <text:p text:style-name="P2">If the parameter instance is detached, then JDOUserException is thrown.</text:p>
      <text:p text:style-name="P2"><text:span text:style-name="Assertion">A12.5.1-2 (PART 2), A12.5.1-3 (PART 2), A12.5.1-4 (PART 2) [</text:span>For each persistent-clean and persistent-nontransactional instance that the JDO <text:alphabetical-index-mark-start text:id="IMark468036320" text:main-entry="true"/><text:span text:style-name="T1">PersistenceManager</text:span><text:alphabetical-index-mark-end text:id="IMark468036320"/> evicts, it:</text:p>
      <text:p text:style-name="P7">•<text:tab/>calls the <text:alphabetical-index-mark-start text:id="IMark468036320" text:main-entry="true"/><text:span text:style-name="T1">jdoPreClear</text:span><text:alphabetical-index-mark-end text:id="IMark468036320"/> method on each instance, if the class of the instance implements <text:span text:style-name="T1">InstanceCallbacks</text:span></text:p>
      <text:p text:style-name="P7">•<text:tab/>clears persistent fields on each instance (sets the value of the field to its Java <text:alphabetical-index-mark-start text:id="IMark467699072" text:main-entry="true"/>default<text:alphabetical-index-mark-end text:id="IMark467699072"/> value);</text:p>
      <text:p text:style-name="P7">•<text:tab/>changes the state of instances to hollow or persistent-nontransactional (cannot distinguish between these two states) this is not directly testable.<text:span text:style-name="Assertion">]</text:span></text:p>
      <text:p text:style-name="P3"/>
      <text:p text:style-name="P10"><text:alphabetical-index-mark-start text:id="IMark468036320" text:main-entry="true"/>Refresh<text:alphabetical-index-mark-end text:id="IMark468036320"/> instances</text:p>
      <text:p text:style-name="P10">void <text:alphabetical-index-mark-start text:id="IMark468036320" text:main-entry="true"/>refresh<text:alphabetical-index-mark-end text:id="IMark468036320"/> (Object pc);</text:p>
      <text:p text:style-name="P10">void <text:alphabetical-index-mark-start text:id="IMark468036320" text:main-entry="true"/>refreshAll<text:alphabetical-index-mark-end text:id="IMark468036320"/> ();</text:p>
      <text:p text:style-name="P10">void <text:alphabetical-index-mark-start text:id="IMark468036320" text:main-entry="true"/>refreshAll<text:alphabetical-index-mark-end text:id="IMark468036320"/> (Object... pcs);</text:p>
      <text:p text:style-name="P10">void <text:alphabetical-index-mark-start text:id="IMark468036320" text:main-entry="true"/>refreshAll<text:alphabetical-index-mark-end text:id="IMark468036320"/> (Collection pcs);</text:p>
      <text:p text:style-name="P10">void <text:alphabetical-index-mark-start text:id="IMark468036320" text:main-entry="true"/>refreshAll<text:alphabetical-index-mark-end text:id="IMark468036320"/> (JDOException ex);</text:p>
      <text:p text:style-name="P2"><text:span text:style-name="Assertion">A12.5.1-5 [</text:span>The <text:alphabetical-index-mark-start text:id="IMark468036320" text:main-entry="true"/><text:span text:style-name="T1">refresh</text:span><text:alphabetical-index-mark-end text:id="IMark468036320"/><text:span text:style-name="T1"> </text:span>and <text:alphabetical-index-mark-start text:id="IMark467699072" text:main-entry="true"/><text:span text:style-name="T1">refreshAll</text:span><text:alphabetical-index-mark-end text:id="IMark467699072"/>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text:alphabetical-index-mark-start text:id="IMark468010684" text:main-entry="true"/>refresh<text:alphabetical-index-mark-end text:id="IMark468010684"/>.<text:span text:style-name="Assertion">]</text:span></text:p>
      <text:p text:style-name="P2">When called with a transaction active, the <text:alphabetical-index-mark-start text:id="IMark467852828" text:main-entry="true"/><text:span text:style-name="T1">refreshAll</text:span><text:alphabetical-index-mark-end text:id="IMark467852828"/> method with no parameters causes all transactional instances to be refreshed. If a transaction is not in progress, then this call has no effect.</text:p>
      <text:p text:style-name="P2"><text:soft-page-break/>If there is a fetch plan in effect, then the fetch plan affects the results of this method. All modified fields and all fields in the <text:alphabetical-index-mark-start text:id="IMark467852828" text:main-entry="true"/>current<text:alphabetical-index-mark-end text:id="IMark467852828"/> fetch plan are unloaded and then fields in the <text:alphabetical-index-mark-start text:id="IMark467851820" text:main-entry="true"/>current<text:alphabetical-index-mark-end text:id="IMark467851820"/> fetch plan are fetched from the datastore.</text:p>
      <text:p text:style-name="P2">Note that this method will cause loss of changes made to affected instances by the application due to refreshing the contents from the datastore.<text:span text:style-name="Assertion">]</text:span></text:p>
      <text:p text:style-name="P2">When used with the <text:span text:style-name="T1">JDOException</text:span> parameter, the JDO <text:alphabetical-index-mark-start text:id="IMark467851820" text:main-entry="true"/><text:span text:style-name="T1">PersistenceManager</text:span><text:alphabetical-index-mark-end text:id="IMark467851820"/><text:span text:style-name="T1">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text:span text:style-name="Assertion">A12.5-8 [</text:span>Passing a null value to <text:alphabetical-index-mark-start text:id="IMark467852828" text:main-entry="true"/>PersistenceManager<text:alphabetical-index-mark-end text:id="IMark467852828"/>.<text:alphabetical-index-mark-start text:id="IMark384303516" text:main-entry="true"/>REFRESH<text:alphabetical-index-mark-end text:id="IMark384303516"/> will have no effect. A NullPointerException should NOT be thrown.<text:span text:style-name="Assertion">]</text:span> <text:span text:style-name="Assertion">A12.5-10 [</text:span>Passing a null value to .<text:alphabetical-index-mark-start text:id="IMark468009388" text:main-entry="true"/>refreshAll<text:alphabetical-index-mark-end text:id="IMark468009388"/> will throw a NullPointerException.<text:span text:style-name="Assertion">]</text:span> <text:span text:style-name="Assertion">A12.5-12 [</text:span>Passing a non-null Object[] or Collection arguments to <text:alphabetical-index-mark-start text:id="IMark384318020" text:main-entry="true"/>refreshAll<text:alphabetical-index-mark-end text:id="IMark384318020"/> that contain null elements will have the documented behavior for non-null elements, and the null elements will be ignored.<text:span text:style-name="Assertion">]</text:span></text:p>
      <text:p text:style-name="P2">If the parameter instance is detached, then JDOUserException is thrown.</text:p>
      <text:p text:style-name="P2"><text:span text:style-name="Assertion">A12.5.1-6 [</text:span>The JDO <text:alphabetical-index-mark-start text:id="IMark384318020" text:main-entry="true"/><text:span text:style-name="T1">PersistenceManager</text:span><text:alphabetical-index-mark-end text:id="IMark384318020"/>:</text:p>
      <text:p text:style-name="P7">•<text:tab/>loads persistent values from the datastore into the instance;</text:p>
      <text:p text:style-name="P7">•<text:tab/>calls the <text:alphabetical-index-mark-start text:id="IMark384318020" text:main-entry="true"/><text:span text:style-name="T1">jdoPostLoad</text:span><text:alphabetical-index-mark-end text:id="IMark384318020"/> method on each persistent instance, if the class of the instance implements <text:span text:style-name="T1">InstanceCallbacks</text:span>; and</text:p>
      <text:p text:style-name="P7">•<text:tab/>changes the state of persistent-dirty instances to persistent-clean<text:span text:style-name="Assertion">]</text:span> in a datastore transaction; or persistent-nontransactional in an optimistic transaction.</text:p>
      <text:h text:style-name="P18" text:outline-level="4"><text:tab/><text:tab/><text:alphabetical-index-mark-start text:id="IMark468009388" text:main-entry="true"/>Retrieve<text:alphabetical-index-mark-end text:id="IMark468009388"/> instances</text:h>
      <text:p text:style-name="P10"><text:bookmark text:name="X-10626104"/>void <text:alphabetical-index-mark-start text:id="IMark468009388" text:main-entry="true"/>retrieve<text:alphabetical-index-mark-end text:id="IMark468009388"/>(Object pc);</text:p>
      <text:p text:style-name="P10">void <text:alphabetical-index-mark-start text:id="IMark468009388" text:main-entry="true"/>retrieve<text:alphabetical-index-mark-end text:id="IMark468009388"/>(Object pc, boolean useFetchPlan);</text:p>
      <text:p text:style-name="P10"><text:bookmark text:name="X-10626105"/>void <text:alphabetical-index-mark-start text:id="IMark468009388" text:main-entry="true"/>retrieveAll<text:alphabetical-index-mark-end text:id="IMark468009388"/>(Collection pcs);</text:p>
      <text:p text:style-name="P10">void <text:alphabetical-index-mark-start text:id="IMark468009388" text:main-entry="true"/>retrieveAll<text:alphabetical-index-mark-end text:id="IMark468009388"/>(Collection pcs, boolean useFetchPlan);</text:p>
      <text:p text:style-name="P10">void <text:alphabetical-index-mark-start text:id="IMark468009388" text:main-entry="true"/>retrieveAll<text:alphabetical-index-mark-end text:id="IMark468009388"/>(Object... pcs);</text:p>
      <text:p text:style-name="P10">void <text:alphabetical-index-mark-start text:id="IMark468009388" text:main-entry="true"/>retrieveAll<text:alphabetical-index-mark-end text:id="IMark468009388"/>(Object[] pcs, boolean useFetchPlan);</text:p>
      <text:p text:style-name="P10">void <text:alphabetical-index-mark-start text:id="IMark468009388" text:main-entry="true"/>retrieveAll<text:alphabetical-index-mark-end text:id="IMark468009388"/>(boolean useFetchPlan, Object... pcs);</text:p>
      <text:p text:style-name="P2">These methods request the <text:alphabetical-index-mark-start text:id="IMark468009388" text:main-entry="true"/><text:span text:style-name="T1">PersistenceManager</text:span><text:alphabetical-index-mark-end text:id="IMark468009388"/> to load persistent fields into the parameter instances. Subsequent to this call, the application might call <text:alphabetical-index-mark-start text:id="IMark384318020" text:main-entry="true"/><text:span text:style-name="T1">makeTransient</text:span><text:alphabetical-index-mark-end text:id="IMark384318020"/> on the parameter instances, and the fields can no longer be touched by the <text:alphabetical-index-mark-start text:id="IMark384303516" text:main-entry="true"/><text:span text:style-name="T1">PersistenceManager</text:span><text:alphabetical-index-mark-end text:id="IMark384303516"/>. The <text:alphabetical-index-mark-start text:id="IMark467852828" text:main-entry="true"/><text:span text:style-name="T1">PersistenceManager</text:span><text:alphabetical-index-mark-end text:id="IMark467852828"/> might also <text:alphabetical-index-mark-start text:id="IMark384317156" text:main-entry="true"/>retrieve<text:alphabetical-index-mark-end text:id="IMark384317156"/> related instances according to the <text:alphabetical-index-mark-start text:id="IMark467851820" text:main-entry="true"/>current<text:alphabetical-index-mark-end text:id="IMark467851820"/> fetch plan or a vendor-specific pre-read policy (not specified by JDO). </text:p>
      <text:p text:style-name="P2">If the useFetchPlan parameter is false, or the method without the useFetchPlan parameter is invoked, all fields must be loaded from the datastore.</text:p>
      <text:p text:style-name="P2">If the useFetchPlan parameter is true, and the fetch plan has not been modified from its <text:alphabetical-index-mark-start text:id="IMark467851820" text:main-entry="true"/>default<text:alphabetical-index-mark-end text:id="IMark467851820"/> setting (see <text:a xlink:type="simple" xlink:href="#R-1015269"><text:bookmark-ref text:reference-format="number" text:ref-name="__RefHeading__2915_1882455707">12.7.5</text:bookmark-ref></text:a>), then this is a hint to the implementation that only the fields in the <text:alphabetical-index-mark-start text:id="IMark384317156" text:main-entry="true"/>current<text:alphabetical-index-mark-end text:id="IMark384317156"/> fetch group need to be retrieved. A compliant implementation is permitted to <text:alphabetical-index-mark-start text:id="IMark467852828" text:main-entry="true"/>retrieve<text:alphabetical-index-mark-end text:id="IMark467852828"/> all fields regardless of the setting of this parameter. After the call with the useFetchPlan parameter true, all <text:soft-page-break/>fields in the <text:alphabetical-index-mark-start text:id="IMark384319412" text:main-entry="true"/>current<text:alphabetical-index-mark-end text:id="IMark384319412"/> fetch group must have been fetched, but other fields might be fetched lazily by the implementation. </text:p>
      <text:p text:style-name="P2">If the useFetchPlan parameter is true, and the fetch plan has been changed, then only the fields specified by the fetch plan are loaded. </text:p>
      <text:p text:style-name="P2">If the parameter instance or instances are detached, then JDOUserException is thrown.</text:p>
      <text:p text:style-name="P2">The method <text:alphabetical-index-mark-start text:id="IMark384319412" text:main-entry="true"/><text:span text:style-name="T1">retrieveAll</text:span><text:alphabetical-index-mark-end text:id="IMark384319412"/><text:span text:style-name="T1">(Object[] pcs, boolean useFetchPlan) </text:span>is deprecated in favor of <text:alphabetical-index-mark-start text:id="IMark467852828" text:main-entry="true"/><text:span text:style-name="T1">retrieveAll</text:span><text:alphabetical-index-mark-end text:id="IMark467852828"/><text:span text:style-name="T1">(boolean useFetchPlan, Object... pcs)</text:span>.</text:p>
      <text:p text:style-name="P2">The JDO <text:alphabetical-index-mark-start text:id="IMark384319412" text:main-entry="true"/><text:span text:style-name="T1">PersistenceManager</text:span><text:alphabetical-index-mark-end text:id="IMark384319412"/>:</text:p>
      <text:p text:style-name="P7">•<text:span text:style-name="T4"><text:tab/></text:span><text:span text:style-name="Assertion">A12.6.1-2 [</text:span>loads persistent values from the datastore into the instance;<text:span text:style-name="Assertion">]</text:span></text:p>
      <text:p text:style-name="P7">•<text:span text:style-name="T4"><text:tab/></text:span><text:span text:style-name="Assertion">A12.6.1-3 [</text:span>for hollow instances, changes the state to persistent-clean in a datastore transaction;<text:span text:style-name="Assertion">]</text:span> or <text:span text:style-name="Assertion">A12.6.1-4 [</text:span>persistent-nontransactional in an optimistic transaction;<text:span text:style-name="Assertion">]</text:span> </text:p>
      <text:p text:style-name="P7">•<text:span text:style-name="T4"><text:tab/></text:span><text:span text:style-name="Assertion">A12.6.1-5 [</text:span>if the class of the instance implements <text:span text:style-name="T1">LoadCallback</text:span> calls <text:alphabetical-index-mark-start text:id="IMark384319412" text:main-entry="true"/><text:span text:style-name="T1">jdoPostLoad</text:span><text:alphabetical-index-mark-end text:id="IMark384319412"/>;<text:span text:style-name="Assertion">]</text:span></text:p>
      <text:p text:style-name="P7">•<text:tab/>calls <text:alphabetical-index-mark-start text:id="IMark384319412" text:main-entry="true"/><text:span text:style-name="T1">postLoad</text:span><text:alphabetical-index-mark-end text:id="IMark384319412"/> for all <text:span text:style-name="T1">LifecycleListener</text:span> instances that are registered for load callbacks for the class of the loaded instances.</text:p>
      <text:h text:style-name="P16" text:outline-level="3"><text:alphabetical-index-mark-start text:id="IMark467852828" text:main-entry="true"/>Transaction factory<text:alphabetical-index-mark-end text:id="IMark467852828"/> interface</text:h>
      <text:p text:style-name="P10">Transaction <text:alphabetical-index-mark-start text:id="IMark467852828" text:main-entry="true"/>currentTransaction<text:alphabetical-index-mark-end text:id="IMark467852828"/>();</text:p>
      <text:p text:style-name="P2"><text:span text:style-name="Assertion">A12.5.2-1 [</text:span>The <text:alphabetical-index-mark-start text:id="IMark467852828" text:main-entry="true"/><text:span text:style-name="T1">currentTransaction</text:span><text:alphabetical-index-mark-end text:id="IMark467852828"/> method returns the <text:span text:style-name="T1">Transaction</text:span> instance associated with the <text:alphabetical-index-mark-start text:id="IMark384319412" text:main-entry="true"/><text:span text:style-name="T1">PersistenceManager</text:span><text:alphabetical-index-mark-end text:id="IMark384319412"/>.<text:span text:style-name="Assertion">]</text:span> <text:span text:style-name="Assertion">A12.5.2-2 [</text:span>The identical <text:span text:style-name="T1">Transaction</text:span> instance will be returned by all <text:alphabetical-index-mark-start text:id="IMark467851820" text:main-entry="true"/><text:span text:style-name="T1">currentTransaction</text:span><text:alphabetical-index-mark-end text:id="IMark467851820"/> calls to the same <text:alphabetical-index-mark-start text:id="IMark384317156" text:main-entry="true"/><text:span text:style-name="T1">PersistenceManager</text:span><text:alphabetical-index-mark-end text:id="IMark384317156"/> until <text:alphabetical-index-mark-start text:id="IMark384318020" text:main-entry="true"/><text:span text:style-name="T1">close</text:span><text:alphabetical-index-mark-end text:id="IMark384318020"/>.<text:span text:style-name="Assertion">]</text:span> Note that multiple transactions can be begun and completed (serially) with this same instance.</text:p>
      <text:p text:style-name="P2"><text:span text:style-name="Assertion">A12.5.2-3 [</text:span>Even if the <text:span text:style-name="T1">Transaction</text:span> instance returned cannot be used for transaction completion (due to external transaction management), it still can be used to set flags.<text:span text:style-name="Assertion">]</text:span></text:p>
      <text:h text:style-name="P15" text:outline-level="3"><text:alphabetical-index-mark-start text:id="IMark384319412" text:main-entry="true"/>Query factory<text:alphabetical-index-mark-end text:id="IMark384319412"/> interface</text:h>
      <text:p text:style-name="P2">The <text:alphabetical-index-mark-start text:id="IMark384319412" text:main-entry="true"/>query factory<text:alphabetical-index-mark-end text:id="IMark384319412"/> methods are detailed in the Query chapter .</text:p>
      <text:p text:style-name="P10">void <text:alphabetical-index-mark-start text:id="IMark384319412" text:main-entry="true"/>setIgnoreCache<text:alphabetical-index-mark-end text:id="IMark384319412"/> (boolean flag);</text:p>
      <text:p text:style-name="P10">boolean <text:alphabetical-index-mark-start text:id="IMark384319412" text:main-entry="true"/>getIgnoreCache<text:alphabetical-index-mark-end text:id="IMark384319412"/> ();</text:p>
      <text:p text:style-name="P2">These methods get and set the value of the <text:span text:style-name="T1">IgnoreCache</text:span> option for all <text:span text:style-name="T1">Query</text:span> instances created by this <text:alphabetical-index-mark-start text:id="IMark384319412" text:main-entry="true"/><text:span text:style-name="T1">PersistenceManager</text:span><text:alphabetical-index-mark-end text:id="IMark384319412"/> [see <text:span text:style-name="T1">Query</text:span> options]. <text:span text:style-name="Assertion">A12.5.3-1 [</text:span>The <text:alphabetical-index-mark-start text:id="IMark384318020" text:main-entry="true"/>PersistenceManager<text:alphabetical-index-mark-end text:id="IMark384318020"/>.<text:alphabetical-index-mark-start text:id="IMark384317156" text:main-entry="true"/>getIgnoreCache<text:alphabetical-index-mark-end text:id="IMark384317156"/> method returns the <text:alphabetical-index-mark-start text:id="IMark467851820" text:main-entry="true"/>current<text:alphabetical-index-mark-end text:id="IMark467851820"/> value of the IgnoreCache option.<text:span text:style-name="Assertion">]</text:span> <text:span text:style-name="Assertion">A12.5.3-2 [</text:span>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text:span text:style-name="Assertion">]</text:span> <text:span text:style-name="Assertion">A12.5.3-3 [</text:span>The <text:alphabetical-index-mark-start text:id="IMark467852828" text:main-entry="true"/>PersistenceManager<text:alphabetical-index-mark-end text:id="IMark467852828"/>.<text:alphabetical-index-mark-start text:id="IMark57995508" text:main-entry="true"/>setIgnoreCache<text:alphabetical-index-mark-end text:id="IMark57995508"/> method called with a value of false instructs the query engine that the user expects queries to return results that reflect changed values in the cache.<text:span text:style-name="Assertion">]</text:span></text:p>
      <text:p text:style-name="P2">The <text:span text:style-name="T1">IgnoreCache</text:span> option also affects the iterator obtained from <text:alphabetical-index-mark-start text:id="IMark57995508" text:main-entry="true"/><text:span text:style-name="T1">Extent</text:span><text:alphabetical-index-mark-end text:id="IMark57995508"/> instances obtained from this <text:alphabetical-index-mark-start text:id="IMark467852828" text:main-entry="true"/><text:span text:style-name="T1">PersistenceManager</text:span><text:alphabetical-index-mark-end text:id="IMark467852828"/>.</text:p>
      <text:p text:style-name="P2">The <text:span text:style-name="T1">IgnoreCache</text:span> option is preserved for query instances constructed from other query instances.</text:p>
      <text:p text:style-name="P3">void <text:alphabetical-index-mark-start text:id="IMark467852828" text:main-entry="true"/>setDatastoreReadTimeoutMillis<text:alphabetical-index-mark-end text:id="IMark467852828"/>(Integer milliseconds);</text:p>
      <text:p text:style-name="P3">Integer <text:alphabetical-index-mark-start text:id="IMark467851820" text:main-entry="true"/>getDatastoreReadTimeoutMillis<text:alphabetical-index-mark-end text:id="IMark467851820"/>();</text:p>
      <text:p text:style-name="P2"><text:soft-page-break/>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text:alphabetical-index-mark-start text:id="IMark467851820" text:main-entry="true"/>setDatastoreWriteTimeoutMillis<text:alphabetical-index-mark-end text:id="IMark467851820"/>(Integer milliseconds);</text:p>
      <text:p text:style-name="P3">Integer <text:alphabetical-index-mark-start text:id="IMark467852828" text:main-entry="true"/>getDatastoreWriteTimeoutMillis<text:alphabetical-index-mark-end text:id="IMark467852828"/>();</text:p>
      <text:p text:style-name="P2">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5" text:outline-level="3"><text:alphabetical-index-mark-start text:id="IMark467851820" text:main-entry="true"/>Extent<text:alphabetical-index-mark-end text:id="IMark467851820"/> Management</text:h>
      <text:p text:style-name="P2">Extents are collections of datastore objects managed by the datastore, not by explicit user operations on collections. <text:alphabetical-index-mark-start text:id="IMark467851820" text:main-entry="true"/>Extent<text:alphabetical-index-mark-end text:id="IMark467851820"/> capability is a boolean property of persistence capable classes and interfaces. <text:span text:style-name="Assertion">A12.5.4-1 [</text:span>If an instance of a class or interface that has a managed <text:alphabetical-index-mark-start text:id="IMark467852828" text:main-entry="true"/>extent<text:alphabetical-index-mark-end text:id="IMark467852828"/> is made persistent via reachability, the instance is put into the <text:alphabetical-index-mark-start text:id="IMark57995508" text:main-entry="true"/>extent<text:alphabetical-index-mark-end text:id="IMark57995508"/> implicitly.<text:span text:style-name="Assertion">]</text:span> If an instance of a class that implements an interface that has a managed <text:alphabetical-index-mark-start text:id="IMark384317156" text:main-entry="true"/>extent<text:alphabetical-index-mark-end text:id="IMark384317156"/> is made persistent, then that instance is put into the interface’s <text:alphabetical-index-mark-start text:id="IMark384318020" text:main-entry="true"/>extent<text:alphabetical-index-mark-end text:id="IMark384318020"/>.</text:p>
      <text:p text:style-name="P6"><text:alphabetical-index-mark-start text:id="IMark384317156" text:main-entry="true"/>Extent<text:alphabetical-index-mark-end text:id="IMark384317156"/> <text:alphabetical-index-mark-start text:id="IMark384318020" text:main-entry="true"/>getExtent<text:alphabetical-index-mark-end text:id="IMark384318020"/> (Class persistenceCapable, boolean subclasses);</text:p>
      <text:p text:style-name="P6"><text:alphabetical-index-mark-start text:id="IMark384317156" text:main-entry="true"/>Extent<text:alphabetical-index-mark-end text:id="IMark384317156"/> <text:alphabetical-index-mark-start text:id="IMark384318020" text:main-entry="true"/>getExtent<text:alphabetical-index-mark-end text:id="IMark384318020"/> (Class persistenceCapable);</text:p>
      <text:p text:style-name="P2"><text:span text:style-name="Assertion">A12.5.4-2, A12.5.4-3 [</text:span>The <text:alphabetical-index-mark-start text:id="IMark384318020" text:main-entry="true"/><text:span text:style-name="T1">getExtent</text:span><text:alphabetical-index-mark-end text:id="IMark384318020"/> method returns an <text:alphabetical-index-mark-start text:id="IMark384317156" text:main-entry="true"/><text:span text:style-name="T1">Extent</text:span><text:alphabetical-index-mark-end text:id="IMark384317156"/> that contains all of the instances in the parameter class or interface, and if the subclasses flag is <text:span text:style-name="T1">true</text:span>, all of the instances of the parameter class and its subclasses.<text:span text:style-name="Assertion">]</text:span> The method with no subclasses parameter is treated as equivalent to <text:alphabetical-index-mark-start text:id="IMark57995508" text:main-entry="true"/><text:span text:style-name="T1">getExtent</text:span><text:alphabetical-index-mark-end text:id="IMark57995508"/><text:span text:style-name="T1"> (persistenceCapable, true)</text:span>.</text:p>
      <text:p text:style-name="P2"><text:span text:style-name="Assertion">A12.6.4-1 [</text:span>If the metadata does not indicate via the requires-<text:alphabetical-index-mark-start text:id="IMark384317156" text:main-entry="true"/>extent<text:alphabetical-index-mark-end text:id="IMark384317156"/> attribute in the class or interface element that an <text:alphabetical-index-mark-start text:id="IMark57995508" text:main-entry="true"/>extent<text:alphabetical-index-mark-end text:id="IMark57995508"/> is managed for the parameter class or interface, then JDOUserException is thrown.<text:span text:style-name="Assertion">]</text:span> The <text:alphabetical-index-mark-start text:id="IMark467851820" text:main-entry="true"/>extent<text:alphabetical-index-mark-end text:id="IMark467851820"/> might not include instances of those subclasses for which the metadata indicates that an <text:alphabetical-index-mark-start text:id="IMark384318020" text:main-entry="true"/>extent<text:alphabetical-index-mark-end text:id="IMark384318020"/> is not managed for the subclass.</text:p>
      <text:p text:style-name="P2"><text:span text:style-name="Assertion">A12.6.4-2 [</text:span>This method can be called whether or not a transaction is active, regardless of whether NontransactionalRead is supported.<text:span text:style-name="Assertion">]</text:span> <text:span text:style-name="Assertion">A12.6.4-3 [</text:span>If NontransactionalRead is not supported, then the iterator method will throw a JDOUnsupportedOptionException if called outside a transaction.<text:span text:style-name="Assertion">]</text:span></text:p>
      <text:p text:style-name="P2">It might be a common usage to iterate over the contents of the <text:alphabetical-index-mark-start text:id="IMark384318020" text:main-entry="true"/><text:span text:style-name="T1">Extent</text:span><text:alphabetical-index-mark-end text:id="IMark384318020"/>, and the <text:alphabetical-index-mark-start text:id="IMark467851820" text:main-entry="true"/><text:span text:style-name="T1">Extent</text:span><text:alphabetical-index-mark-end text:id="IMark467851820"/> should be implemented in such a way as to avoid out-of-memory conditions on iteration.</text:p>
      <text:p text:style-name="P2">The primary use for the <text:alphabetical-index-mark-start text:id="IMark467851820" text:main-entry="true"/><text:span text:style-name="T1">Extent</text:span><text:alphabetical-index-mark-end text:id="IMark467851820"/> returned as a result of this method is as a candidate collection parameter to a <text:span text:style-name="T1">Query</text:span> instance. For this usage, the elements in the <text:alphabetical-index-mark-start text:id="IMark384317156" text:main-entry="true"/><text:span text:style-name="T1">Extent</text:span><text:alphabetical-index-mark-end text:id="IMark384317156"/> typically will not be instantiated in the Java VM; it is used only to identify the prospective datastore instances.</text:p>
      <text:h text:style-name="P17" text:outline-level="4"><text:tab/><text:tab/>Extents of interfaces</text:h>
      <text:p text:style-name="P2">If the Class parameter of the <text:alphabetical-index-mark-start text:id="IMark384317156" text:main-entry="true"/>getExtent<text:alphabetical-index-mark-end text:id="IMark384317156"/> method is an interface, then the interface must be identified in the metadata as having its <text:alphabetical-index-mark-start text:id="IMark467851820" text:main-entry="true"/>extent<text:alphabetical-index-mark-end text:id="IMark467851820"/> managed. </text:p>
      <text:p text:style-name="P2"><text:bookmark text:name="X-10603244"/></text:p>
      <text:h text:style-name="P15" text:outline-level="3"><text:alphabetical-index-mark-start text:id="IMark467851820" text:main-entry="true"/>JDO Identity<text:alphabetical-index-mark-end text:id="IMark467851820"/> management</text:h>
      <text:p text:style-name="P10">Object <text:alphabetical-index-mark-start text:id="IMark467851820" text:main-entry="true"/>getObjectById<text:alphabetical-index-mark-end text:id="IMark467851820"/> (Object oid);</text:p>
      <text:p text:style-name="P2"><text:soft-page-break/>The <text:alphabetical-index-mark-start text:id="IMark467851820" text:main-entry="true"/><text:span text:style-name="T1">getObjectById</text:span><text:alphabetical-index-mark-end text:id="IMark467851820"/> method attempts to find an instance in the cache with the specified <text:alphabetical-index-mark-start text:id="IMark384317156" text:main-entry="true"/>JDO identity<text:alphabetical-index-mark-end text:id="IMark384317156"/>. This method behaves exactly as the method <text:alphabetical-index-mark-start text:id="IMark57995508" text:main-entry="true"/><text:span text:style-name="T1">getObjectById</text:span><text:alphabetical-index-mark-end text:id="IMark57995508"/><text:span text:style-name="T1"> (Object oid, boolean </text:span><text:alphabetical-index-mark-start text:id="IMark384318020" text:main-entry="true"/><text:span text:style-name="T1">validate</text:span><text:alphabetical-index-mark-end text:id="IMark384318020"/><text:span text:style-name="T1">)</text:span> with the <text:alphabetical-index-mark-start text:id="IMark467852828" text:main-entry="true"/>validate<text:alphabetical-index-mark-end text:id="IMark467852828"/> flag set to true. </text:p>
      <text:p text:style-name="P10">Object <text:alphabetical-index-mark-start text:id="IMark467852828" text:main-entry="true"/>getObjectById<text:alphabetical-index-mark-end text:id="IMark467852828"/> (Object oid, boolean <text:alphabetical-index-mark-start text:id="IMark57995508" text:main-entry="true"/>validate<text:alphabetical-index-mark-end text:id="IMark57995508"/>);</text:p>
      <text:p text:style-name="P2">The <text:alphabetical-index-mark-start text:id="IMark57995508" text:main-entry="true"/><text:span text:style-name="T1">getObjectById</text:span><text:alphabetical-index-mark-end text:id="IMark57995508"/> method attempts to find an instance in the cache with the specified <text:alphabetical-index-mark-start text:id="IMark467852828" text:main-entry="true"/>JDO identity<text:alphabetical-index-mark-end text:id="IMark467852828"/>. The <text:span text:style-name="T1">oid</text:span> parameter object might have been returned by an earlier call to <text:alphabetical-index-mark-start text:id="IMark384318020" text:main-entry="true"/><text:span text:style-name="T1">getObjectId</text:span><text:alphabetical-index-mark-end text:id="IMark384318020"/> or <text:alphabetical-index-mark-start text:id="IMark467851820" text:main-entry="true"/><text:span text:style-name="T1">getTransactionalObjectId</text:span><text:alphabetical-index-mark-end text:id="IMark467851820"/>, or might have been constructed by the application. </text:p>
      <text:p text:style-name="P2"><text:span text:style-name="Assertion">A12.5.6-1 [</text:span>If the <text:alphabetical-index-mark-start text:id="IMark467851820" text:main-entry="true"/><text:span text:style-name="T1">PersistenceManager</text:span><text:alphabetical-index-mark-end text:id="IMark467851820"/> is unable to resolve the <text:span text:style-name="T1">oid</text:span> parameter to an <text:span text:style-name="T1">ObjectId</text:span> instance, then it throws a <text:span text:style-name="T1">JDOUserException</text:span>.<text:span text:style-name="Assertion">]</text:span> This might occur if the implementation does not support application identity, and the parameter is an instance of an object identity class.</text:p>
      <text:p text:style-name="P2">If the <text:alphabetical-index-mark-start text:id="IMark384318020" text:main-entry="true"/><text:span text:style-name="T1">validate</text:span><text:alphabetical-index-mark-end text:id="IMark384318020"/> flag is <text:span text:style-name="T1">false, </text:span>the user asserts that the instance exists and the object id represents the exact class of the persistent instance (specifically not an abstract class, a subclass, or an interface):</text:p>
      <text:p text:style-name="P7">•<text:span text:style-name="T4"><text:tab/></text:span><text:span text:style-name="Assertion">A12.6.5-2 [</text:span>If the object id represents an interface or abstract class, <text:span text:style-name="T1">JDOUserException</text:span> is thrown.<text:span text:style-name="Assertion">]</text:span> </text:p>
      <text:p text:style-name="P7">•<text:span text:style-name="T4"><text:tab/></text:span><text:span text:style-name="Assertion">A12.5.6-2 [</text:span>If there is already an instance in the cache with the same <text:alphabetical-index-mark-start text:id="IMark384318020" text:main-entry="true"/>JDO identity<text:alphabetical-index-mark-end text:id="IMark384318020"/> as the oid parameter, then this method returns it.<text:span text:style-name="Assertion">]</text:span> <text:span text:style-name="Assertion">A12.5.6-3 [</text:span>There is no change made to the state of the returned instance.<text:span text:style-name="Assertion">]</text:span> </text:p>
      <text:p text:style-name="P7">•<text:span text:style-name="T4"><text:tab/></text:span><text:span text:style-name="Assertion">A12.5.6-4 [</text:span>If there is not an instance already in the cache with the same <text:alphabetical-index-mark-start text:id="IMark384318020" text:main-entry="true"/>JDO identity<text:alphabetical-index-mark-end text:id="IMark384318020"/> as the oid parameter, then this method creates an instance with the specified <text:alphabetical-index-mark-start text:id="IMark467852828" text:main-entry="true"/>JDO identity<text:alphabetical-index-mark-end text:id="IMark467852828"/> and returns it. </text:p>
      <text:p text:style-name="P11">• <text:s/>If there is no transaction in progress, the returned instance will be hollow or persistent-nontransactional, at the choice of the implementation.<text:span text:style-name="Assertion">]</text:span></text:p>
      <text:p text:style-name="P11">• <text:s/><text:span text:style-name="Assertion">A12.5.6-5 [</text:span>If there is a transaction in progress, the returned instance will be hollow, persistent-nontransactional, or persistent-clean, at the choice of the implementation.<text:span text:style-name="Assertion">]</text:span></text:p>
      <text:p text:style-name="P7">•<text:span text:style-name="T4"><text:tab/></text:span><text:span text:style-name="Assertion">A12.6.5-2 [</text:span>The implementation must not access the datastore to determine the exact class. If the class is not the exact class, then an exception must be thrown subsequently if any field other than the identity field is accessed. <text:span text:style-name="Assertion">]</text:span></text:p>
      <text:p text:style-name="P7">•<text:span text:style-name="T4"><text:tab/></text:span><text:span text:style-name="Assertion">A12.6.5-1 [</text:span>If the instance does not exist in the datastore, then this method will not fail. But <text:span text:style-name="Assertion">A12.5.6-6 [</text:span>a subsequent access of the fields of the instance will throw a <text:span text:style-name="T1">JDOObjectNotFoundException</text:span> if the instance does not exist at that time.<text:span text:style-name="Assertion">]</text:span> Further, if a <text:alphabetical-index-mark-start text:id="IMark467852828" text:main-entry="true"/>relationship<text:alphabetical-index-mark-end text:id="IMark467852828"/> is established to this instance, and the instance does not exist when the instance is flushed to the datastore, then the transaction in which the association was made will fail.</text:p>
      <text:p text:style-name="P2">If the <text:alphabetical-index-mark-start text:id="IMark467852828" text:main-entry="true"/><text:span text:style-name="T1">validate</text:span><text:alphabetical-index-mark-end text:id="IMark467852828"/> flag is <text:span text:style-name="T1">true</text:span>: </text:p>
      <text:p text:style-name="P7">•<text:span text:style-name="T4"><text:tab/></text:span><text:span text:style-name="Assertion">A12.5.6-7 [</text:span>If there is already a transactional instance in the cache with the same <text:alphabetical-index-mark-start text:id="IMark384318020" text:main-entry="true"/>jdo identity<text:alphabetical-index-mark-end text:id="IMark384318020"/> as the oid parameter, then this method returns it. There is no change made to the state of the returned instance.<text:span text:style-name="Assertion">]</text:span> </text:p>
      <text:p text:style-name="P7">•<text:span text:style-name="T4"><text:tab/></text:span><text:span text:style-name="Assertion">A12.5.6-8 [</text:span>If there is an instance already in the cache with the same <text:alphabetical-index-mark-start text:id="IMark384318020" text:main-entry="true"/>jdo identity<text:alphabetical-index-mark-end text:id="IMark384318020"/> as the oid parameter, the instance is not transactional, and the instance does not exist in the datastore, then a <text:span text:style-name="T1">JDOObjectNotFoundException</text:span> is thrown.<text:span text:style-name="Assertion">]</text:span> </text:p>
      <text:p text:style-name="P7"><text:soft-page-break/>•<text:span text:style-name="T4"><text:tab/></text:span><text:span text:style-name="Assertion">A12.5.6-9 [</text:span>If there is not an instance already in the cache with the same <text:alphabetical-index-mark-start text:id="IMark467852828" text:main-entry="true"/>jdo identity<text:alphabetical-index-mark-end text:id="IMark467852828"/> as the oid parameter, then this method creates an instance with the specified <text:alphabetical-index-mark-start text:id="IMark384318020" text:main-entry="true"/>jdo identity<text:alphabetical-index-mark-end text:id="IMark384318020"/>, verifies that it exists in the datastore, and returns it. <text:span text:style-name="Assertion">A12.6.5-2 [</text:span>The class in the object id might be the exact class or an abstract or concrete superclass of the actual instance.<text:span text:style-name="Assertion">]</text:span> <text:span text:style-name="Assertion">A12.6.5-2 [</text:span>If the instance does not exist in the datastore, then a <text:span text:style-name="T1">JDOObjectNotFoundException</text:span> is thrown.<text:span text:style-name="Assertion">]</text:span> If the fetch plan has been changed from its original value, the fetch plan governs which fields are fetched from the datastore and which related objects are also fetched with them.</text:p>
      <text:p text:style-name="P11">• <text:s/>If there is no transaction in progress, the returned instance will be hollow or persistent-nontransactional, at the choice of the implementation.</text:p>
      <text:p text:style-name="P11">• <text:s/>If there is a datastore transaction in progress, the returned instance will be persistent-clean.</text:p>
      <text:p text:style-name="P11">• <text:s/>If there is an optimistic transaction in progress, the returned instance will be persistent-nontransactional.<text:span text:style-name="Assertion">]</text:span></text:p>
      <text:p text:style-name="P10">Object <text:alphabetical-index-mark-start text:id="IMark467852828" text:main-entry="true"/>getObjectId<text:alphabetical-index-mark-end text:id="IMark467852828"/> (Object pc);</text:p>
      <text:p text:style-name="P2"><text:span text:style-name="Assertion">A12.5.6-10 [</text:span>The <text:alphabetical-index-mark-start text:id="IMark467852828" text:main-entry="true"/><text:span text:style-name="T1">getObjectId</text:span><text:alphabetical-index-mark-end text:id="IMark467852828"/> method returns an <text:span text:style-name="T1">ObjectId</text:span> instance that represents the object identity of the specified JDO instance. Test: The method <text:alphabetical-index-mark-start text:id="IMark384318020" text:main-entry="true"/>getObjectById<text:alphabetical-index-mark-end text:id="IMark384318020"/> returns the exact same object, evaluating to true when == is used.<text:span text:style-name="Assertion">]</text:span>The identity is guaranteed to be unique only in the context of the JDO <text:alphabetical-index-mark-start text:id="IMark467851820" text:main-entry="true"/><text:span text:style-name="T1">PersistenceManager</text:span><text:alphabetical-index-mark-end text:id="IMark467851820"/> that created the identity, and only for two types of <text:alphabetical-index-mark-start text:id="IMark57995508" text:main-entry="true"/>JDO Identity<text:alphabetical-index-mark-end text:id="IMark57995508"/>: those that are managed by the application, and those that are managed by the datastore. </text:p>
      <text:p text:style-name="P2"><text:span text:style-name="Assertion">A12.5.6-11 [</text:span>If the object identity is being changed in the transaction, by the application modifying one or more of the application key fields, then this method returns the identity as of the beginning of the transaction. The value returned by <text:alphabetical-index-mark-start text:id="IMark57995508" text:main-entry="true"/><text:span text:style-name="T1">getObjectId</text:span><text:alphabetical-index-mark-end text:id="IMark57995508"/> will be different following <text:span text:style-name="T1">afterCompletion</text:span> processing for successful transactions.<text:span text:style-name="Assertion">]</text:span></text:p>
      <text:p text:style-name="P2"><text:span text:style-name="Assertion">A12.5.6-12 [</text:span>Within a transaction, the <text:span text:style-name="T1">ObjectId</text:span> returned will compare equal to the <text:span text:style-name="T1">ObjectId</text:span> returned by only one among all JDO instances associated with the <text:alphabetical-index-mark-start text:id="IMark384317156" text:main-entry="true"/><text:span text:style-name="T1">PersistenceManager</text:span><text:alphabetical-index-mark-end text:id="IMark384317156"/> regardless of the type of <text:span text:style-name="T1">ObjectId</text:span>.<text:span text:style-name="Assertion">]</text:span></text:p>
      <text:p text:style-name="P2">The <text:span text:style-name="T1">ObjectId</text:span> does not necessarily contain any internal state of the instance, nor is it necessarily an instance of the class used to manage identity internally. Therefore, <text:span text:style-name="Assertion">A12.5.6-13 [</text:span>if the application makes a change to the <text:span text:style-name="T1">ObjectId</text:span> instance returned by this method, there is no effect on the instance from which the <text:span text:style-name="T1">ObjectId</text:span> was obtained.<text:span text:style-name="Assertion">]</text:span></text:p>
      <text:p text:style-name="P2">The <text:alphabetical-index-mark-start text:id="IMark384317156" text:main-entry="true"/><text:span text:style-name="T1">getObjectById</text:span><text:alphabetical-index-mark-end text:id="IMark384317156"/> method can be used between instances of <text:alphabetical-index-mark-start text:id="IMark467851820" text:main-entry="true"/><text:span text:style-name="T1">PersistenceManager</text:span><text:alphabetical-index-mark-end text:id="IMark467851820"/> of different JDO vendors only for instances of persistence capable classes using application-managed (primary key) <text:alphabetical-index-mark-start text:id="IMark57995508" text:main-entry="true"/>JDO identity<text:alphabetical-index-mark-end text:id="IMark57995508"/>. If it is used for instances of classes using datastore identity, the method might succeed, but there are no guarantees that the parameter and return instances are related in any way.</text:p>
      <text:p text:style-name="P2"><text:span text:style-name="Assertion">A12.5.6-14 [</text:span>If the parameter <text:span text:style-name="T1">pc</text:span> is not persistent, or is <text:span text:style-name="T1">null</text:span>, then <text:span text:style-name="T1">null</text:span> is returned.<text:span text:style-name="Assertion">]</text:span></text:p>
      <text:p text:style-name="P3">Object <text:alphabetical-index-mark-start text:id="IMark57995508" text:main-entry="true"/>getTransactionalObjectId<text:alphabetical-index-mark-end text:id="IMark57995508"/> (Object pc);</text:p>
      <text:p text:style-name="P2"><text:span text:style-name="Assertion">A12.5.6-15 [</text:span>If the object identity is being changed in the transaction, by the application modifying one or more of the application key fields, then this method returns the <text:alphabetical-index-mark-start text:id="IMark57995508" text:main-entry="true"/>current<text:alphabetical-index-mark-end text:id="IMark57995508"/> identity in the transaction.] <text:span text:style-name="Assertion">A12.5.6-16 [</text:span>If there is no transaction in progress, or if none of the key fields is being modified, then this method has the same behavior as <text:alphabetical-index-mark-start text:id="IMark467851820" text:main-entry="true"/><text:span text:style-name="T1">getObjectId</text:span><text:alphabetical-index-mark-end text:id="IMark467851820"/>.<text:span text:style-name="Assertion">]</text:span></text:p>
      <text:p text:style-name="P2">To get an instance in a <text:alphabetical-index-mark-start text:id="IMark467851820" text:main-entry="true"/><text:span text:style-name="T1">PersistenceManager</text:span><text:alphabetical-index-mark-end text:id="IMark467851820"/> with the same identity as an instance from a different <text:alphabetical-index-mark-start text:id="IMark467852828" text:main-entry="true"/><text:span text:style-name="T1">PersistenceManager</text:span><text:alphabetical-index-mark-end text:id="IMark467852828"/>, use the following: <text:soft-page-break/><text:span text:style-name="T1">aPersistenceManager.</text:span><text:alphabetical-index-mark-start text:id="IMark57995508" text:main-entry="true"/><text:span text:style-name="T1">getObjectById</text:span><text:alphabetical-index-mark-end text:id="IMark57995508"/><text:span text:style-name="T1">(JDOHelper.</text:span><text:alphabetical-index-mark-start text:id="IMark384317156" text:main-entry="true"/><text:span text:style-name="T1">getObjectId</text:span><text:alphabetical-index-mark-end text:id="IMark384317156"/><text:span text:style-name="T1">(pc), </text:span><text:alphabetical-index-mark-start text:id="IMark384318020" text:main-entry="true"/><text:span text:style-name="T1">validate</text:span><text:alphabetical-index-mark-end text:id="IMark384318020"/><text:span text:style-name="T1">)</text:span>. The <text:alphabetical-index-mark-start text:id="IMark384319412" text:main-entry="true"/>validate<text:alphabetical-index-mark-end text:id="IMark384319412"/> parameter has a value of true or false depending on your application requirements.</text:p>
      <text:h text:style-name="P17" text:outline-level="4"><text:tab/><text:tab/>Getting Multiple Persistent Instances </text:h>
      <text:p text:style-name="P10"><text:span text:style-name="Assertion"><text:span text:style-name="T2">A12.5.6-17 [</text:span></text:span>Collection <text:alphabetical-index-mark-start text:id="IMark384319412" text:main-entry="true"/>getObjectsById<text:alphabetical-index-mark-end text:id="IMark384319412"/> (Collection oids);</text:p>
      <text:p text:style-name="P10">Object[] <text:alphabetical-index-mark-start text:id="IMark384319412" text:main-entry="true"/>getObjectsById<text:alphabetical-index-mark-end text:id="IMark384319412"/> (Object... oids);</text:p>
      <text:p text:style-name="P10">Collection <text:alphabetical-index-mark-start text:id="IMark384319412" text:main-entry="true"/>getObjectsById<text:alphabetical-index-mark-end text:id="IMark384319412"/> (Collection oids, boolean <text:alphabetical-index-mark-start text:id="IMark384317156" text:main-entry="true"/>validate<text:alphabetical-index-mark-end text:id="IMark384317156"/>);</text:p>
      <text:p text:style-name="P10">Object[] <text:alphabetical-index-mark-start text:id="IMark384317156" text:main-entry="true"/>getObjectsById<text:alphabetical-index-mark-end text:id="IMark384317156"/> (Object[] oids, boolean <text:alphabetical-index-mark-start text:id="IMark384319412" text:main-entry="true"/>validate<text:alphabetical-index-mark-end text:id="IMark384319412"/>);</text:p>
      <text:p text:style-name="P10">Object[] <text:alphabetical-index-mark-start text:id="IMark384319412" text:main-entry="true"/>getObjectsById<text:alphabetical-index-mark-end text:id="IMark384319412"/> (boolean <text:alphabetical-index-mark-start text:id="IMark384317156" text:main-entry="true"/>validate<text:alphabetical-index-mark-end text:id="IMark384317156"/>, Object... oids);</text:p>
      <text:p text:style-name="P2">The <text:alphabetical-index-mark-start text:id="IMark384317156" text:main-entry="true"/><text:span text:style-name="T1">getObjectsById</text:span><text:alphabetical-index-mark-end text:id="IMark384317156"/> method attempts to find instances in the cache with the specified JDO identities. The elements of the <text:span text:style-name="T1">oids</text:span> parameter object might have been returned by earlier calls to <text:alphabetical-index-mark-start text:id="IMark384319412" text:main-entry="true"/><text:span text:style-name="T1">getObjectId</text:span><text:alphabetical-index-mark-end text:id="IMark384319412"/> or <text:alphabetical-index-mark-start text:id="IMark384318020" text:main-entry="true"/><text:span text:style-name="T1">getTransactionalObjectId</text:span><text:alphabetical-index-mark-end text:id="IMark384318020"/>, or might have been constructed by the application. </text:p>
      <text:p text:style-name="P2">If a method with no <text:alphabetical-index-mark-start text:id="IMark384318020" text:main-entry="true"/><text:span text:style-name="T1">validate</text:span><text:alphabetical-index-mark-end text:id="IMark384318020"/> parameter is used, the method behaves exactly as the corresponding method with the <text:alphabetical-index-mark-start text:id="IMark384317156" text:main-entry="true"/><text:span text:style-name="T1">validate</text:span><text:alphabetical-index-mark-end text:id="IMark384317156"/> flag set to true.</text:p>
      <text:p text:style-name="P2">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span text:style-name="Assertion">]</text:span></text:p>
      <text:p text:style-name="P2">The method <text:alphabetical-index-mark-start text:id="IMark467852828" text:main-entry="true"/><text:span text:style-name="T1">getObjectsById</text:span><text:alphabetical-index-mark-end text:id="IMark467852828"/><text:span text:style-name="T1"> (Object[] oids, boolean </text:span><text:alphabetical-index-mark-start text:id="IMark384317156" text:main-entry="true"/><text:span text:style-name="T1">validate</text:span><text:alphabetical-index-mark-end text:id="IMark384317156"/><text:span text:style-name="T1">) </text:span>is deprecated in favor of <text:alphabetical-index-mark-start text:id="IMark384318020" text:main-entry="true"/><text:span text:style-name="T1">getObjectsById</text:span><text:alphabetical-index-mark-end text:id="IMark384318020"/><text:span text:style-name="T1"> (boolean </text:span><text:alphabetical-index-mark-start text:id="IMark384319412" text:main-entry="true"/><text:span text:style-name="T1">validate</text:span><text:alphabetical-index-mark-end text:id="IMark384319412"/><text:span text:style-name="T1">, Object... oids)</text:span>.</text:p>
      <text:h text:style-name="P17" text:outline-level="4"><text:tab/><text:tab/>Getting an Object by Class and Key</text:h>
      <text:p text:style-name="P10"><text:span text:style-name="Assertion"><text:span text:style-name="T2">A12.5.6-18 [</text:span></text:span>&lt;T&gt; T <text:alphabetical-index-mark-start text:id="IMark384318020" text:main-entry="true"/>getObjectById<text:alphabetical-index-mark-end text:id="IMark384318020"/> (Class&lt;T&gt; cls, Object key);</text:p>
      <text:p text:style-name="P2">The <text:alphabetical-index-mark-start text:id="IMark384318020" text:main-entry="true"/><text:span text:style-name="T1">getObjectById</text:span><text:alphabetical-index-mark-end text:id="IMark384318020"/> method attempts to find an instance in the cache with the derived <text:alphabetical-index-mark-start text:id="IMark384319412" text:main-entry="true"/>JDO identity<text:alphabetical-index-mark-end text:id="IMark384319412"/>. The key parameter is either the string representation of the object id, or is an object representation of a single field identity key.<text:span text:style-name="Assertion">]</text:span></text:p>
      <text:p text:style-name="P2">This is a convenience method that exactly matches the behavior of calling </text:p>
      <text:p text:style-name="P10">pm.<text:alphabetical-index-mark-start text:id="IMark384319412" text:main-entry="true"/>getObjectById<text:alphabetical-index-mark-end text:id="IMark384319412"/> (pm.<text:alphabetical-index-mark-start text:id="IMark384318020" text:main-entry="true"/>newObjectIdInstance<text:alphabetical-index-mark-end text:id="IMark384318020"/> (cls, key), true). </text:p>
      <text:h text:style-name="P15" text:outline-level="3">Persistent instance factory</text:h>
      <text:p text:style-name="P2">The following method is used to create an instance of a persistence-capable interface, or of a concrete or abstract class.</text:p>
      <text:p text:style-name="P10">&lt;T&gt; T <text:alphabetical-index-mark-start text:id="IMark384318020" text:main-entry="true"/>newInstance<text:alphabetical-index-mark-end text:id="IMark384318020"/>(Class&lt;T&gt; persistenceCapable);</text:p>
      <text:p text:style-name="P2"><text:span text:style-name="Assertion">A12.6.6-1 [</text:span>The parameter must be one of the following:</text:p>
      <text:p text:style-name="P7">•<text:tab/>an abstract class that is declared in the metadata as persistence-capable, in which all abstract methods are persistent properties, or </text:p>
      <text:p text:style-name="P7">•<text:tab/>an interface that is declared in the metadata as persistence-capable, in which all methods are persistent properties, or</text:p>
      <text:p text:style-name="P7"><text:soft-page-break/>•<text:tab/>a concrete class that is declared in the metadata as persistence-capable. In this case, the concrete class must declare a public no-args constructor.</text:p>
      <text:p text:style-name="P2">If the parameter does not satisfy the above requirements, JDOUserException is thrown<text:span text:style-name="Assertion">]</text:span>. The returned instance is transient, and is an “instanceof” the parameter. Applications might use the instance via the get and set property methods and change its life cycle state exactly as if it were an instance of a persistence-capable class.</text:p>
      <text:p text:style-name="P2">In order for the <text:alphabetical-index-mark-start text:id="IMark384318020" text:main-entry="true"/>newInstance<text:alphabetical-index-mark-end text:id="IMark384318020"/>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text:alphabetical-index-mark-start text:id="IMark384319412" text:main-entry="true"/>newInstance<text:alphabetical-index-mark-end text:id="IMark384319412"/> method.</text:p>
      <text:p text:style-name="P2"><text:span text:style-name="Assertion">A12.6.6-1 [</text:span>For interfaces and classes that use a SingleFieldIdentity as the object-id class, if the returned instance is subsequently made persistent, the target class stored in the object-id instance is the parameter of the <text:alphabetical-index-mark-start text:id="IMark384319412" text:main-entry="true"/>newInstance<text:alphabetical-index-mark-end text:id="IMark384319412"/> method that created it.<text:span text:style-name="Assertion">]</text:span></text:p>
      <text:h text:style-name="P15" text:outline-level="3">JDO Instance life cycle management</text:h>
      <text:p text:style-name="P2">The following methods take either a single instance or multiple instances as parameters. </text:p>
      <text:p text:style-name="P2"><text:span text:style-name="Assertion">A12.5.7-1, A12.5.7-2, A12.5.7-3, A12.5.7-4, A12.5.7-5 [</text:span>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text:alphabetical-index-mark-start text:id="IMark384319412" text:main-entry="true"/>current<text:alphabetical-index-mark-end text:id="IMark384319412"/> state.<text:span text:style-name="Assertion">]</text:span></text:p>
      <text:h text:style-name="P17" text:outline-level="4"><text:bookmark text:name="X-10621542"/><text:tab/><text:tab/><text:alphabetical-index-mark-start text:id="IMark384319412" text:main-entry="true"/>Make instances persistent<text:alphabetical-index-mark-end text:id="IMark384319412"/></text:h>
      <text:p text:style-name="P10">&lt;T&gt; T <text:alphabetical-index-mark-start text:id="IMark384319412" text:main-entry="true"/>makePersistent<text:alphabetical-index-mark-end text:id="IMark384319412"/> (T pc);</text:p>
      <text:p text:style-name="P10">&lt;T&gt; T[] <text:alphabetical-index-mark-start text:id="IMark384319412" text:main-entry="true"/>makePersistentAll<text:alphabetical-index-mark-end text:id="IMark384319412"/> (T... pcs);</text:p>
      <text:p text:style-name="P10">&lt;T&gt; T <text:alphabetical-index-mark-start text:id="IMark384319412" text:main-entry="true"/>makePersistentAll<text:alphabetical-index-mark-end text:id="IMark384319412"/> (Collection&lt;T&gt; pcs);</text:p>
      <text:p text:style-name="P2"><text:span text:style-name="Assertion">A12.5.7-6A [</text:span>These methods make transient instances persistent and apply detached instance changes to the cache. They must be called in the context of an active transaction, or a <text:span text:style-name="T1">JDOUserException</text:span> is thrown.<text:span text:style-name="Assertion">]</text:span> <text:span text:style-name="Assertion">A12.5.7-6B [</text:span>For a transient instance, they will assign an object identity to the instance and transition it to persistent-new.<text:span text:style-name="Assertion">]</text:span> Any transient instances reachable from this instance via persistent fields of this instance will become provisionally persistent, transitively. That is, they behave as persistent-new instances (return <text:span text:style-name="T1">true</text:span> to <text:span text:style-name="T1">isPersistent</text:span>, <text:span text:style-name="T1">isNew</text:span>, and <text:alphabetical-index-mark-start text:id="IMark384319412" text:main-entry="true"/><text:span text:style-name="T1">isDirty</text:span><text:alphabetical-index-mark-end text:id="IMark384319412"/>). But <text:span text:style-name="Assertion">A12.5.7-6C [</text:span>at commit time, the reachability algorithm is run again, and instances made provisionally persistent that are not currently reachable from persistent instances will revert to transient<text:span text:style-name="Assertion">]</text:span>. For a detached instance with the <text:alphabetical-index-mark-start text:id="IMark467852828" text:main-entry="true"/><text:span text:style-name="T1">CopyOnAttach</text:span><text:alphabetical-index-mark-end text:id="IMark467852828"/> property <text:span text:style-name="T1">true</text:span>, they locate or create a persistent instance with the same <text:alphabetical-index-mark-start text:id="IMark384318020" text:main-entry="true"/>JDO identity<text:alphabetical-index-mark-end text:id="IMark384318020"/> as the detached instance, and merge the persistent state of the detached instance into the persistent instance. Only the state of persistent fields is merged. If non-persistent state needs to be copied, the application should use the <text:alphabetical-index-mark-start text:id="IMark384317156" text:main-entry="true"/>jdoPostAttach<text:alphabetical-index-mark-end text:id="IMark384317156"/> callback or the <text:alphabetical-index-mark-start text:id="IMark468009388" text:main-entry="true"/>postAttach<text:alphabetical-index-mark-end text:id="IMark468009388"/> lifecycle event listener. Any references to the detached instances from instances in the closure of the parameter instances are modified to refer to the corresponding persistent instance instead of to the detached instance. If the <text:alphabetical-index-mark-start text:id="IMark57995508" text:main-entry="true"/><text:span text:style-name="T1">CopyOnAttach</text:span><text:alphabetical-index-mark-end text:id="IMark57995508"/>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2"><text:soft-page-break/>During application of changes of the detached state, if the JDO implementation can determine that there were no changes made during detachment, then the implementation is not required to mark the corresponding instance dirty. <text:span text:style-name="Assertion">A12.6.8-28 [</text:span>If it cannot determine if changes were made, then it must mark the instance dirty.<text:span text:style-name="Assertion">]</text:span></text:p>
      <text:p text:style-name="P2">No consistency checking is done during <text:alphabetical-index-mark-start text:id="IMark57995508" text:main-entry="true"/><text:span text:style-name="T1">makePersistent</text:span><text:alphabetical-index-mark-end text:id="IMark57995508"/> of detached instances. If consistency checking is required by the application, then <text:alphabetical-index-mark-start text:id="IMark384317156" text:main-entry="true"/>flush<text:alphabetical-index-mark-end text:id="IMark384317156"/> or <text:alphabetical-index-mark-start text:id="IMark468009388" text:main-entry="true"/>checkConsistency<text:alphabetical-index-mark-end text:id="IMark468009388"/> should be called after attaching the instances.</text:p>
      <text:p text:style-name="P2"><text:span text:style-name="Assertion">A12.5.7-7 [</text:span>These methods have no effect on parameter persistent instances already managed by this <text:alphabetical-index-mark-start text:id="IMark468009388" text:main-entry="true"/><text:span text:style-name="T1">PersistenceManager</text:span><text:alphabetical-index-mark-end text:id="IMark468009388"/>.<text:span text:style-name="Assertion">]</text:span> <text:span text:style-name="Assertion">A12.5.7-8 [</text:span>They will throw a <text:span text:style-name="T1">JDOUserException</text:span> if the parameter instance is managed by a different <text:alphabetical-index-mark-start text:id="IMark384317156" text:main-entry="true"/><text:span text:style-name="T1">PersistenceManager</text:span><text:alphabetical-index-mark-end text:id="IMark384317156"/>.<text:span text:style-name="Assertion">]</text:span></text:p>
      <text:p text:style-name="P2"><text:span text:style-name="Assertion">A12.6.7-1 [</text:span>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span text:style-name="Assertion">]</text:span></text:p>
      <text:p text:style-name="P2">The return value for instances in the transient or persistent states is the same as the parameter value. With <text:alphabetical-index-mark-start text:id="IMark384317156" text:main-entry="true"/><text:span text:style-name="T1">CopyOnAttach</text:span><text:alphabetical-index-mark-end text:id="IMark384317156"/><text:span text:style-name="T1"> true</text:span>, the return value for detached instances is the persistent instance corresponding to the detached instance; with <text:alphabetical-index-mark-start text:id="IMark468009388" text:main-entry="true"/><text:span text:style-name="T1">CopyOnAttach</text:span><text:alphabetical-index-mark-end text:id="IMark468009388"/><text:span text:style-name="T1"> false</text:span>, the return value for detached instances is the instance itself.</text:p>
      <text:p text:style-name="P2">The return values for <text:alphabetical-index-mark-start text:id="IMark384317156" text:main-entry="true"/><text:span text:style-name="T1">makePersistentAll</text:span><text:alphabetical-index-mark-end text:id="IMark384317156"/> methods correspond by position to the parameter instances.</text:p>
      <text:h text:style-name="P17" text:outline-level="4"><text:bookmark text:name="X-101917600"/><text:tab/><text:tab/><text:alphabetical-index-mark-start text:id="IMark384317156" text:main-entry="true"/>Delete persistent instances<text:alphabetical-index-mark-end text:id="IMark384317156"/></text:h>
      <text:p text:style-name="P10">void <text:alphabetical-index-mark-start text:id="IMark384317156" text:main-entry="true"/>deletePersistent<text:alphabetical-index-mark-end text:id="IMark384317156"/> (Object pc);</text:p>
      <text:p text:style-name="P10">void <text:alphabetical-index-mark-start text:id="IMark384317156" text:main-entry="true"/>deletePersistentAll<text:alphabetical-index-mark-end text:id="IMark384317156"/> (Object... pcs);</text:p>
      <text:p text:style-name="P10">void <text:alphabetical-index-mark-start text:id="IMark384317156" text:main-entry="true"/>deletePersistentAll<text:alphabetical-index-mark-end text:id="IMark384317156"/> (Collection pcs);</text:p>
      <text:p text:style-name="P2"><text:span text:style-name="Assertion">A12.5.7-9 [</text:span>These methods <text:alphabetical-index-mark-start text:id="IMark384317156" text:main-entry="true"/>delete persistent instances<text:alphabetical-index-mark-end text:id="IMark384317156"/>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alphabetical-index-mark-start text:id="IMark57995508" text:main-entry="true"/><text:span text:style-name="T1">evict</text:span><text:alphabetical-index-mark-end text:id="IMark57995508"/>).<text:span text:style-name="Assertion">]</text:span></text:p>
      <text:p text:style-name="P2">Note that this behavior is not exactly the inverse of <text:alphabetical-index-mark-start text:id="IMark57995508" text:main-entry="true"/><text:span text:style-name="T1">makePersistent</text:span><text:alphabetical-index-mark-end text:id="IMark57995508"/>, due to the transitive nature of <text:alphabetical-index-mark-start text:id="IMark468009388" text:main-entry="true"/><text:span text:style-name="T1">makePersistent</text:span><text:alphabetical-index-mark-end text:id="IMark468009388"/>.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2"><text:span text:style-name="Assertion">A12.5.7-10 [</text:span>These methods have no effect on parameter instances already deleted in the transaction<text:span text:style-name="Assertion">]</text:span> or on embedded instances. Embedded instances are deleted when their owning instance is deleted.</text:p>
      <text:p text:style-name="P2">Deleting instances involved in relationships have special handling. See “<text:alphabetical-index-mark-start text:id="IMark468009388" text:main-entry="true"/>Relationship<text:alphabetical-index-mark-end text:id="IMark468009388"/> Mapping” in Chapter 15 for details. </text:p>
      <text:p text:style-name="P2">Portable applications should use this method to delete instances from the datastore, and not depend on any reachability algorithm to automatically delete instances.</text:p>
      <text:p text:style-name="P2">If the parameter instance of <text:alphabetical-index-mark-start text:id="IMark468009388" text:main-entry="true"/>deletePersistent<text:alphabetical-index-mark-end text:id="IMark468009388"/>() is a detached instance, the method applies to the associated persistent instance. Similarly, if any of the parameter instances of <text:alphabetical-index-mark-start text:id="IMark468010684" text:main-entry="true"/>deletePersistentAll<text:alphabetical-index-mark-end text:id="IMark468010684"/>()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text:soft-page-break/>persistent instances of those classes are instantiated, the callback is executed, and/or the listeners are called with the event, as described in section 12.15.</text:p>
      <text:p text:style-name="P2"><text:span text:style-name="Assertion">A12.5.7-11 [</text:span>These methods will throw a <text:span text:style-name="T1">JDOUserException</text:span> if the parameter instance is managed by a different <text:alphabetical-index-mark-start text:id="IMark468010684" text:main-entry="true"/><text:span text:style-name="T1">PersistenceManager</text:span><text:alphabetical-index-mark-end text:id="IMark468010684"/><text:span text:style-name="Assertion">]</text:span>. <text:span text:style-name="Assertion">A12.5.7-12 [</text:span>These methods will throw a <text:span text:style-name="T1">JDOUserException</text:span> if the parameter instance is transient.<text:span text:style-name="Assertion">]</text:span></text:p>
      <text:h text:style-name="P17" text:outline-level="4"><text:bookmark text:name="X-101239265"/><text:tab/><text:tab/><text:alphabetical-index-mark-start text:id="IMark468009388" text:main-entry="true"/>Make instances transient <text:alphabetical-index-mark-end text:id="IMark468009388"/></text:h>
      <text:p text:style-name="P3">void <text:alphabetical-index-mark-start text:id="IMark468010684" text:main-entry="true"/>makeTransient<text:alphabetical-index-mark-end text:id="IMark468010684"/> (Object pc);</text:p>
      <text:p text:style-name="P3">void <text:alphabetical-index-mark-start text:id="IMark468009388" text:main-entry="true"/>makeTransientAll<text:alphabetical-index-mark-end text:id="IMark468009388"/> (Object... pcs);</text:p>
      <text:p text:style-name="P3">void <text:alphabetical-index-mark-start text:id="IMark468010684" text:main-entry="true"/>makeTransientAll<text:alphabetical-index-mark-end text:id="IMark468010684"/> (Collection pcs);</text:p>
      <text:p text:style-name="P2"><text:span text:style-name="Assertion">A12.5.7-13 [</text:span>These methods make persistent instances transient, so they are no longer associated with the <text:alphabetical-index-mark-start text:id="IMark468010684" text:main-entry="true"/><text:span text:style-name="T1">PersistenceManager</text:span><text:alphabetical-index-mark-end text:id="IMark468010684"/> instance. They do not affect the persistent state in the datastore.<text:span text:style-name="Assertion">]</text:span> They can be used as part of a <text:alphabetical-index-mark-start text:id="IMark468009388" text:main-entry="true"/>sequence<text:alphabetical-index-mark-end text:id="IMark468009388"/> of operations to move a persistent instance to another <text:alphabetical-index-mark-start text:id="IMark57995508" text:main-entry="true"/><text:span text:style-name="T1">PersistenceManager</text:span><text:alphabetical-index-mark-end text:id="IMark57995508"/>. <text:span text:style-name="Assertion">A12.5.7-14 [</text:span>The instance transitions to transient, and it loses its <text:alphabetical-index-mark-start text:id="IMark384317156" text:main-entry="true"/>JDO identity<text:alphabetical-index-mark-end text:id="IMark384317156"/>.<text:span text:style-name="Assertion">]</text:span> <text:span text:style-name="Assertion">A12.5.7-15 [</text:span>If the instance has state (persistent-nontransactional or persistent-clean) the state in the cache is preserved unchanged.<text:span text:style-name="Assertion">]</text:span> <text:span text:style-name="Assertion">A12.5.7-16 [</text:span>If the instance is dirty, a <text:span text:style-name="T1">JDOUserException</text:span> is thrown.<text:span text:style-name="Assertion">]</text:span></text:p>
      <text:p text:style-name="P2"><text:span text:style-name="Assertion">A12.5.7-17 [</text:span>The effect of these methods is immediate and not subject to rollback.<text:span text:style-name="Assertion">]</text:span> <text:span text:style-name="Assertion">A12.5.7-18 [</text:span>Field values in the instances are not modified.<text:span text:style-name="Assertion">]</text:span> To avoid having the instances become persistent by reachability at commit, the application should update all persistent instances containing references to the parameter instances to avoid referring to them, or make the referring instances transient.</text:p>
      <text:p text:style-name="P2">If the parameter instance or instances are detached, then JDOUserException is thrown.</text:p>
      <text:p text:style-name="P2"><text:span text:style-name="Assertion">A12.5.7-19 [</text:span>These methods will be ignored if the instance is transient.<text:span text:style-name="Assertion">]</text:span></text:p>
      <text:p text:style-name="P10">void <text:alphabetical-index-mark-start text:id="IMark57995508" text:main-entry="true"/>makeTransient<text:alphabetical-index-mark-end text:id="IMark57995508"/> (Object pc, boolean useFetchPlan);</text:p>
      <text:p text:style-name="P10">void <text:alphabetical-index-mark-start text:id="IMark57995508" text:main-entry="true"/>makeTransientAll<text:alphabetical-index-mark-end text:id="IMark57995508"/> (Object[] pcs, boolean useFetchPlan);</text:p>
      <text:p text:style-name="P10">void <text:alphabetical-index-mark-start text:id="IMark57995508" text:main-entry="true"/>makeTransientAll<text:alphabetical-index-mark-end text:id="IMark57995508"/> (boolean useFetchPlan, Object... pcs);</text:p>
      <text:p text:style-name="P10">void <text:alphabetical-index-mark-start text:id="IMark57995508" text:main-entry="true"/>makeTransientAll<text:alphabetical-index-mark-end text:id="IMark57995508"/> (Collection pcs, boolean useFetchPlan);</text:p>
      <text:p text:style-name="P2">If the useFetchPlan parameter is false, these methods behave exactly as the corresponding <text:alphabetical-index-mark-start text:id="IMark57995508" text:main-entry="true"/>makeTransient<text:alphabetical-index-mark-end text:id="IMark57995508"/> methods.</text:p>
      <text:p text:style-name="P2">If the useFetchPlan parameter is true, the <text:alphabetical-index-mark-start text:id="IMark57995508" text:main-entry="true"/>current<text:alphabetical-index-mark-end text:id="IMark57995508"/> <text:alphabetical-index-mark-start text:id="IMark384317156" text:main-entry="true"/>FetchPlan<text:alphabetical-index-mark-end text:id="IMark384317156"/>, including <text:alphabetical-index-mark-start text:id="IMark468010684" text:main-entry="true"/>MaxFetchDepth<text:alphabetical-index-mark-end text:id="IMark468010684"/>,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2">If the parameter instance or instances are detached, then JDOUserException is thrown.</text:p>
      <text:p text:style-name="P2">The method <text:alphabetical-index-mark-start text:id="IMark468010684" text:main-entry="true"/><text:span text:style-name="T1">makeTransientAll</text:span><text:alphabetical-index-mark-end text:id="IMark468010684"/><text:span text:style-name="T1"> (Object[] pcs, boolean useFetchPlan)</text:span> is deprecated in favor of <text:alphabetical-index-mark-start text:id="IMark384317156" text:main-entry="true"/><text:span text:style-name="T1">makeTransientAll</text:span><text:alphabetical-index-mark-end text:id="IMark384317156"/><text:span text:style-name="T1"> (boolean useFetchPlan, Object... pcs)</text:span>.</text:p>
      <text:h text:style-name="P17" text:outline-level="4"><text:bookmark text:name="X-10621545"/><text:tab/><text:tab/><text:alphabetical-index-mark-start text:id="IMark468010684" text:main-entry="true"/>Make instances transactional<text:alphabetical-index-mark-end text:id="IMark468010684"/></text:h>
      <text:p text:style-name="P10">void <text:alphabetical-index-mark-start text:id="IMark468010684" text:main-entry="true"/>makeTransactional<text:alphabetical-index-mark-end text:id="IMark468010684"/> (Object pc);</text:p>
      <text:p text:style-name="P10">void <text:alphabetical-index-mark-start text:id="IMark468010684" text:main-entry="true"/>makeTransactionalAll<text:alphabetical-index-mark-end text:id="IMark468010684"/> (Object... pcs);</text:p>
      <text:p text:style-name="P10"><text:soft-page-break/>void <text:alphabetical-index-mark-start text:id="IMark468010684" text:main-entry="true"/>makeTransactionalAll<text:alphabetical-index-mark-end text:id="IMark468010684"/> (Collection pcs);</text:p>
      <text:p text:style-name="P2"><text:span text:style-name="Assertion">A12.5.7-20 [</text:span>These methods make transient instances transactional and cause a state transition to transient-clean. After the method completes, the instance observes transaction boundaries.<text:span text:style-name="Assertion">]</text:span> <text:span text:style-name="Assertion">A12.5.7-21 [</text:span>If the transaction in which this instance is made transactional commits, then the transient instance retains its values.<text:span text:style-name="Assertion">]</text:span> <text:span text:style-name="Assertion">A12.5.7-22 [</text:span>If the transaction is rolled back, then the transient instance takes its values as of the call to <text:alphabetical-index-mark-start text:id="IMark468010684" text:main-entry="true"/><text:span text:style-name="T1">makeTransactional</text:span><text:alphabetical-index-mark-end text:id="IMark468010684"/> if the call was made within the <text:alphabetical-index-mark-start text:id="IMark384317156" text:main-entry="true"/>current<text:alphabetical-index-mark-end text:id="IMark384317156"/> transaction<text:span text:style-name="Assertion">]</text:span>; or <text:span text:style-name="Assertion">A12.5.7-23 [</text:span>the beginning of the transaction, if the call was made prior to the beginning of the <text:alphabetical-index-mark-start text:id="IMark468009388" text:main-entry="true"/>current<text:alphabetical-index-mark-end text:id="IMark468009388"/> transaction.<text:span text:style-name="Assertion">]</text:span></text:p>
      <text:p text:style-name="P2"><text:span text:style-name="Assertion">A12.6.7-2 [</text:span>If the implementation does not support <text:span text:style-name="T1">TransientTransactional</text:span>, and the parameter instance is transient, then JDOUnsupportedOptionException is thrown.<text:span text:style-name="Assertion">]</text:span></text:p>
      <text:p text:style-name="P2">If the parameter instance or instances are detached, then JDOUserException is thrown.</text:p>
      <text:p text:style-name="P2"><text:span text:style-name="Assertion">A12.5.7-24 [</text:span>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span text:style-name="Assertion">]</text:span></text:p>
      <text:p text:style-name="P2"><text:span text:style-name="Assertion">A12.5.7-25 [</text:span>The effect of these methods is immediate and not subject to rollback.<text:span text:style-name="Assertion">]</text:span></text:p>
      <text:h text:style-name="P17" text:outline-level="4"><text:bookmark text:name="X-101390511"/><text:tab/><text:tab/><text:alphabetical-index-mark-start text:id="IMark468009388" text:main-entry="true"/>Make instances nontransactional<text:alphabetical-index-mark-end text:id="IMark468009388"/></text:h>
      <text:p text:style-name="P3">void <text:alphabetical-index-mark-start text:id="IMark384317156" text:main-entry="true"/>makeNontransactional<text:alphabetical-index-mark-end text:id="IMark384317156"/> (Object pc);</text:p>
      <text:p text:style-name="P3">void <text:alphabetical-index-mark-start text:id="IMark468009388" text:main-entry="true"/>makeNontransactionalAll<text:alphabetical-index-mark-end text:id="IMark468009388"/> (Object[] pcs);</text:p>
      <text:p text:style-name="P3">void <text:alphabetical-index-mark-start text:id="IMark384317156" text:main-entry="true"/>makeNontransactionalAll<text:alphabetical-index-mark-end text:id="IMark384317156"/> (Collection pcs);</text:p>
      <text:p text:style-name="P2"><text:span text:style-name="Assertion">A12.5.7-26 [</text:span>These methods make transient-clean instances nontransactional and cause a state transition to transient. After the method completes, the instance does not observe transaction boundaries.<text:span text:style-name="Assertion">]</text:span> </text:p>
      <text:p text:style-name="P2"><text:span text:style-name="Assertion">A12.5.7-27 [</text:span>These methods make persistent-clean instances nontransactional and cause a state transition to persistent-nontransactional.<text:span text:style-name="Assertion">]</text:span> </text:p>
      <text:p text:style-name="P2">If the parameter instance or instances are detached, then JDOUserException is thrown.</text:p>
      <text:p text:style-name="P2"><text:span text:style-name="Assertion">A12.5.7-28 [</text:span>If this method is called with a dirty parameter instance, a <text:span text:style-name="T1">JDOUserException</text:span> is thrown.<text:span text:style-name="Assertion">]</text:span></text:p>
      <text:p text:style-name="P2"><text:span text:style-name="Assertion">A12.5.7-29 [</text:span>The effect of these methods is immediate and not subject to rollback.<text:span text:style-name="Assertion">]</text:span></text:p>
      <text:h text:style-name="P15" text:outline-level="3"><text:bookmark text:name="R-1034865"/>Detaching and attaching instances</text:h>
      <text:p text:style-name="P2">These methods provide a way for an application to identify persistent instances, obtain copies of these persistent instances, modify the detached instances either in the same JVM or in a different JVM, apply the changes to the same or different <text:alphabetical-index-mark-start text:id="IMark468009388" text:main-entry="true"/>PersistenceManager<text:alphabetical-index-mark-end text:id="IMark468009388"/>, and commit the changes.</text:p>
      <text:p text:style-name="P2">There are three ways to cause the creation of detached instances: </text:p>
      <text:p text:style-name="P7">•<text:tab/>explicitly via methods defined on <text:alphabetical-index-mark-start text:id="IMark468009388" text:main-entry="true"/><text:span text:style-name="T1">PersistenceManager</text:span><text:alphabetical-index-mark-end text:id="IMark468009388"/>; </text:p>
      <text:p text:style-name="P7">•<text:tab/>implicitly by committing the transaction while the <text:span text:style-name="T1">DetachAllOnCommit</text:span> flag is true; </text:p>
      <text:p text:style-name="P7">•<text:tab/>or implicitly by serializing persistent instances.</text:p>
      <text:p text:style-name="P2">NOTE: serializing for storage using the serialized, serialized-element, serialized-key, or serialized-value metadata attributes does not create a detached instance.</text:p>
      <text:p text:style-name="P2">Attaching detached instances (in order to commit changes made while detached) is done explicitly via the <text:alphabetical-index-mark-start text:id="IMark468010684" text:main-entry="true"/><text:span text:style-name="T1">makePersistent</text:span><text:alphabetical-index-mark-end text:id="IMark468010684"/> method.</text:p>
      <text:h text:style-name="P17" text:outline-level="4"><text:soft-page-break/><text:tab/><text:tab/>Committing the transaction with DetachAllOnCommit</text:h>
      <text:p text:style-name="P10"><text:bookmark text:name="X-102018355"/>boolean <text:alphabetical-index-mark-start text:id="IMark468010684" text:main-entry="true"/>getDetachAllOnCommit<text:alphabetical-index-mark-end text:id="IMark468010684"/>();</text:p>
      <text:p text:style-name="P2">The value of the DetachAllOnCommit flag is returned.</text:p>
      <text:p text:style-name="P10">void <text:alphabetical-index-mark-start text:id="IMark468010684" text:main-entry="true"/>setDetachAllOnCommit<text:alphabetical-index-mark-end text:id="IMark468010684"/>(boolean flag);</text:p>
      <text:p text:style-name="P2">The value of the DetachAllOnCommit flag is set to the parameter value. The flag takes effect during the <text:alphabetical-index-mark-start text:id="IMark468010684" text:main-entry="true"/>next<text:alphabetical-index-mark-end text:id="IMark468010684"/> commit after being called. <text:span text:style-name="Assertion">A12.6.8-31 [</text:span>This method is allowed at any time except during transaction completion (beforeCompletion and afterCompletion).<text:span text:style-name="Assertion">]</text:span></text:p>
      <text:p text:style-name="P2">In JDO 1.0, the behavior of persistent instances after closing the associated <text:alphabetical-index-mark-start text:id="IMark468010684" text:main-entry="true"/>PersistenceManager<text:alphabetical-index-mark-end text:id="IMark468010684"/> is undefined. <text:span text:style-name="Assertion">A12.6.8-1 [</text:span>JDO 2 defines a new property called DetachAllOnCommit <text:alphabetical-index-mark-start text:id="IMark384317156" text:main-entry="true"/><text:span text:style-name="T6">PersistenceManager</text:span><text:alphabetical-index-mark-end text:id="IMark384317156"/><text:span text:style-name="T6">.</text:span><text:alphabetical-index-mark-start text:id="IMark468009388" text:main-entry="true"/><text:span text:style-name="T6">setDetachAllOnCommit</text:span><text:alphabetical-index-mark-end text:id="IMark468009388"/><text:span text:style-name="T6">(boolean DetachAllOnCommit) sets the DetachAllOnCommit property</text:span><text:span text:style-name="Assertion"><text:span text:style-name="T8">]</text:span></text:span><text:span text:style-name="T5"> </text:span><text:span text:style-name="Assertion">A12.6.8-2 [</text:span><text:alphabetical-index-mark-start text:id="IMark467852828" text:main-entry="true"/><text:span text:style-name="T6">PersistenceManager</text:span><text:alphabetical-index-mark-end text:id="IMark467852828"/><text:span text:style-name="T6">.</text:span><text:alphabetical-index-mark-start text:id="IMark57995508" text:main-entry="true"/><text:span text:style-name="T6">getDetachAllOnCommit</text:span><text:alphabetical-index-mark-end text:id="IMark57995508"/><text:span text:style-name="T6">() gets the value for the DetachAllOnCommit property</text:span><text:span text:style-name="Assertion"><text:span text:style-name="T8">]</text:span></text:span><text:span text:style-name="T6"> </text:span><text:span text:style-name="T5">which changes this behavior. With this flag set to false, the state of persistent instances in the cache after commit is defined by the retainValues flag. </text:span></text:p>
      <text:p text:style-name="P2"><text:span text:style-name="Assertion">A12.6.8-3 [</text:span>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ransition to transient;<text:span text:style-name="Assertion">]</text:span> and <text:span text:style-name="Assertion">A12.6.8-4 [</text:span>detachable instances can be serialized as detached instances.<text:span text:style-name="Assertion">]</text:span> Transient transactional instances are unaffected by this flag.</text:p>
      <text:h text:style-name="P17" text:outline-level="4"><text:tab/><text:tab/>Attaching Detached Instances with <text:alphabetical-index-mark-start text:id="IMark467852828" text:main-entry="true"/>CopyOnAttach<text:alphabetical-index-mark-end text:id="IMark467852828"/></text:h>
      <text:p text:style-name="P10">boolean <text:alphabetical-index-mark-start text:id="IMark467852828" text:main-entry="true"/>getCopyOnAttach<text:alphabetical-index-mark-end text:id="IMark467852828"/>();</text:p>
      <text:p text:style-name="P2">The value of the <text:alphabetical-index-mark-start text:id="IMark467852828" text:main-entry="true"/><text:span text:style-name="T1">CopyOnAttach</text:span><text:alphabetical-index-mark-end text:id="IMark467852828"/> flag is returned.</text:p>
      <text:p text:style-name="P10">void setCopyOnAttach(boolean flag);</text:p>
      <text:p text:style-name="P2">The value of the <text:alphabetical-index-mark-start text:id="IMark467852828" text:main-entry="true"/><text:span text:style-name="T1">CopyOnAttach</text:span><text:alphabetical-index-mark-end text:id="IMark467852828"/> flag is set to the parameter value. The flag takes effect during the <text:alphabetical-index-mark-start text:id="IMark468009388" text:main-entry="true"/>next<text:alphabetical-index-mark-end text:id="IMark468009388"/> <text:alphabetical-index-mark-start text:id="IMark57995508" text:main-entry="true"/><text:span text:style-name="T1">makePersistent</text:span><text:alphabetical-index-mark-end text:id="IMark57995508"/> method.</text:p>
      <text:p text:style-name="P2">In JDO 2.0, <text:alphabetical-index-mark-start text:id="IMark57995508" text:main-entry="true"/><text:span text:style-name="T1">makePersistent</text:span><text:alphabetical-index-mark-end text:id="IMark57995508"/> resulted in a deep copy of the parameter detached instances. The detached instances themselves never made a state transition. With JDO 2.1, this behavior is the same if the <text:alphabetical-index-mark-start text:id="IMark467852828" text:main-entry="true"/><text:span text:style-name="T1">CopyOnAttach</text:span><text:alphabetical-index-mark-end text:id="IMark467852828"/> flag is <text:span text:style-name="T1">true</text:span>. But with <text:alphabetical-index-mark-start text:id="IMark468009388" text:main-entry="true"/><text:span text:style-name="T1">CopyOnAttach</text:span><text:alphabetical-index-mark-end text:id="IMark468009388"/> flag set to <text:span text:style-name="T1">false</text:span>, detached instances transition from detached to persistent. This change potentially improves usability and performance:</text:p>
      <text:p text:style-name="P7">•<text:tab/>The overhead of making a copy of the detached instance is removed;</text:p>
      <text:p text:style-name="P7">•<text:tab/>Transient state of detached instances is preserved, without requiring implementation of a <text:alphabetical-index-mark-start text:id="IMark467852828" text:main-entry="true"/><text:span text:style-name="T1">JDOPostAttach</text:span><text:alphabetical-index-mark-end text:id="IMark467852828"/> callback or <text:alphabetical-index-mark-start text:id="IMark468009388" text:main-entry="true"/><text:span text:style-name="T1">postAttach</text:span><text:alphabetical-index-mark-end text:id="IMark468009388"/> lifecycle listener;</text:p>
      <text:p text:style-name="P7">•<text:tab/>In conjunction with <text:span text:style-name="T1">DetachAllOnCommit</text:span>, the same instances can be used for multiple round trips using different persistence managers</text:p>
      <text:p text:style-name="P2">For example, consider a web application where a detached instance is stored in the session. During several interactions with the remote user, the instance can be dirtied during an incoming request. With <text:alphabetical-index-mark-start text:id="IMark57995508" text:main-entry="true"/><text:span text:style-name="T1">CopyOnAttach</text:span><text:alphabetical-index-mark-end text:id="IMark57995508"/><text:span text:style-name="T1"> true</text:span>, the application would need to replace the detached instance each time a request came in. But with <text:alphabetical-index-mark-start text:id="IMark468009388" text:main-entry="true"/><text:span text:style-name="T1">CopyOnAttach</text:span><text:alphabetical-index-mark-end text:id="IMark468009388"/><text:span text:style-name="T1"> false</text:span>, the application can simply use the detached instance directly, needing only to call <text:alphabetical-index-mark-start text:id="IMark467852828" text:main-entry="true"/><text:span text:style-name="T1">makePersistent</text:span><text:alphabetical-index-mark-end text:id="IMark467852828"/> on the <text:soft-page-break/>detached instances when a new persistence manager is obtained, and setting <text:span text:style-name="T1">DetachAllOnCommit</text:span> to <text:span text:style-name="T1">true</text:span>. </text:p>
      <text:p text:style-name="P2">Note that for backward compatibility, the user must explicitly set <text:alphabetical-index-mark-start text:id="IMark467852828" text:main-entry="true"/><text:span text:style-name="T1">CopyOnAttach</text:span><text:alphabetical-index-mark-end text:id="IMark467852828"/> to <text:span text:style-name="T1">false</text:span> to obtain the new behavior. This can be done either in the persistence manager or in the persistence manager factory.</text:p>
      <text:h text:style-name="P17" text:outline-level="4"><text:bookmark text:name="X-101871245"/><text:tab/><text:tab/>Serializing Persistent Instances</text:h>
      <text:p text:style-name="P2">The JDO 1.0 specification requires that serialized instances be made ready for <text:alphabetical-index-mark-start text:id="IMark57995508" text:main-entry="true"/>serialization<text:alphabetical-index-mark-end text:id="IMark57995508"/>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text:span text:style-name="Assertion">A12.6.8-5 [</text:span>restored detachable serialized instances are treated as detached instances.<text:span text:style-name="Assertion">]</text:span> </text:p>
      <text:h text:style-name="P17" text:outline-level="4"><text:tab/><text:tab/>Explicit detach</text:h>
      <text:p text:style-name="P10">&lt;T&gt; T <text:alphabetical-index-mark-start text:id="IMark467852828" text:main-entry="true"/>detachCopy<text:alphabetical-index-mark-end text:id="IMark467852828"/>(T pc);</text:p>
      <text:p text:style-name="P10">&lt;T&gt; Collection&lt;T&gt; <text:alphabetical-index-mark-start text:id="IMark467852828" text:main-entry="true"/>detachCopyAll<text:alphabetical-index-mark-end text:id="IMark467852828"/>(Collection&lt;T&gt; pcs);</text:p>
      <text:p text:style-name="P10">&lt;T&gt; T[] <text:alphabetical-index-mark-start text:id="IMark467852828" text:main-entry="true"/>detachCopyAll<text:alphabetical-index-mark-end text:id="IMark467852828"/>(T... pcs);</text:p>
      <text:p text:style-name="P2">This method makes detached copies of the parameter instances and returns the copies as the result of the method. <text:span text:style-name="Assertion">A12.6.8-9 [</text:span>The order of instances in the parameter <text:span text:style-name="T1">Collection</text:span>’s iteration corresponds to the order of corresponding instances in the returned <text:span text:style-name="T1">Collection</text:span>’s iteration.<text:span text:style-name="Assertion">]</text:span></text:p>
      <text:p text:style-name="P2">Only persistent fields are copied by the JDO implementation. If transient fields need to be copied, the application should implement the <text:alphabetical-index-mark-start text:id="IMark467852828" text:main-entry="true"/><text:span text:style-name="T1">jdoPreDetach</text:span><text:alphabetical-index-mark-end text:id="IMark467852828"/> callback or the <text:alphabetical-index-mark-start text:id="IMark57995508" text:main-entry="true"/><text:span text:style-name="T1">preDetach</text:span><text:alphabetical-index-mark-end text:id="IMark57995508"/> lifecycle event listener.</text:p>
      <text:p text:style-name="P2"><text:span text:style-name="Assertion">A12.6.8-10 [</text:span>If a <text:alphabetical-index-mark-start text:id="IMark57995508" text:main-entry="true"/><text:span text:style-name="T1">detachCopy</text:span><text:alphabetical-index-mark-end text:id="IMark57995508"/> method is called with an active transaction, the parameter <text:span text:style-name="T1">Collection</text:span> of instances is first made persistent, and the reachability algorithm is run on the instances<text:span text:style-name="Assertion">]</text:span>. This ensures that the closure of all of the instances in the parameter <text:span text:style-name="T1">Collection</text:span> is persistent.</text:p>
      <text:p text:style-name="P2"><text:span text:style-name="Assertion">A12.6.8-11 [</text:span>If a <text:alphabetical-index-mark-start text:id="IMark57995508" text:main-entry="true"/><text:span text:style-name="T1">detachCopy</text:span><text:alphabetical-index-mark-end text:id="IMark57995508"/>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text:span text:style-name="Assertion">]</text:span> If any detached instances are in the parameter list or reachable from detached or persistent instances in the closure of the parameter list, the corresponding persistent instance is obtained.</text:p>
      <text:p text:style-name="P2"><text:span text:style-name="Assertion">A12.6.8-12 [</text:span>If a <text:alphabetical-index-mark-start text:id="IMark468010684" text:main-entry="true"/><text:span text:style-name="T1">detachCopy</text:span><text:alphabetical-index-mark-end text:id="IMark468010684"/> method is called outside an active transaction, the <text:span text:style-name="T1">NontransactionalRead</text:span> property must be true or <text:span text:style-name="T1">JDOUserException</text:span> is thrown.<text:span text:style-name="Assertion">]</text:span></text:p>
      <text:p text:style-name="P2"><text:span text:style-name="Assertion">A12.6.8-13 [</text:span>For each instance in the parameter <text:span text:style-name="T1">Collection</text:span>, a corresponding detached copy is returned.<text:span text:style-name="Assertion">]</text:span> Each field in the persistent instance is handled based on its type and whether the field is contained in the fetch group for the persistence-capable class. <text:span text:style-name="Assertion">A12.6.8-14 [</text:span>If there are duplicates in the parameter <text:span text:style-name="T1">Collection</text:span>, the corresponding detached copy is used for each such duplicate.<text:span text:style-name="Assertion">]</text:span></text:p>
      <text:p text:style-name="P2"><text:span text:style-name="Assertion">A12.6.8-15 [</text:span>Instances in the persistent-new and persistent-dirty state are updated with their <text:alphabetical-index-mark-start text:id="IMark468010684" text:main-entry="true"/>current<text:alphabetical-index-mark-end text:id="IMark468010684"/> object identity and version<text:span text:style-name="Assertion">]</text:span> (as if they had been flushed to the datastore prior to copying their state). This ensures that the object identity and version (if any) is properly set prior to creating the copy. The transaction in which the <text:alphabetical-index-mark-start text:id="IMark467852828" text:main-entry="true"/>flush<text:alphabetical-index-mark-end text:id="IMark467852828"/> is performed is assumed to commit; if the transaction rolls back, then the detached instances become invalid (they no longer refer to the correct version of the <text:soft-page-break/>datastore instances). This situation will be detected at the subsequent attempt to commit or <text:alphabetical-index-mark-start text:id="IMark57995508" text:main-entry="true"/>flush<text:alphabetical-index-mark-end text:id="IMark57995508"/> a transaction after attaching the detached instances.</text:p>
      <text:p text:style-name="P2"><text:span text:style-name="Assertion">A12.6.8-16 [</text:span>If instances in a deleted state (either persistent-deleted or persistent-new-deleted) are attempted to be detached, a <text:span text:style-name="T1">JDOUserException</text:span> is thrown with nested <text:span text:style-name="T1">JDOUserExceptions</text:span>, one for each such instance.<text:span text:style-name="Assertion">]</text:span></text:p>
      <text:p text:style-name="P2"><text:span text:style-name="Assertion">A12.6.8-32 [</text:span>Instances to be detached that are not of a <text:span text:style-name="T1">Detachable</text:span> class are detached as transient instances.<text:span text:style-name="Assertion">]</text:span></text:p>
      <text:p text:style-name="P2">The <text:alphabetical-index-mark-start text:id="IMark467852828" text:main-entry="true"/>FetchPlan<text:alphabetical-index-mark-end text:id="IMark467852828"/> in effect in the <text:alphabetical-index-mark-start text:id="IMark57995508" text:main-entry="true"/><text:span text:style-name="T1">PersistenceManager</text:span><text:alphabetical-index-mark-end text:id="IMark57995508"/> at the time of detachment determines the fields to be fetched in the closure of the persistent instances. If the <text:alphabetical-index-mark-start text:id="IMark468010684" text:main-entry="true"/>default<text:alphabetical-index-mark-end text:id="IMark468010684"/> fetch plan is active, instances are detached in their <text:alphabetical-index-mark-start text:id="IMark468009388" text:main-entry="true"/>current<text:alphabetical-index-mark-end text:id="IMark468009388"/>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2"><text:span text:style-name="Assertion">A12.6.8-18 [</text:span>Fields in the <text:alphabetical-index-mark-start text:id="IMark468009388" text:main-entry="true"/>FetchPlan<text:alphabetical-index-mark-end text:id="IMark468009388"/> of primitive and wrapper types are set to their values from the datastore<text:span text:style-name="Assertion">]</text:span>. <text:span text:style-name="Assertion">A12.6.8-19 [</text:span>Fields of references to persistence-capable types are set to the detached copy corresponding to the persistent instance.<text:span text:style-name="Assertion">]</text:span> <text:span text:style-name="Assertion">A12.6.8-20 [</text:span>Fields of Collections and Maps are set to detached SCO instances containing references to detached copies corresponding to persistent instances in the datastore.<text:span text:style-name="Assertion">]</text:span></text:p>
      <text:p text:style-name="P2">The result of the <text:alphabetical-index-mark-start text:id="IMark468009388" text:main-entry="true"/><text:span text:style-name="T1">detachCopyAll</text:span><text:alphabetical-index-mark-end text:id="IMark468009388"/>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2">There might or might not be a transaction active when the <text:alphabetical-index-mark-start text:id="IMark57995508" text:main-entry="true"/><text:span text:style-name="T1">detachCopy</text:span><text:alphabetical-index-mark-end text:id="IMark57995508"/> method is called.</text:p>
      <text:h text:style-name="P17" text:outline-level="4"><text:tab/><text:tab/>Behavior of Detached Instances</text:h>
      <text:p text:style-name="P2"><text:span text:style-name="Assertion">A12.6.8-21 [</text:span>While detached, any field access to a field that was not loaded throws <text:span text:style-name="T1">JDODetachedFieldAccessException</text:span>.<text:span text:style-name="Assertion">]</text:span></text:p>
      <text:p text:style-name="P2"><text:span text:style-name="Assertion">A12.6.8-22 [</text:span>While detached, each detached instance has a persistent identity that can be obtained via the static <text:span text:style-name="T1">JDOHelper</text:span> method <text:alphabetical-index-mark-start text:id="IMark468010684" text:main-entry="true"/><text:span text:style-name="T1">getObjectId</text:span><text:alphabetical-index-mark-end text:id="IMark468010684"/><text:span text:style-name="T1">(Object pc)</text:span>.<text:span text:style-name="Assertion">]</text:span> <text:span text:style-name="Assertion">A12.6.8-23 [</text:span>The version of detached instances can be obtained by the static <text:span text:style-name="T1">JDOHelper</text:span> method <text:span text:style-name="T1">getVersion(Object pc)</text:span>.<text:span text:style-name="Assertion">] </text:span></text:p>
      <text:p text:style-name="P2">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2">Changes made to embedded instances of mutable types including persistence-capable types are tracked by the detached instance if they are replaced or modified. Changes are reflected by marking the detached instance’s field as modified.</text:p>
      <text:p text:style-name="P2">To apply changes made to instances while detached, use the <text:alphabetical-index-mark-start text:id="IMark468010684" text:main-entry="true"/><text:span text:style-name="T1">makePersistent</text:span><text:alphabetical-index-mark-end text:id="IMark468010684"/> method with the detached instance as parameter.</text:p>
      <text:p text:style-name="P9"><text:soft-page-break/><draw:frame draw:style-name="fr1" draw:name="7" text:anchor-type="as-char" svg:width="2.7917in" svg:height="0.1346in" draw:z-index="0"><draw:image xlink:href="Pictures/2000000700000FB5000000C94FDA4EAC.wmf" xlink:type="simple" xlink:show="embed" xlink:actuate="onLoad"/></draw:frame></text:p>
      <text:h text:style-name="P13" text:outline-level="2"><text:bookmark text:name="R-1075182"/>Fetch Plan</text:h>
      <text:p text:style-name="P2">A fetch plan defines rules for instantiating the loaded state for an object graph. It specifies fields to be loaded for all of the instances in the graph. Using fetch plans, users can control the field fetching behavior of many JDO APIs. A fetch plan can be associated with a <text:alphabetical-index-mark-start text:id="IMark468010684" text:main-entry="true"/>PersistenceManager<text:alphabetical-index-mark-end text:id="IMark468010684"/> and, independently, with a Query and with an <text:alphabetical-index-mark-start text:id="IMark468009388" text:main-entry="true"/>Extent<text:alphabetical-index-mark-end text:id="IMark468009388"/>.</text:p>
      <text:p text:style-name="P2">A fetch plan also defines rules for creating the detached object graph for the detach APIs and for automatic detachment at commit with DetachAllOnCommit set to true.</text:p>
      <text:p text:style-name="P2">A fetch plan consists of a number of <text:alphabetical-index-mark-start text:id="IMark468009388" text:main-entry="true"/>fetch groups<text:alphabetical-index-mark-end text:id="IMark468009388"/>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2">The <text:alphabetical-index-mark-start text:id="IMark468009388" text:main-entry="true"/>default<text:alphabetical-index-mark-end text:id="IMark468009388"/> fetch plan contains exactly one fetch group, "<text:alphabetical-index-mark-start text:id="IMark468010684" text:main-entry="true"/>default<text:alphabetical-index-mark-end text:id="IMark468010684"/>". It has a fetch size of 0, and detachment option DETACH_LOAD_FIELDS. The <text:alphabetical-index-mark-start text:id="IMark57995508" text:main-entry="true"/>default<text:alphabetical-index-mark-end text:id="IMark57995508"/> fetch plan is in effect when the <text:alphabetical-index-mark-start text:id="IMark384317156" text:main-entry="true"/>PersistenceManager<text:alphabetical-index-mark-end text:id="IMark384317156"/> is first acquired from the PersistenceManagerFactory.</text:p>
      <text:p text:style-name="P2">With the <text:alphabetical-index-mark-start text:id="IMark384317156" text:main-entry="true"/>default<text:alphabetical-index-mark-end text:id="IMark384317156"/> fetch plan in effect, the behavior of JDO 2 is very similar to the behavior of JDO 1. That is, when instances are loaded into memory in response to queries or navigation, fields in the <text:alphabetical-index-mark-start text:id="IMark57995508" text:main-entry="true"/>default<text:alphabetical-index-mark-end text:id="IMark57995508"/> fetch group are loaded, and the <text:alphabetical-index-mark-start text:id="IMark468010684" text:main-entry="true"/>jdoPostLoad<text:alphabetical-index-mark-end text:id="IMark468010684"/>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2">This behavior is sufficient for the most <text:alphabetical-index-mark-start text:id="IMark468010684" text:main-entry="true"/>basic<text:alphabetical-index-mark-end text:id="IMark468010684"/>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2">The most common use case for <text:alphabetical-index-mark-start text:id="IMark468010684" text:main-entry="true"/>fetch groups<text:alphabetical-index-mark-end text:id="IMark468010684"/> is to restrict the fields loaded for an instance to the primitive values and avoid loading related instances for queries. For more control over the <text:alphabetical-index-mark-start text:id="IMark57995508" text:main-entry="true"/>default<text:alphabetical-index-mark-end text:id="IMark57995508"/> behavior, the “<text:alphabetical-index-mark-start text:id="IMark384317156" text:main-entry="true"/>default<text:alphabetical-index-mark-end text:id="IMark384317156"/>” fetch group can simply be redefined for specific classes. For example, a String field that contains a typically large document can be defined as not part of the <text:alphabetical-index-mark-start text:id="IMark468009388" text:main-entry="true"/>default<text:alphabetical-index-mark-end text:id="IMark468009388"/> fetch group, and the field will be loaded only when accessed by the application. Similarly, an Order field associated with OrderLine might be defined as part of the <text:alphabetical-index-mark-start text:id="IMark467852828" text:main-entry="true"/>default<text:alphabetical-index-mark-end text:id="IMark467852828"/> fetch group of OrderLine, and queries on OrderLine will always load the corresponding Order instance as well. This can easily improve the performance of applications that always need the Order whenever OrderLine instances are loaded.</text:p>
      <text:p text:style-name="P2">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5" text:outline-level="3"><text:soft-page-break/><text:alphabetical-index-mark-start text:id="IMark467852828" text:main-entry="true"/>Fetch Groups<text:alphabetical-index-mark-end text:id="IMark467852828"/></text:h>
      <text:p text:style-name="P2"><text:alphabetical-index-mark-start text:id="IMark467852828" text:main-entry="true"/>Fetch groups<text:alphabetical-index-mark-end text:id="IMark467852828"/> are used to identify the list of fields and their associated field recursion-depth for each class for which the fetch plan is applied. </text:p>
      <text:p text:style-name="P2"><text:alphabetical-index-mark-start text:id="IMark467852828" text:main-entry="true"/>Fetch groups<text:alphabetical-index-mark-end text:id="IMark467852828"/> are identified by name and apply to one or more classes. Names have global scope so the same fetch group name can be used for any number of classes. This makes it possible to specify <text:alphabetical-index-mark-start text:id="IMark468009388" text:main-entry="true"/>fetch groups<text:alphabetical-index-mark-end text:id="IMark468009388"/> per <text:alphabetical-index-mark-start text:id="IMark384317156" text:main-entry="true"/><text:span text:style-name="T1">PersistenceManager</text:span><text:alphabetical-index-mark-end text:id="IMark384317156"/> instead of per <text:alphabetical-index-mark-start text:id="IMark57995508" text:main-entry="true"/>extent<text:alphabetical-index-mark-end text:id="IMark57995508"/>. This greatly simplifies the use of <text:alphabetical-index-mark-start text:id="IMark468010684" text:main-entry="true"/>fetch groups<text:alphabetical-index-mark-end text:id="IMark468010684"/> in an application.</text:p>
      <text:p text:style-name="P2">The <text:alphabetical-index-mark-start text:id="IMark468010684" text:main-entry="true"/>default<text:alphabetical-index-mark-end text:id="IMark468010684"/> fetch group (named "<text:alphabetical-index-mark-start text:id="IMark57995508" text:main-entry="true"/><text:span text:style-name="T1">default</text:span><text:alphabetical-index-mark-end text:id="IMark57995508"/>") for each class is created by the JDO implementation according to the rules in the JDO 1.0.1 specification. That is, it includes all fields that by <text:alphabetical-index-mark-start text:id="IMark384317156" text:main-entry="true"/>default<text:alphabetical-index-mark-end text:id="IMark384317156"/> belong to the <text:alphabetical-index-mark-start text:id="IMark467852828" text:main-entry="true"/>default<text:alphabetical-index-mark-end text:id="IMark467852828"/> fetch group (i.e. single-valued fields), and causes the <text:alphabetical-index-mark-start text:id="IMark468009388" text:main-entry="true"/><text:span text:style-name="T1">jdoPostLoad</text:span><text:alphabetical-index-mark-end text:id="IMark468009388"/> method to be called the first time fields are loaded. The <text:alphabetical-index-mark-start text:id="IMark384318020" text:main-entry="true"/>default<text:alphabetical-index-mark-end text:id="IMark384318020"/> fetch group may also be defined by the user in the metadata like any other fetch group, in order to make use of JDO 2 features.</text:p>
      <text:p text:style-name="P2">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2">If a fetch plan other than the <text:alphabetical-index-mark-start text:id="IMark384318020" text:main-entry="true"/>default<text:alphabetical-index-mark-end text:id="IMark384318020"/> fetch plan is active for a <text:alphabetical-index-mark-start text:id="IMark468009388" text:main-entry="true"/>PersistenceManager<text:alphabetical-index-mark-end text:id="IMark468009388"/>, the behavior of several APIs changes:</text:p>
      <text:p text:style-name="P7">•<text:tab/>For <text:alphabetical-index-mark-start text:id="IMark468009388" text:main-entry="true"/><text:span text:style-name="T1">detachCopy</text:span><text:alphabetical-index-mark-end text:id="IMark468009388"/> the JDO implementation must ensure that the graph specified by the active <text:alphabetical-index-mark-start text:id="IMark384318020" text:main-entry="true"/>fetch groups<text:alphabetical-index-mark-end text:id="IMark384318020"/> is copied, based on the <text:span text:style-name="T1">DETACH_LOAD_FIELDS</text:span> and <text:span text:style-name="T1">DETACH_UNLOAD_FIELDS</text:span> flags. </text:p>
      <text:p text:style-name="P7">•<text:tab/>For <text:alphabetical-index-mark-start text:id="IMark384318020" text:main-entry="true"/><text:span text:style-name="T1">refresh</text:span><text:alphabetical-index-mark-end text:id="IMark384318020"/><text:span text:style-name="T1">,</text:span> after clearing fields in the instances, the JDO implementation uses the fetch plan to determine which fields to load from the datastore. </text:p>
      <text:p text:style-name="P7">•<text:tab/>For <text:alphabetical-index-mark-start text:id="IMark467852828" text:main-entry="true"/><text:span text:style-name="T1">retrieve</text:span><text:alphabetical-index-mark-end text:id="IMark467852828"/>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7">•<text:tab/>When executing a query the JDO implementation loads the fields as specified in the fetch plan associated with the <text:span text:style-name="T1">Query</text:span> instance.</text:p>
      <text:p text:style-name="P7">•<text:tab/>When the application dereferences an unloaded field, the JDO implementation uses the <text:alphabetical-index-mark-start text:id="IMark468009388" text:main-entry="true"/>current<text:alphabetical-index-mark-end text:id="IMark468009388"/> fetch plan and the load-fetch-group of the field to create the fetch strategy for the field. The specific behavior depends on whether the unloaded field is a relation to another persistence-capable class.</text:p>
      <text:p text:style-name="P11">• <text:s/>for non-relation fields, the <text:alphabetical-index-mark-start text:id="IMark468009388" text:main-entry="true"/>current<text:alphabetical-index-mark-end text:id="IMark468009388"/> fetch plan is applied to the field’s owning instance, and the fields in the field’s load-fetch-group, plus the field itself are added to the list of fields.</text:p>
      <text:p text:style-name="P11">• <text:s/>for relation fields, the fields in the owning instance are fetched as immediately above, and additionally the instances referred by the field are loaded using the <text:alphabetical-index-mark-start text:id="IMark468009388" text:main-entry="true"/>current<text:alphabetical-index-mark-end text:id="IMark468009388"/> fetch plan plus the field’s load-fetch-group.</text:p>
      <text:p text:style-name="P10"><text:span text:style-name="Assertion"><text:span text:style-name="T2">A12.7-3 [</text:span></text:span><text:alphabetical-index-mark-start text:id="IMark468009388" text:main-entry="true"/>FetchPlan<text:alphabetical-index-mark-end text:id="IMark468009388"/> <text:alphabetical-index-mark-start text:id="IMark467852828" text:main-entry="true"/>getFetchPlan<text:alphabetical-index-mark-end text:id="IMark467852828"/>();</text:p>
      <text:p text:style-name="P2">This method retrieves the fetch plan associated with the <text:alphabetical-index-mark-start text:id="IMark467852828" text:main-entry="true"/><text:span text:style-name="T1">PersistenceManager</text:span><text:alphabetical-index-mark-end text:id="IMark467852828"/>. It always returns the identical instance for the same <text:alphabetical-index-mark-start text:id="IMark468009388" text:main-entry="true"/>PersistenceManager<text:alphabetical-index-mark-end text:id="IMark468009388"/>.<text:span text:style-name="Assertion">]</text:span> </text:p>
      <text:p text:style-name="P2">FetchGroups may be defined statically (in metadata) or dynamically (while the program is running). </text:p>
      <text:h text:style-name="P15" text:outline-level="3"><text:soft-page-break/><text:alphabetical-index-mark-start text:id="IMark468009388" text:main-entry="true"/>MaxFetchDepth<text:alphabetical-index-mark-end text:id="IMark468009388"/></text:h>
      <text:p text:style-name="P2">When <text:alphabetical-index-mark-start text:id="IMark468009388" text:main-entry="true"/>relationship<text:alphabetical-index-mark-end text:id="IMark468009388"/> fields are included in the active fetch plan, it may be possible to <text:alphabetical-index-mark-start text:id="IMark467852828" text:main-entry="true"/>retrieve<text:alphabetical-index-mark-end text:id="IMark467852828"/> the entire contents of the datastore, which might not be the desired effect. To avoid this behavior, and to allow the application to control the amount of data retrieved from the datastore, the <text:alphabetical-index-mark-start text:id="IMark384317156" text:main-entry="true"/>MaxFetchDepth<text:alphabetical-index-mark-end text:id="IMark384317156"/> property of the fetch plan is used. The <text:alphabetical-index-mark-start text:id="IMark384318020" text:main-entry="true"/>MaxFetchDepth<text:alphabetical-index-mark-end text:id="IMark384318020"/> is the depth of references (fields of <text:alphabetical-index-mark-start text:id="IMark57995508" text:main-entry="true"/>relationship<text:alphabetical-index-mark-end text:id="IMark57995508"/> types) to instantiate, starting with the root instances. </text:p>
      <text:p text:style-name="P2">Setting <text:alphabetical-index-mark-start text:id="IMark57995508" text:main-entry="true"/>MaxFetchDepth<text:alphabetical-index-mark-end text:id="IMark57995508"/> to 1 limits the instances retrieved to the root instances and instances directly reachable from the root instances through a field in the fetch plan for the root class(es). Setting <text:alphabetical-index-mark-start text:id="IMark384318020" text:main-entry="true"/>MaxFetchDepth<text:alphabetical-index-mark-end text:id="IMark384318020"/> to 0 has no meaning, and JDOUserException will be thrown. Setting <text:alphabetical-index-mark-start text:id="IMark384317156" text:main-entry="true"/>MaxFetchDepth<text:alphabetical-index-mark-end text:id="IMark384317156"/> to -1 does not limit the instances retrieved via <text:alphabetical-index-mark-start text:id="IMark467852828" text:main-entry="true"/>relationship<text:alphabetical-index-mark-end text:id="IMark467852828"/> fields in the fetch plan. Caution should be exercised to avoid retrieving more instances than desired.</text:p>
      <text:p text:style-name="P2">For example, assume the class Employee defines field dept of type Department, and class Department defines field comp of type Company. When a query for Employee is executed, with a fetch plan that includes Employee.dept and Department.comp and with <text:alphabetical-index-mark-start text:id="IMark467852828" text:main-entry="true"/>MaxFetchDepth<text:alphabetical-index-mark-end text:id="IMark467852828"/> set to 1, the Departments referenced by Employees returned from the query are instantiated, but the Company field is not instantiated. With the <text:alphabetical-index-mark-start text:id="IMark384317156" text:main-entry="true"/>MaxFetchDepth<text:alphabetical-index-mark-end text:id="IMark384317156"/> set to 2, Departments and their corresponding Companys are instantiated for the Employee instances returned by the query.</text:p>
      <text:h text:style-name="P15" text:outline-level="3">Root instances</text:h>
      <text:p text:style-name="P2">Root instances are parameter instances for <text:alphabetical-index-mark-start text:id="IMark384317156" text:main-entry="true"/><text:span text:style-name="T1">retrieve</text:span><text:alphabetical-index-mark-end text:id="IMark384317156"/>, <text:alphabetical-index-mark-start text:id="IMark467852828" text:main-entry="true"/><text:span text:style-name="T1">detachCopy</text:span><text:alphabetical-index-mark-end text:id="IMark467852828"/>, and <text:alphabetical-index-mark-start text:id="IMark384318020" text:main-entry="true"/><text:span text:style-name="T1">refresh</text:span><text:alphabetical-index-mark-end text:id="IMark384318020"/>; and result instances for queries. Root instances for <text:span text:style-name="T1">DetachAllOnCommit</text:span> are defined explicitly by the user via the <text:alphabetical-index-mark-start text:id="IMark57995508" text:main-entry="true"/><text:span text:style-name="T1">FetchPlan</text:span><text:alphabetical-index-mark-end text:id="IMark57995508"/>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2">Once set explicitly, the detachment roots will not be changed until commit, at which time the detachment roots will be set to the empty collection. </text:p>
      <text:p text:style-name="P2">Detachment roots and root classes are ignored for all FetchPlans except those associated directly with the <text:alphabetical-index-mark-start text:id="IMark57995508" text:main-entry="true"/>PersistenceManager<text:alphabetical-index-mark-end text:id="IMark57995508"/>. Detachment root classes are never changed by the JDO implementation; they are completely controlled by the user. Detachment root classes is an empty <text:span text:style-name="T1">Class[]</text:span> when the <text:alphabetical-index-mark-start text:id="IMark384318020" text:main-entry="true"/><text:span text:style-name="T1">PersistenceManager</text:span><text:alphabetical-index-mark-end text:id="IMark384318020"/> is first acquired from the <text:span text:style-name="T1">PersistenceManagerFactory</text:span>.</text:p>
      <text:h text:style-name="P15" text:outline-level="3">Recursion-depth</text:h>
      <text:p text:style-name="P2">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text:alphabetical-index-mark-start text:id="IMark57995508" text:main-entry="true"/>relationship<text:alphabetical-index-mark-end text:id="IMark57995508"/> field specifies the number of times an instance of the same class, subclass, or superclass can be fetched via traversing this field.</text:p>
      <text:p text:style-name="P2">A value of negative 1 (or any negative value) means that the recursion-depth is not limited by traversing this field. If a field is defined in multiple <text:alphabetical-index-mark-start text:id="IMark57995508" text:main-entry="true"/>fetch groups<text:alphabetical-index-mark-end text:id="IMark57995508"/>, the recursion-depth is the largest of the values specified, treating any negative number as a very large positive number. If not specified in any fetch group or in the base field definition, the <text:alphabetical-index-mark-start text:id="IMark384318020" text:main-entry="true"/>default<text:alphabetical-index-mark-end text:id="IMark384318020"/> is 1. A value of 0 means that this field is not traversed at all, effectively removing the field from the fetch group.</text:p>
      <text:p text:style-name="P2">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text:soft-page-break/>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5" text:outline-level="3"><text:bookmark-start text:name="__RefHeading__2915_1882455707"/><text:bookmark text:name="R-1015269"/>The <text:bookmark text:name="X-101871259"/><text:alphabetical-index-mark-start text:id="IMark384318020" text:main-entry="true"/>FetchPlan<text:alphabetical-index-mark-end text:id="IMark384318020"/> interface<text:bookmark-end text:name="__RefHeading__2915_1882455707"/></text:h>
      <text:p text:style-name="P2"><text:alphabetical-index-mark-start text:id="IMark384319412" text:main-entry="true"/>Fetch groups<text:alphabetical-index-mark-end text:id="IMark384319412"/> are activated using methods on the interface <text:alphabetical-index-mark-start text:id="IMark467852828" text:main-entry="true"/><text:span text:style-name="T1">FetchPlan</text:span><text:alphabetical-index-mark-end text:id="IMark467852828"/>. <text:alphabetical-index-mark-start text:id="IMark384317156" text:main-entry="true"/><text:span text:style-name="T1">PersistenceManager</text:span><text:alphabetical-index-mark-end text:id="IMark384317156"/>, <text:alphabetical-index-mark-start text:id="IMark468009388" text:main-entry="true"/><text:span text:style-name="T1">Extent</text:span><text:alphabetical-index-mark-end text:id="IMark468009388"/>, and <text:span text:style-name="T1">Query</text:span> have <text:alphabetical-index-mark-start text:id="IMark468010684" text:main-entry="true"/><text:span text:style-name="T1">getFetchPlan</text:span><text:alphabetical-index-mark-end text:id="IMark468010684"/><text:span text:style-name="T1">()</text:span> methods. <text:s/>When a Query or <text:alphabetical-index-mark-start text:id="IMark467851820" text:main-entry="true"/>Extent<text:alphabetical-index-mark-end text:id="IMark467851820"/> is created from a persistence manager, its fetch plan is initialized to the same settings as that of the persistence manager. <text:span text:style-name="Assertion">A12.7.5-1 [</text:span>Subsequent modifications of the Query or <text:alphabetical-index-mark-start text:id="IMark467698880" text:main-entry="true"/>Extent<text:alphabetical-index-mark-end text:id="IMark467698880"/> fetch plan are localized (not reflected in the fetch plan of the persistence manager<text:span text:style-name="Assertion">]</text:span>). Similarly, subsequent modifications of the fetch plan of the persistence manager are not reflected in any existing Query or <text:alphabetical-index-mark-start text:id="IMark468036320" text:main-entry="true"/>Extent<text:alphabetical-index-mark-end text:id="IMark468036320"/>.</text:p>
      <text:p text:style-name="P2">Mutating <text:alphabetical-index-mark-start text:id="IMark468036320" text:main-entry="true"/><text:span text:style-name="T1">FetchPlan</text:span><text:alphabetical-index-mark-end text:id="IMark468036320"/> methods return the fetch plan instance to allow method chaining.</text:p>
      <text:p text:style-name="P1">package javax.jdo;</text:p>
      <text:p text:style-name="P1">public interface <text:alphabetical-index-mark-start text:id="IMark468036320" text:main-entry="true"/>FetchPlan<text:alphabetical-index-mark-end text:id="IMark468036320"/> {</text:p>
      <text:p text:style-name="P1">String <text:alphabetical-index-mark-start text:id="IMark468036320" text:main-entry="true"/>DEFAULT<text:alphabetical-index-mark-end text:id="IMark468036320"/> = "<text:alphabetical-index-mark-start text:id="IMark467851820" text:main-entry="true"/>default<text:alphabetical-index-mark-end text:id="IMark467851820"/>";</text:p>
      <text:p text:style-name="P1">String ALL = "all";</text:p>
      <text:p text:style-name="P1">int FETCH_SIZE_GREEDY = -1;</text:p>
      <text:p text:style-name="P1">int FETCH_SIZE_OPTIMAL = 0;</text:p>
      <text:p text:style-name="P1">int DETACH_LOAD_FIELDS = 1;</text:p>
      <text:p text:style-name="P1">int DETACH_UNLOAD_FIELDS = 2;</text:p>
      <text:p text:style-name="P1"><text:span text:style-name="Assertion"><text:span text:style-name="T3">A12.7.1-1 [</text:span></text:span>/** Add the <text:alphabetical-index-mark-start text:id="IMark467851820" text:main-entry="true"/>fetchgroup<text:alphabetical-index-mark-end text:id="IMark467851820"/> to the set of active <text:alphabetical-index-mark-start text:id="IMark468036320" text:main-entry="true"/>fetch groups<text:alphabetical-index-mark-end text:id="IMark468036320"/>. Duplicate names will be removed.*/</text:p>
      <text:p text:style-name="P1"><text:alphabetical-index-mark-start text:id="IMark468036320" text:main-entry="true"/>FetchPlan<text:alphabetical-index-mark-end text:id="IMark468036320"/> addGroup(String fetchGroupName);</text:p>
      <text:p text:style-name="P1">/** Remove the fetch group from the set active <text:alphabetical-index-mark-start text:id="IMark468036320" text:main-entry="true"/>fetch groups<text:alphabetical-index-mark-end text:id="IMark468036320"/>. */</text:p>
      <text:p text:style-name="P1"><text:alphabetical-index-mark-start text:id="IMark468036320" text:main-entry="true"/>FetchPlan<text:alphabetical-index-mark-end text:id="IMark468036320"/> removeGroup(String fetchGroupName);</text:p>
      <text:p text:style-name="P1">/** Remove all active groups, including the <text:alphabetical-index-mark-start text:id="IMark468036320" text:main-entry="true"/>default<text:alphabetical-index-mark-end text:id="IMark468036320"/> fetch group. */</text:p>
      <text:p text:style-name="P1"><text:alphabetical-index-mark-start text:id="IMark468036320" text:main-entry="true"/>FetchPlan<text:alphabetical-index-mark-end text:id="IMark468036320"/> clearGroups();</text:p>
      <text:p text:style-name="P1">/** Return an immutable copy of the names of all currently active <text:alphabetical-index-mark-start text:id="IMark468036320" text:main-entry="true"/>fetch groups<text:alphabetical-index-mark-end text:id="IMark468036320"/>. */</text:p>
      <text:p text:style-name="P1">Set getGroups();</text:p>
      <text:p text:style-name="P1">/** Set a Collection of group names to replace the <text:alphabetical-index-mark-start text:id="IMark468036320" text:main-entry="true"/>current<text:alphabetical-index-mark-end text:id="IMark468036320"/> groups. Duplicate names will be removed.*/</text:p>
      <text:p text:style-name="P1"><text:alphabetical-index-mark-start text:id="IMark468036320" text:main-entry="true"/>FetchPlan<text:alphabetical-index-mark-end text:id="IMark468036320"/> setGroups(Collection fetchGroupNames);</text:p>
      <text:p text:style-name="P1">/** Set an array of group names to replace the <text:alphabetical-index-mark-start text:id="IMark468036320" text:main-entry="true"/>current<text:alphabetical-index-mark-end text:id="IMark468036320"/> groups. Duplicate names will be removed.*/</text:p>
      <text:p text:style-name="P1"><text:alphabetical-index-mark-start text:id="IMark468036320" text:main-entry="true"/>FetchPlan<text:alphabetical-index-mark-end text:id="IMark468036320"/> setGroups(String... fetchGroupNames);</text:p>
      <text:p text:style-name="P1">/** Set a single group to replace the <text:alphabetical-index-mark-start text:id="IMark468036320" text:main-entry="true"/>current<text:alphabetical-index-mark-end text:id="IMark468036320"/> groups. */</text:p>
      <text:p text:style-name="P1"><text:alphabetical-index-mark-start text:id="IMark468036320" text:main-entry="true"/>FetchPlan<text:alphabetical-index-mark-end text:id="IMark468036320"/> setGroup(String fetchGroupName);<text:span text:style-name="Assertion"><text:span text:style-name="T3">]</text:span></text:span> </text:p>
      <text:p text:style-name="P1">/** Set the roots for DetachAllOnCommit */</text:p>
      <text:p text:style-name="P1"><text:alphabetical-index-mark-start text:id="IMark468036320" text:main-entry="true"/>FetchPlan<text:alphabetical-index-mark-end text:id="IMark468036320"/> setDetachmentRoots(Collection roots);</text:p>
      <text:p text:style-name="P1">/** Get the roots for DetachAllOnCommit */</text:p>
      <text:p text:style-name="P1">Collection getDetachmentRoots();</text:p>
      <text:p text:style-name="P1">/** Set the roots for DetachAllOnCommit */</text:p>
      <text:p text:style-name="P1"><text:alphabetical-index-mark-start text:id="IMark468036320" text:main-entry="true"/>FetchPlan<text:alphabetical-index-mark-end text:id="IMark468036320"/> setDetachmentRootClasses(Class... rootClasses);</text:p>
      <text:p text:style-name="P1">/** Get the roots for DetachAllOnCommit */</text:p>
      <text:p text:style-name="P1">Class[] getDetachmentRootClasses();</text:p>
      <text:p text:style-name="P1">/** Set the maximum fetch depth. */</text:p>
      <text:p text:style-name="P1"><text:alphabetical-index-mark-start text:id="IMark468036320" text:main-entry="true"/>FetchPlan<text:alphabetical-index-mark-end text:id="IMark468036320"/> setMaxFetchDepth(int fetchDepth);</text:p>
      <text:p text:style-name="P1">/** Get the maximum fetch depth. */</text:p>
      <text:p text:style-name="P1">int getMaxFetchDepth();</text:p>
      <text:p text:style-name="P1"><text:soft-page-break/><text:span text:style-name="Assertion"><text:span text:style-name="T3">A12.7.1-2 [</text:span></text:span>/** Set the fetch size for large result set support. */</text:p>
      <text:p text:style-name="P1"><text:alphabetical-index-mark-start text:id="IMark468036320" text:main-entry="true"/>FetchPlan<text:alphabetical-index-mark-end text:id="IMark468036320"/> setFetchSize(int fetchSize);</text:p>
      <text:p text:style-name="P1">/** Return the fetch size; 0 if not set; -1 for greedy fetching. */</text:p>
      <text:p text:style-name="P1">int getFetchSize();<text:span text:style-name="Assertion"><text:span text:style-name="T3">]</text:span></text:span></text:p>
      <text:p text:style-name="P1"><text:span text:style-name="Assertion"><text:span text:style-name="T3">A12.7.1-3 [</text:span></text:span>/** Set detachment options */</text:p>
      <text:p text:style-name="P1"><text:alphabetical-index-mark-start text:id="IMark468036320" text:main-entry="true"/>FetchPlan<text:alphabetical-index-mark-end text:id="IMark468036320"/> setDetachmentOptions(int options);</text:p>
      <text:p text:style-name="P1">/** Return the detachment options */</text:p>
      <text:p text:style-name="P1">int getDetachmentOptions();<text:span text:style-name="Assertion"><text:span text:style-name="T3">]</text:span></text:span></text:p>
      <text:p text:style-name="P1"/>
      <text:p text:style-name="P2">The <text:span text:style-name="T1">getGroups</text:span> method returns a collection of names. After a call to <text:span text:style-name="T1">clearGroups</text:span> this method returns an empty collection. It is legal to remove the <text:alphabetical-index-mark-start text:id="IMark468036320" text:main-entry="true"/>default<text:alphabetical-index-mark-end text:id="IMark468036320"/> fetch group explicitly via <text:span text:style-name="T1">pm.</text:span><text:alphabetical-index-mark-start text:id="IMark467851820" text:main-entry="true"/><text:span text:style-name="T1">getFetchPlan</text:span><text:alphabetical-index-mark-end text:id="IMark467851820"/><text:span text:style-name="T1">().removeGroup("</text:span><text:alphabetical-index-mark-start text:id="IMark467698880" text:main-entry="true"/><text:span text:style-name="T1">default</text:span><text:alphabetical-index-mark-end text:id="IMark467698880"/><text:span text:style-name="T1">")</text:span>, or to use <text:span text:style-name="T1">setGroups()</text:span> with a collection that does not contain "<text:alphabetical-index-mark-start text:id="IMark468009388" text:main-entry="true"/><text:span text:style-name="T1">default</text:span><text:alphabetical-index-mark-end text:id="IMark468009388"/>". This makes it possible to have only a given fetch group active without the <text:alphabetical-index-mark-start text:id="IMark468010684" text:main-entry="true"/>default<text:alphabetical-index-mark-end text:id="IMark468010684"/> fetch group. If no <text:alphabetical-index-mark-start text:id="IMark467699072" text:main-entry="true"/>fetch groups<text:alphabetical-index-mark-end text:id="IMark467699072"/> are active then a collection with no elements is returned. In this case, loading an instance might not result in loading the <text:alphabetical-index-mark-start text:id="IMark384317156" text:main-entry="true"/>default<text:alphabetical-index-mark-end text:id="IMark384317156"/> fetch group fields and the <text:alphabetical-index-mark-start text:id="IMark467852828" text:main-entry="true"/>jdoPostLoad<text:alphabetical-index-mark-end text:id="IMark467852828"/> method will only be called if there is an active fetch group that declares post-load=”true”.</text:p>
      <text:p text:style-name="P2">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2">Note that the graph and fields specified by a <text:alphabetical-index-mark-start text:id="IMark467852828" text:main-entry="true"/>FetchPlan<text:alphabetical-index-mark-end text:id="IMark467852828"/> is strictly the union of all the active <text:alphabetical-index-mark-start text:id="IMark384317156" text:main-entry="true"/>fetch groups<text:alphabetical-index-mark-end text:id="IMark384317156"/> not based on any complicated set mathematics. So, if a field f1 is in <text:alphabetical-index-mark-start text:id="IMark467699072" text:main-entry="true"/>fetch groups<text:alphabetical-index-mark-end text:id="IMark467699072"/> A and B, and both A and B are added to the <text:alphabetical-index-mark-start text:id="IMark468010684" text:main-entry="true"/>FetchPlan<text:alphabetical-index-mark-end text:id="IMark468010684"/>,and subsequently B is removed from the active <text:alphabetical-index-mark-start text:id="IMark468009388" text:main-entry="true"/>fetch groups<text:alphabetical-index-mark-end text:id="IMark468009388"/> and the instance is loaded, then the field f1 will be loaded, because it is in fetch group A.</text:p>
      <text:p text:style-name="P2">Examples:</text:p>
      <text:p text:style-name="P1">pm = pmf.getPersistenceManager();</text:p>
      <text:p text:style-name="P1"><text:alphabetical-index-mark-start text:id="IMark468009388" text:main-entry="true"/>FetchPlan<text:alphabetical-index-mark-end text:id="IMark468009388"/> fp = pm.<text:alphabetical-index-mark-start text:id="IMark468010684" text:main-entry="true"/>getFetchPlan<text:alphabetical-index-mark-end text:id="IMark468010684"/>();</text:p>
      <text:p text:style-name="P1"/>
      <text:p text:style-name="P1">fp.addGroup("detail").addGroup("list");</text:p>
      <text:p text:style-name="P1">// prints [<text:alphabetical-index-mark-start text:id="IMark468010684" text:main-entry="true"/>default<text:alphabetical-index-mark-end text:id="IMark468010684"/>, detail, list]</text:p>
      <text:p text:style-name="P1">System.out.println(fp.getGroups());</text:p>
      <text:p text:style-name="P1">// refreshes fields in any of <text:alphabetical-index-mark-start text:id="IMark468010684" text:main-entry="true"/>default<text:alphabetical-index-mark-end text:id="IMark468010684"/>+detail+list</text:p>
      <text:p text:style-name="P1">pm.<text:alphabetical-index-mark-start text:id="IMark468010684" text:main-entry="true"/>refresh<text:alphabetical-index-mark-end text:id="IMark468010684"/>(anInstance); </text:p>
      <text:p text:style-name="P1"/>
      <text:p text:style-name="P1">fp.clearGroups();</text:p>
      <text:p text:style-name="P1">// prints []</text:p>
      <text:p text:style-name="P1">System.out.println(fp.getGroups());</text:p>
      <text:p text:style-name="P1">pm.<text:alphabetical-index-mark-start text:id="IMark468010684" text:main-entry="true"/>refresh<text:alphabetical-index-mark-end text:id="IMark468010684"/>(anInstance); // doesn’t do anything</text:p>
      <text:p text:style-name="P1"/>
      <text:p text:style-name="P1">fp.addGroup("list");</text:p>
      <text:p text:style-name="P1">// prints [list]</text:p>
      <text:p text:style-name="P1">System.out.println(fp.getGroups());</text:p>
      <text:p text:style-name="P1">// refreshes fields in list only</text:p>
      <text:p text:style-name="P1">pm.<text:alphabetical-index-mark-start text:id="IMark468010684" text:main-entry="true"/>refresh<text:alphabetical-index-mark-end text:id="IMark468010684"/>(anInstance); </text:p>
      <text:p text:style-name="P1"/>
      <text:p text:style-name="P2">When an instance is loaded using <text:alphabetical-index-mark-start text:id="IMark468010684" text:main-entry="true"/>getObjectById<text:alphabetical-index-mark-end text:id="IMark468010684"/> , a Query is executed, or an <text:alphabetical-index-mark-start text:id="IMark468009388" text:main-entry="true"/>Extent<text:alphabetical-index-mark-end text:id="IMark468009388"/> is iterated, the implementation may choose to use the active <text:alphabetical-index-mark-start text:id="IMark467699072" text:main-entry="true"/>fetch groups<text:alphabetical-index-mark-end text:id="IMark467699072"/> to prefetch data. If an instance being loaded does not have a fetch group with the same name as any of the active groups, and the <text:soft-page-break/>semantics of the method allow returning a hollow instance, then it may be loaded as hollow. If it has more than one of the active groups then the union of fields in all active groups is used.</text:p>
      <text:p text:style-name="P2">Instances loaded through field navigation behave in the same way as for <text:alphabetical-index-mark-start text:id="IMark467699072" text:main-entry="true"/>getObjectById<text:alphabetical-index-mark-end text:id="IMark467699072"/>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2">For the <text:alphabetical-index-mark-start text:id="IMark467699072" text:main-entry="true"/>refresh<text:alphabetical-index-mark-end text:id="IMark467699072"/> and <text:alphabetical-index-mark-start text:id="IMark468009388" text:main-entry="true"/>retrieve<text:alphabetical-index-mark-end text:id="IMark468009388"/> methods, the implementation must ensure that only the graph specified by the active <text:alphabetical-index-mark-start text:id="IMark468010684" text:main-entry="true"/>fetch groups<text:alphabetical-index-mark-end text:id="IMark468010684"/> is refreshed or retrieved; i.e. these operations will recursively <text:alphabetical-index-mark-start text:id="IMark384317156" text:main-entry="true"/>refresh<text:alphabetical-index-mark-end text:id="IMark384317156"/> or <text:alphabetical-index-mark-start text:id="IMark467852828" text:main-entry="true"/>retrieve<text:alphabetical-index-mark-end text:id="IMark467852828"/> the instances and fields in the graph covered by the active <text:alphabetical-index-mark-start text:id="IMark467851820" text:main-entry="true"/>fetch groups<text:alphabetical-index-mark-end text:id="IMark467851820"/>. The refreshed or retrieved graph must not contain extra instances but extra fields may be refreshed for an instance in the graph.</text:p>
      <text:h text:style-name="P15" text:outline-level="3">Defining <text:alphabetical-index-mark-start text:id="IMark467851820" text:main-entry="true"/>fetch groups<text:alphabetical-index-mark-end text:id="IMark467851820"/></text:h>
      <text:p text:style-name="P2"><text:alphabetical-index-mark-start text:id="IMark467851820" text:main-entry="true"/>Fetch groups<text:alphabetical-index-mark-end text:id="IMark467851820"/> are defined in the metadata for a class or interface, or dynamically with methods on <text:alphabetical-index-mark-start text:id="IMark467852828" text:main-entry="true"/><text:span text:style-name="T1">PersistenceManager</text:span><text:alphabetical-index-mark-end text:id="IMark467852828"/> and <text:span text:style-name="T1">PersistenceManager</text:span>Factory.</text:p>
      <text:p text:style-name="P10">&lt;!ELEMENT fetch-group (extension*,(fetch-group|field|property)*, extension*)&gt;</text:p>
      <text:p text:style-name="P10">&lt;!ATTLIST fetch-group name CDATA #REQUIRED&gt;</text:p>
      <text:p text:style-name="P10">&lt;!ATTLIST fetch-group post-load (true|false) #IMPLIED&gt;</text:p>
      <text:p text:style-name="P10">&lt;!ATTLIST field recursion-depth CDATA #IMPLIED&gt;</text:p>
      <text:p text:style-name="P10">&lt;!ATTLIST property recursion-depth CDATA #IMPLIED&gt;</text:p>
      <text:p text:style-name="P2">The <text:span text:style-name="T1">post-load</text:span> attribute on the <text:span text:style-name="T1">fetch-group</text:span> element indicates whether the <text:alphabetical-index-mark-start text:id="IMark384317156" text:main-entry="true"/><text:span text:style-name="T1">jdoPostLoad</text:span><text:alphabetical-index-mark-end text:id="IMark384317156"/> callback will be made when the fetch group is loaded. <text:s/>It defaults to false, for all <text:alphabetical-index-mark-start text:id="IMark467852828" text:main-entry="true"/>fetch groups<text:alphabetical-index-mark-end text:id="IMark467852828"/> except the <text:alphabetical-index-mark-start text:id="IMark467851820" text:main-entry="true"/>default<text:alphabetical-index-mark-end text:id="IMark467851820"/> fetch group, on which it defaults to true. The callback will be called if any field of an instance is loaded when any fetch group is active that contains the <text:span text:style-name="T1">post-load</text:span> attribute set to true.</text:p>
      <text:p text:style-name="P2">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2">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2">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text:alphabetical-index-mark-start text:id="IMark467852828" text:main-entry="true"/>default<text:alphabetical-index-mark-end text:id="IMark467852828"/> is 1, meaning that only the instance directly reachable from this member is fetched.</text:p>
      <text:p text:style-name="P2"><text:soft-page-break/>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text:alphabetical-index-mark-start text:id="IMark467852828" text:main-entry="true"/>fetch groups<text:alphabetical-index-mark-end text:id="IMark467852828"/> including other <text:alphabetical-index-mark-start text:id="IMark384317156" text:main-entry="true"/>fetch groups<text:alphabetical-index-mark-end text:id="IMark384317156"/>) then the union of the <text:alphabetical-index-mark-start text:id="IMark467851820" text:main-entry="true"/>fetch groups<text:alphabetical-index-mark-end text:id="IMark467851820"/> involved is used. If one or more depths have been specified then the largest depth is used unless one of the depths has not been specified (unlimited overrides other depth specifications).</text:p>
      <text:p text:style-name="P2"/>
      <text:p text:style-name="P1">public class Person {</text:p>
      <text:p text:style-name="P1"><text:s text:c="2"/>private String name;</text:p>
      <text:p text:style-name="P1"><text:s text:c="2"/>private Address address;</text:p>
      <text:p text:style-name="P1"><text:s text:c="2"/>private Set children;</text:p>
      <text:p text:style-name="P1">}</text:p>
      <text:p text:style-name="P1"/>
      <text:p text:style-name="P1">public class Address {</text:p>
      <text:p text:style-name="P1"><text:s text:c="2"/>private String street;</text:p>
      <text:p text:style-name="P1"><text:s text:c="2"/>private String city;</text:p>
      <text:p text:style-name="P1"><text:s text:c="2"/>private Country country;</text:p>
      <text:p text:style-name="P1">}</text:p>
      <text:p text:style-name="P1"/>
      <text:p text:style-name="P1">public class Country {</text:p>
      <text:p text:style-name="P1"><text:s text:c="2"/>private String code;</text:p>
      <text:p text:style-name="P1"><text:s text:c="2"/>private String name;</text:p>
      <text:p text:style-name="P1">}</text:p>
      <text:p text:style-name="P1"/>
      <text:p text:style-name="P1">&lt;class name="Person" ...&gt;</text:p>
      <text:p text:style-name="P1">...</text:p>
      <text:p text:style-name="P1"><text:s text:c="2"/>&lt;!-- name + address + country code --&gt;</text:p>
      <text:p text:style-name="P1"><text:s text:c="2"/>&lt;fetch-group name="detail"&gt;</text:p>
      <text:p text:style-name="P1"><text:s text:c="4"/>&lt;fetch-group name="<text:alphabetical-index-mark-start text:id="IMark467851820" text:main-entry="true"/>default<text:alphabetical-index-mark-end text:id="IMark467851820"/>"/&gt;</text:p>
      <text:p text:style-name="P1"><text:s text:c="4"/>&lt;field name="address"/&gt;</text:p>
      <text:p text:style-name="P1"><text:s text:c="4"/>&lt;field name="address.country.code"/&gt;</text:p>
      <text:p text:style-name="P1"><text:s text:c="2"/>&lt;/fetch-group&gt;</text:p>
      <text:p text:style-name="P1"/>
      <text:p text:style-name="P1"><text:s text:c="2"/>&lt;!-- name + address + country code + same for children --&gt;</text:p>
      <text:p text:style-name="P1"><text:s text:c="2"/>&lt;fetch-group name="detail+children"&gt;</text:p>
      <text:p text:style-name="P1"><text:s text:c="4"/>&lt;fetch-group name="detail"/&gt;</text:p>
      <text:p text:style-name="P1"><text:s text:c="4"/>&lt;field name="children"/&gt;</text:p>
      <text:p text:style-name="P1"><text:s text:c="2"/>&lt;/fetch-group&gt;</text:p>
      <text:p text:style-name="P1"/>
      <text:p text:style-name="P1"><text:s text:c="2"/>&lt;!-- name + address + country code + names of children --&gt;</text:p>
      <text:p text:style-name="P1"><text:s text:c="2"/>&lt;fetch-group name="detail+children-names"&gt;</text:p>
      <text:p text:style-name="P1"><text:s text:c="4"/>&lt;fetch-group name="detail"/&gt;</text:p>
      <text:p text:style-name="P1"><text:s text:c="4"/>&lt;field name="children#element.name"/&gt;</text:p>
      <text:p text:style-name="P1"><text:s text:c="2"/>&lt;/fetch-group&gt;</text:p>
      <text:p text:style-name="P1"/>
      <text:p text:style-name="P1"><text:s text:c="2"/>&lt;!-- name + address + country code + list fg of children --&gt;</text:p>
      <text:p text:style-name="P1"><text:s text:c="2"/>&lt;fetch-group name="detail+children-list"&gt;</text:p>
      <text:p text:style-name="P1"><text:s text:c="4"/>&lt;fetch-group name="detail"/&gt;</text:p>
      <text:p text:style-name="P1"><text:s text:c="4"/>&lt;field name="children" fetch-group="list"/&gt;</text:p>
      <text:p text:style-name="P1"><text:s text:c="2"/>&lt;/fetch-group&gt;</text:p>
      <text:p text:style-name="P1"/>
      <text:p text:style-name="P1">&lt;/class&gt;</text:p>
      <text:p text:style-name="P1"><text:soft-page-break/></text:p>
      <text:p text:style-name="P2">Here is a map example:</text:p>
      <text:p text:style-name="P1"/>
      <text:p text:style-name="P1">public class Node {</text:p>
      <text:p text:style-name="P1"><text:s text:c="2"/>private String name;</text:p>
      <text:p text:style-name="P1"><text:s text:c="2"/>private Map edges; // Node -&gt; EdgeWeight</text:p>
      <text:p text:style-name="P1">}</text:p>
      <text:p text:style-name="P1"/>
      <text:p text:style-name="P1">public class EdgeWeight {</text:p>
      <text:p text:style-name="P1"><text:s text:c="2"/>private int weight;</text:p>
      <text:p text:style-name="P1">}</text:p>
      <text:p text:style-name="P1"/>
      <text:p text:style-name="P1">&lt;class name="Node" ...&gt;</text:p>
      <text:p text:style-name="P1"><text:s text:c="2"/>...</text:p>
      <text:p text:style-name="P1"><text:s text:c="2"/>&lt;fetch-group name="neighbour-weights"&gt;</text:p>
      <text:p text:style-name="P1"><text:s text:c="4"/>&lt;field name="edges#key.name"/&gt;</text:p>
      <text:p text:style-name="P1"><text:s text:c="4"/>&lt;field name="edges#value"/&gt;</text:p>
      <text:p text:style-name="P1"><text:s text:c="2"/>&lt;/fetch-group&gt;</text:p>
      <text:p text:style-name="P1"><text:s text:c="2"/>&lt;fetch-group name="neighbours"&gt;</text:p>
      <text:p text:style-name="P1"><text:s text:c="4"/>&lt;field name="edges"/&gt;</text:p>
      <text:p text:style-name="P1"><text:s text:c="2"/>&lt;/fetch-group&gt;</text:p>
      <text:p text:style-name="P1"><text:s text:c="2"/>&lt;fetch-group name="whole-graph"&gt;</text:p>
      <text:p text:style-name="P1"><text:s text:c="4"/>&lt;field name="edges" recursion-depth="-1"/&gt;</text:p>
      <text:p text:style-name="P1"><text:s text:c="2"/>&lt;/fetch-group&gt;</text:p>
      <text:p text:style-name="P1">&lt;/class&gt;</text:p>
      <text:p text:style-name="P1"/>
      <text:h text:style-name="P14" text:outline-level="3">Defining <text:alphabetical-index-mark-start text:id="IMark467851820" text:main-entry="true"/>Fetch Groups<text:alphabetical-index-mark-end text:id="IMark467851820"/> Dynamically</text:h>
      <text:p text:style-name="P2"><text:alphabetical-index-mark-start text:id="IMark467851820" text:main-entry="true"/>Fetch groups<text:alphabetical-index-mark-end text:id="IMark467851820"/> can be defined dynamically. Two distinct use-cases are supported:</text:p>
      <text:p text:style-name="P7">•<text:tab/><text:alphabetical-index-mark-start text:id="IMark467851820" text:main-entry="true"/>fetch groups<text:alphabetical-index-mark-end text:id="IMark467851820"/> that are local to a <text:alphabetical-index-mark-start text:id="IMark384317156" text:main-entry="true"/><text:span text:style-name="T1">PersistenceManager</text:span><text:alphabetical-index-mark-end text:id="IMark384317156"/> and affect only operations on the specific <text:alphabetical-index-mark-start text:id="IMark467852828" text:main-entry="true"/><text:span text:style-name="T1">PersistenceManager</text:span><text:alphabetical-index-mark-end text:id="IMark467852828"/><text:span text:style-name="T1">; </text:span>these are called persistence manager scope;</text:p>
      <text:p text:style-name="P7">•<text:tab/><text:alphabetical-index-mark-start text:id="IMark468010684" text:main-entry="true"/>fetch groups<text:alphabetical-index-mark-end text:id="IMark468010684"/>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8" text:outline-level="4"><text:tab/><text:tab/>Persistence Manager Factory Scoped <text:alphabetical-index-mark-start text:id="IMark467852828" text:main-entry="true"/>Fetch Groups<text:alphabetical-index-mark-end text:id="IMark467852828"/></text:h>
      <text:p text:style-name="P2">To support persistence manager factory scoped <text:alphabetical-index-mark-start text:id="IMark467852828" text:main-entry="true"/>fetch groups<text:alphabetical-index-mark-end text:id="IMark467852828"/>, a factory method is defined on <text:span text:style-name="T1">PersistenceManagerFactory</text:span>:</text:p>
      <text:p text:style-name="P3"><text:alphabetical-index-mark-start text:id="IMark467852828" text:main-entry="true"/>FetchGroup<text:alphabetical-index-mark-end text:id="IMark467852828"/> <text:alphabetical-index-mark-start text:id="IMark468010684" text:main-entry="true"/>getFetchGroup<text:alphabetical-index-mark-end text:id="IMark468010684"/>(Class cls, String groupName);</text:p>
      <text:p text:style-name="P2">This method returns a <text:alphabetical-index-mark-start text:id="IMark468010684" text:main-entry="true"/><text:span text:style-name="T1">FetchGroup</text:span><text:alphabetical-index-mark-end text:id="IMark468010684"/>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2">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text:soft-page-break/>void <text:alphabetical-index-mark-start text:id="IMark384317156" text:main-entry="true"/>addFetchGroups<text:alphabetical-index-mark-end text:id="IMark384317156"/>(<text:alphabetical-index-mark-start text:id="IMark468010684" text:main-entry="true"/>FetchGroup<text:alphabetical-index-mark-end text:id="IMark468010684"/>... groups);</text:p>
      <text:p text:style-name="P2">This method updates the active <text:alphabetical-index-mark-start text:id="IMark468010684" text:main-entry="true"/>fetch groups<text:alphabetical-index-mark-end text:id="IMark468010684"/> in the <text:span text:style-name="T1">PersistenceManagerFactory</text:span>. The <text:span text:style-name="T1">PersistenceManagerFactory</text:span> maintains a set of active <text:alphabetical-index-mark-start text:id="IMark384317156" text:main-entry="true"/>fetch groups<text:alphabetical-index-mark-end text:id="IMark384317156"/>. Equality of <text:alphabetical-index-mark-start text:id="IMark467852828" text:main-entry="true"/>fetch groups<text:alphabetical-index-mark-end text:id="IMark467852828"/> is determined by a combination of the persistent type and fetch group name. Parameter <text:alphabetical-index-mark-start text:id="IMark467851820" text:main-entry="true"/>fetch groups<text:alphabetical-index-mark-end text:id="IMark467851820"/> that are not already active are made active. Parameter <text:alphabetical-index-mark-start text:id="IMark468009388" text:main-entry="true"/>fetch groups<text:alphabetical-index-mark-end text:id="IMark468009388"/> that have an equal active fetch group replace the corresponding fetch group. </text:p>
      <text:p text:style-name="P2"><text:alphabetical-index-mark-start text:id="IMark468009388" text:main-entry="true"/>Fetch groups<text:alphabetical-index-mark-end text:id="IMark468009388"/> can be removed from the active set by calling another method on <text:span text:style-name="T1">PersistenceManagerFactory</text:span>:</text:p>
      <text:p text:style-name="P3">void <text:alphabetical-index-mark-start text:id="IMark468009388" text:main-entry="true"/>removeFetchGroups<text:alphabetical-index-mark-end text:id="IMark468009388"/>(<text:alphabetical-index-mark-start text:id="IMark467851820" text:main-entry="true"/>FetchGroup<text:alphabetical-index-mark-end text:id="IMark467851820"/>... groups);</text:p>
      <text:p text:style-name="P2">This method updates the active <text:alphabetical-index-mark-start text:id="IMark467851820" text:main-entry="true"/>fetch groups<text:alphabetical-index-mark-end text:id="IMark467851820"/> in the <text:span text:style-name="T1">PersistenceManagerFactory</text:span>. Active <text:alphabetical-index-mark-start text:id="IMark468009388" text:main-entry="true"/>fetch groups<text:alphabetical-index-mark-end text:id="IMark468009388"/> that match a parameter fetch group are removed from the persistence manager factory scope.</text:p>
      <text:h text:style-name="P17" text:outline-level="4"><text:tab/><text:tab/>Persistence Manager Scoped <text:alphabetical-index-mark-start text:id="IMark468009388" text:main-entry="true"/>Fetch Groups<text:alphabetical-index-mark-end text:id="IMark468009388"/></text:h>
      <text:p text:style-name="P2">To support persistence manager scoped <text:alphabetical-index-mark-start text:id="IMark468009388" text:main-entry="true"/>fetch groups<text:alphabetical-index-mark-end text:id="IMark468009388"/>, a factory method is defined on <text:alphabetical-index-mark-start text:id="IMark467852828" text:main-entry="true"/><text:span text:style-name="T1">PersistenceManager</text:span><text:alphabetical-index-mark-end text:id="IMark467852828"/>:</text:p>
      <text:p text:style-name="P3"><text:alphabetical-index-mark-start text:id="IMark467851820" text:main-entry="true"/>FetchGroup<text:alphabetical-index-mark-end text:id="IMark467851820"/> <text:alphabetical-index-mark-start text:id="IMark467852828" text:main-entry="true"/>getFetchGroup<text:alphabetical-index-mark-end text:id="IMark467852828"/>(Class cls, String groupName);</text:p>
      <text:p text:style-name="P2">This method returns a <text:alphabetical-index-mark-start text:id="IMark467852828" text:main-entry="true"/><text:span text:style-name="T1">FetchGroup</text:span><text:alphabetical-index-mark-end text:id="IMark467852828"/>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2">The fetch group instance can be modified by adding and removing members, adding and removing groups of members of specific categories, and setting the recursion-depth of members. The returned <text:alphabetical-index-mark-start text:id="IMark468009388" text:main-entry="true"/><text:span text:style-name="T1">FetchGroup</text:span><text:alphabetical-index-mark-end text:id="IMark468009388"/> is immediately made active so changes to its state will affect operations of the <text:alphabetical-index-mark-start text:id="IMark467852828" text:main-entry="true"/><text:span text:style-name="T1">PersistenceManager</text:span><text:alphabetical-index-mark-end text:id="IMark467852828"/>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alphabetical-index-mark-start text:id="IMark467851820" text:main-entry="true"/><text:span text:style-name="T1">PersistenceManager</text:span><text:alphabetical-index-mark-end text:id="IMark467851820"/> operations involving the <text:span text:style-name="T1">Employee</text:span> class.</text:p>
      <text:h text:style-name="P17" text:outline-level="4"><text:tab/><text:tab/>Interface <text:alphabetical-index-mark-start text:id="IMark467852828" text:main-entry="true"/>FetchGroup<text:alphabetical-index-mark-end text:id="IMark467852828"/></text:h>
      <text:p text:style-name="P3">public interface <text:alphabetical-index-mark-start text:id="IMark467851820" text:main-entry="true"/>FetchGroup<text:alphabetical-index-mark-end text:id="IMark467851820"/> {</text:p>
      <text:p text:style-name="P2">To facilitate modifying <text:alphabetical-index-mark-start text:id="IMark467851820" text:main-entry="true"/>fetch groups<text:alphabetical-index-mark-end text:id="IMark467851820"/>, categories of members are defined: </text:p>
      <text:p text:style-name="P7">•<text:span text:style-name="T1"><text:tab/></text:span><text:alphabetical-index-mark-start text:id="IMark467851820" text:main-entry="true"/><text:span text:style-name="T1">default</text:span><text:alphabetical-index-mark-end text:id="IMark467851820"/>: the <text:alphabetical-index-mark-start text:id="IMark467852828" text:main-entry="true"/>default<text:alphabetical-index-mark-end text:id="IMark467852828"/> category contains only the <text:alphabetical-index-mark-start text:id="IMark468010684" text:main-entry="true"/>default<text:alphabetical-index-mark-end text:id="IMark468010684"/> fetch group members.</text:p>
      <text:p text:style-name="P7">•<text:span text:style-name="T1"><text:tab/></text:span><text:alphabetical-index-mark-start text:id="IMark468010684" text:main-entry="true"/><text:span text:style-name="T1">relationship</text:span><text:alphabetical-index-mark-end text:id="IMark468010684"/>: the <text:alphabetical-index-mark-start text:id="IMark467852828" text:main-entry="true"/>relationship<text:alphabetical-index-mark-end text:id="IMark467852828"/> category contains all <text:alphabetical-index-mark-start text:id="IMark467851820" text:main-entry="true"/>relationship<text:alphabetical-index-mark-end text:id="IMark467851820"/> type fields, including embedded relationships</text:p>
      <text:p text:style-name="P7">•<text:span text:style-name="T1"><text:tab/></text:span><text:alphabetical-index-mark-start text:id="IMark467851820" text:main-entry="true"/><text:span text:style-name="T1">multivalued</text:span><text:alphabetical-index-mark-end text:id="IMark467851820"/>: the <text:alphabetical-index-mark-start text:id="IMark467852828" text:main-entry="true"/>multivalued<text:alphabetical-index-mark-end text:id="IMark467852828"/> category includes members of all multi-valued types, including <text:span text:style-name="T1">Collection</text:span>, array, and <text:span text:style-name="T1">Map</text:span> types of <text:alphabetical-index-mark-start text:id="IMark468010684" text:main-entry="true"/>basic<text:alphabetical-index-mark-end text:id="IMark468010684"/> and <text:alphabetical-index-mark-start text:id="IMark468009388" text:main-entry="true"/>relationship<text:alphabetical-index-mark-end text:id="IMark468009388"/> types</text:p>
      <text:p text:style-name="P7">•<text:span text:style-name="T1"><text:tab/></text:span><text:alphabetical-index-mark-start text:id="IMark468009388" text:main-entry="true"/><text:span text:style-name="T1">basic</text:span><text:alphabetical-index-mark-end text:id="IMark468009388"/>: the <text:alphabetical-index-mark-start text:id="IMark468010684" text:main-entry="true"/>basic<text:alphabetical-index-mark-end text:id="IMark468010684"/>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7">•<text:span text:style-name="T1"><text:tab/>all</text:span>: the all category includes all members</text:p>
      <text:p text:style-name="P3"><text:soft-page-break/>public static final String <text:alphabetical-index-mark-start text:id="IMark468009388" text:main-entry="true"/>DEFAULT<text:alphabetical-index-mark-end text:id="IMark468009388"/> = "<text:alphabetical-index-mark-start text:id="IMark468010684" text:main-entry="true"/>default<text:alphabetical-index-mark-end text:id="IMark468010684"/>";</text:p>
      <text:p text:style-name="P3">public static final String <text:alphabetical-index-mark-start text:id="IMark468009388" text:main-entry="true"/>RELATIONSHIP<text:alphabetical-index-mark-end text:id="IMark468009388"/> = "<text:alphabetical-index-mark-start text:id="IMark468010684" text:main-entry="true"/>relationship<text:alphabetical-index-mark-end text:id="IMark468010684"/>";</text:p>
      <text:p text:style-name="P3">public static final String <text:alphabetical-index-mark-start text:id="IMark468009388" text:main-entry="true"/>MULTIVALUED<text:alphabetical-index-mark-end text:id="IMark468009388"/> = "<text:alphabetical-index-mark-start text:id="IMark468010684" text:main-entry="true"/>multivalued<text:alphabetical-index-mark-end text:id="IMark468010684"/>";</text:p>
      <text:p text:style-name="P3">public static final String <text:alphabetical-index-mark-start text:id="IMark468009388" text:main-entry="true"/>BASIC<text:alphabetical-index-mark-end text:id="IMark468009388"/> = "<text:alphabetical-index-mark-start text:id="IMark468010684" text:main-entry="true"/>basic<text:alphabetical-index-mark-end text:id="IMark468010684"/>";</text:p>
      <text:p text:style-name="P3"/>
      <text:p text:style-name="P3">public static final String ALL = "all";</text:p>
      <text:p text:style-name="P3">int <text:alphabetical-index-mark-start text:id="IMark468009388" text:main-entry="true"/>hashCode<text:alphabetical-index-mark-end text:id="IMark468009388"/>();</text:p>
      <text:p text:style-name="P2">The hash code should combine both the class and fetch group name. The hash codes for two equal instances (fetch group instances representing the same persistent type and the same fetch group name) must be identical.</text:p>
      <text:p text:style-name="P3">boolean <text:alphabetical-index-mark-start text:id="IMark468010684" text:main-entry="true"/>equals<text:alphabetical-index-mark-end text:id="IMark468010684"/>(Object other);</text:p>
      <text:p text:style-name="P2">The <text:alphabetical-index-mark-start text:id="IMark468010684" text:main-entry="true"/><text:span text:style-name="T1">equals</text:span><text:alphabetical-index-mark-end text:id="IMark468010684"/> method must compare the class for identity and the fetch group name for equality.</text:p>
      <text:p text:style-name="P3">String <text:alphabetical-index-mark-start text:id="IMark467852828" text:main-entry="true"/>getName<text:alphabetical-index-mark-end text:id="IMark467852828"/>();</text:p>
      <text:p text:style-name="P2">Get the name of this <text:alphabetical-index-mark-start text:id="IMark467852828" text:main-entry="true"/><text:span text:style-name="T1">FetchGroup</text:span><text:alphabetical-index-mark-end text:id="IMark467852828"/>. The name is set only in the factory method.</text:p>
      <text:p text:style-name="P3">Class <text:alphabetical-index-mark-start text:id="IMark468009388" text:main-entry="true"/>getType<text:alphabetical-index-mark-end text:id="IMark468009388"/>();</text:p>
      <text:p text:style-name="P2">Get the persistent type (class or interface) of this <text:alphabetical-index-mark-start text:id="IMark468009388" text:main-entry="true"/><text:span text:style-name="T1">FetchGroup</text:span><text:alphabetical-index-mark-end text:id="IMark468009388"/>. The persistent type is set only in the factory method.</text:p>
      <text:p text:style-name="P3">boolean <text:alphabetical-index-mark-start text:id="IMark468010684" text:main-entry="true"/>getPostLoad<text:alphabetical-index-mark-end text:id="IMark468010684"/>();</text:p>
      <text:p text:style-name="P2">Get the <text:span text:style-name="T1">post-load</text:span> property of this <text:alphabetical-index-mark-start text:id="IMark468010684" text:main-entry="true"/>FetchGroup<text:alphabetical-index-mark-end text:id="IMark468010684"/>.</text:p>
      <text:p text:style-name="P3"><text:alphabetical-index-mark-start text:id="IMark467852828" text:main-entry="true"/>FetchGroup<text:alphabetical-index-mark-end text:id="IMark467852828"/> <text:alphabetical-index-mark-start text:id="IMark468010684" text:main-entry="true"/>setPostLoad<text:alphabetical-index-mark-end text:id="IMark468010684"/>(boolean <text:alphabetical-index-mark-start text:id="IMark468009388" text:main-entry="true"/>postLoad<text:alphabetical-index-mark-end text:id="IMark468009388"/>);</text:p>
      <text:p text:style-name="P2">Set the <text:span text:style-name="T1">post-load</text:span> property of this <text:alphabetical-index-mark-start text:id="IMark468009388" text:main-entry="true"/>FetchGroup<text:alphabetical-index-mark-end text:id="IMark468009388"/>.</text:p>
      <text:p text:style-name="P3"><text:alphabetical-index-mark-start text:id="IMark467852828" text:main-entry="true"/>FetchGroup<text:alphabetical-index-mark-end text:id="IMark467852828"/> <text:alphabetical-index-mark-start text:id="IMark468009388" text:main-entry="true"/>addMember<text:alphabetical-index-mark-end text:id="IMark468009388"/>(String memberName);</text:p>
      <text:p text:style-name="P2">Add the named member (field or property) to the set of members in this <text:alphabetical-index-mark-start text:id="IMark468009388" text:main-entry="true"/><text:span text:style-name="T1">FetchGroup</text:span><text:alphabetical-index-mark-end text:id="IMark468009388"/>. The parameter is the name of a member to add to the <text:alphabetical-index-mark-start text:id="IMark467852828" text:main-entry="true"/><text:span text:style-name="T1">FetchGroup</text:span><text:alphabetical-index-mark-end text:id="IMark467852828"/>. <text:span text:style-name="T1">JDOUserException</text:span> is thrown if the parameter is not the name of a member of the persistent type.</text:p>
      <text:p text:style-name="P3"><text:alphabetical-index-mark-start text:id="IMark467852828" text:main-entry="true"/>FetchGroup<text:alphabetical-index-mark-end text:id="IMark467852828"/> <text:alphabetical-index-mark-start text:id="IMark467851820" text:main-entry="true"/>addMembers<text:alphabetical-index-mark-end text:id="IMark467851820"/>(String... memberNames);</text:p>
      <text:p text:style-name="P2">Add the member (field or property) to the set of members in this <text:alphabetical-index-mark-start text:id="IMark467851820" text:main-entry="true"/>FetchGroup<text:alphabetical-index-mark-end text:id="IMark467851820"/>. Duplicates are ignored. The parameter is an array of names of members to add to the <text:alphabetical-index-mark-start text:id="IMark467852828" text:main-entry="true"/>FetchGroup<text:alphabetical-index-mark-end text:id="IMark467852828"/>. <text:span text:style-name="T1">JDOUserException</text:span> is thrown if any element of the parameter is not the name of a member. </text:p>
      <text:p text:style-name="P3"><text:alphabetical-index-mark-start text:id="IMark467852828" text:main-entry="true"/>FetchGroup<text:alphabetical-index-mark-end text:id="IMark467852828"/> <text:alphabetical-index-mark-start text:id="IMark467851820" text:main-entry="true"/>removeMember<text:alphabetical-index-mark-end text:id="IMark467851820"/>(String memberName);</text:p>
      <text:p text:style-name="P2">Remove the member (field or property) from the set of members in this <text:alphabetical-index-mark-start text:id="IMark467851820" text:main-entry="true"/>FetchGroup<text:alphabetical-index-mark-end text:id="IMark467851820"/>. <text:span text:style-name="T1">JDOUserException</text:span> is thrown if the parameter is not the name of a member of the persistent type.</text:p>
      <text:p text:style-name="P3"><text:alphabetical-index-mark-start text:id="IMark467851820" text:main-entry="true"/>FetchGroup<text:alphabetical-index-mark-end text:id="IMark467851820"/> <text:alphabetical-index-mark-start text:id="IMark467852828" text:main-entry="true"/>removeMembers<text:alphabetical-index-mark-end text:id="IMark467852828"/>(String... memberNames);</text:p>
      <text:p text:style-name="P2">Remove the member (field or property) from the set of members in this <text:alphabetical-index-mark-start text:id="IMark467852828" text:main-entry="true"/>FetchGroup<text:alphabetical-index-mark-end text:id="IMark467852828"/>. Duplicates in the parameter list are eliminated before removing them from the membership. <text:span text:style-name="T1">JDOUserException</text:span> is thrown if any element of the parameter is not the name of a member.</text:p>
      <text:p text:style-name="P3"><text:alphabetical-index-mark-start text:id="IMark467852828" text:main-entry="true"/>FetchGroup<text:alphabetical-index-mark-end text:id="IMark467852828"/> <text:alphabetical-index-mark-start text:id="IMark467851820" text:main-entry="true"/>addCategory<text:alphabetical-index-mark-end text:id="IMark467851820"/>(String categoryName);</text:p>
      <text:p text:style-name="P2"><text:soft-page-break/>Add the members (fields or properties) of the named category to the set of members in this <text:alphabetical-index-mark-start text:id="IMark467851820" text:main-entry="true"/><text:span text:style-name="T1">FetchGroup</text:span><text:alphabetical-index-mark-end text:id="IMark467851820"/>. This method first resolves the category name to a set of members and then adds the members as if <text:alphabetical-index-mark-start text:id="IMark467852828" text:main-entry="true"/><text:span text:style-name="T1">addMembers</text:span><text:alphabetical-index-mark-end text:id="IMark467852828"/> was called. After this method executes, the category is not remembered.</text:p>
      <text:p text:style-name="P3"><text:alphabetical-index-mark-start text:id="IMark468010684" text:main-entry="true"/>FetchGroup<text:alphabetical-index-mark-end text:id="IMark468010684"/> <text:alphabetical-index-mark-start text:id="IMark467852828" text:main-entry="true"/>removeCategory<text:alphabetical-index-mark-end text:id="IMark467852828"/>(String categoryName);</text:p>
      <text:p text:style-name="P2">Remove the members (fields or properties) of the named category from the set of members in this <text:alphabetical-index-mark-start text:id="IMark467852828" text:main-entry="true"/><text:span text:style-name="T1">FetchGroup</text:span><text:alphabetical-index-mark-end text:id="IMark467852828"/>. This method first resolves the category name to a set of members and then removes the members as if <text:alphabetical-index-mark-start text:id="IMark468010684" text:main-entry="true"/><text:span text:style-name="T1">removeMembers</text:span><text:alphabetical-index-mark-end text:id="IMark468010684"/> was called. After this method executes, the category is not remembered.</text:p>
      <text:p text:style-name="P5"><text:alphabetical-index-mark-start text:id="IMark468009388" text:main-entry="true"/>FetchGroup<text:alphabetical-index-mark-end text:id="IMark468009388"/> <text:alphabetical-index-mark-start text:id="IMark468010684" text:main-entry="true"/>setRecursionDepth<text:alphabetical-index-mark-end text:id="IMark468010684"/>(String memberName, int recursionDepth);</text:p>
      <text:p text:style-name="P2">Set the <text:span text:style-name="T1">recursion-depth</text:span> for this member. The <text:alphabetical-index-mark-start text:id="IMark468010684" text:main-entry="true"/>default<text:alphabetical-index-mark-end text:id="IMark468010684"/> is 1. A value of 0 means don't fetch the member (as if the member were omitted entirely). A value of -1 means fetch all instances reachable via this member.</text:p>
      <text:p text:style-name="P3">int <text:alphabetical-index-mark-start text:id="IMark467852828" text:main-entry="true"/>getRecursionDepth<text:alphabetical-index-mark-end text:id="IMark467852828"/>(String memberName);</text:p>
      <text:p text:style-name="P2">Get the recursion-depth for this member.</text:p>
      <text:p text:style-name="P3">Set <text:alphabetical-index-mark-start text:id="IMark468010684" text:main-entry="true"/>getMembers<text:alphabetical-index-mark-end text:id="IMark468010684"/>();</text:p>
      <text:p text:style-name="P2">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alphabetical-index-mark-start text:id="IMark468010684" text:main-entry="true"/><text:span text:style-name="T1">FetchGroup</text:span><text:alphabetical-index-mark-end text:id="IMark468010684"/>.</text:p>
      <text:p text:style-name="P3"><text:alphabetical-index-mark-start text:id="IMark467852828" text:main-entry="true"/>FetchGroup<text:alphabetical-index-mark-end text:id="IMark467852828"/> <text:alphabetical-index-mark-start text:id="IMark468010684" text:main-entry="true"/>setUnmodifiable<text:alphabetical-index-mark-end text:id="IMark468010684"/>();</text:p>
      <text:p text:style-name="P2">Make this <text:alphabetical-index-mark-start text:id="IMark468010684" text:main-entry="true"/><text:span text:style-name="T1">FetchGroup</text:span><text:alphabetical-index-mark-end text:id="IMark468010684"/> unmodifiable. If already unmodifiable, this method has no effect.</text:p>
      <text:p text:style-name="P3">boolean <text:alphabetical-index-mark-start text:id="IMark468009388" text:main-entry="true"/>isUnmodifiable<text:alphabetical-index-mark-end text:id="IMark468009388"/>();</text:p>
      <text:p text:style-name="P2">Return whether this <text:alphabetical-index-mark-start text:id="IMark468009388" text:main-entry="true"/><text:span text:style-name="T1">FetchGroup</text:span><text:alphabetical-index-mark-end text:id="IMark468009388"/> is unmodifiable. If so, methods that would modify the fetch group throw <text:span text:style-name="T1">JDOUserException</text:span>.</text:p>
      <text:p text:style-name="P2">}</text:p>
      <text:p text:style-name="P2"/>
      <text:p text:style-name="P9"><draw:frame draw:style-name="fr1" draw:name="8" text:anchor-type="as-char" svg:width="2.7917in" svg:height="0.1346in" draw:z-index="9"><draw:image xlink:href="Pictures/2000000700000FB5000000C94FDA4EAC.wmf" xlink:type="simple" xlink:show="embed" xlink:actuate="onLoad"/></draw:frame></text:p>
      <text:h text:style-name="P13" text:outline-level="2">Flushing instances</text:h>
      <text:p text:style-name="P10"><text:span text:style-name="Assertion"><text:span text:style-name="T2">A12.8-2 [</text:span></text:span>void <text:alphabetical-index-mark-start text:id="IMark467852828" text:main-entry="true"/>flush<text:alphabetical-index-mark-end text:id="IMark467852828"/>();</text:p>
      <text:p text:style-name="P2">This method flushes all dirty, new, and deleted instances to the datastore. It has no effect if a transaction is not active.</text:p>
      <text:p text:style-name="P2">If a datastore transaction is active, this method synchronizes the cache with the datastore and reports any exceptions.</text:p>
      <text:p text:style-name="P2">If an optimistic transaction is active, this method obtains a <text:alphabetical-index-mark-start text:id="IMark467852828" text:main-entry="true"/>datastore connection<text:alphabetical-index-mark-end text:id="IMark467852828"/> and synchronizes the cache with the datastore using this connection. The connection obtained by this method is held until the end of the transaction.<text:span text:style-name="Assertion">]</text:span></text:p>
      <text:p text:style-name="P10"><text:span text:style-name="Assertion"><text:span text:style-name="T2">A12.8-3 [</text:span></text:span>void <text:alphabetical-index-mark-start text:id="IMark467852828" text:main-entry="true"/>checkConsistency<text:alphabetical-index-mark-end text:id="IMark467852828"/>();</text:p>
      <text:p text:style-name="P2">This method validates the cache with the datastore. It has no effect if a transaction is not active.</text:p>
      <text:p text:style-name="P2"><text:soft-page-break/>If a datastore transaction is active, this method verifies the consistency of instances in the cache against the datastore. An implementation might <text:alphabetical-index-mark-start text:id="IMark467852828" text:main-entry="true"/>flush<text:alphabetical-index-mark-end text:id="IMark467852828"/> instances as if <text:alphabetical-index-mark-start text:id="IMark468009388" text:main-entry="true"/>flush<text:alphabetical-index-mark-end text:id="IMark468009388"/>() were called, but it is not required to do so.</text:p>
      <text:p text:style-name="P2">If an optimistic transaction is active, this method obtains a <text:alphabetical-index-mark-start text:id="IMark468009388" text:main-entry="true"/>datastore connection<text:alphabetical-index-mark-end text:id="IMark468009388"/>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text:span text:style-name="Assertion">]</text:span> </text:p>
      <text:p text:style-name="P9"><draw:frame draw:style-name="fr1" draw:name="9" text:anchor-type="as-char" svg:width="2.7917in" svg:height="0.1346in" draw:z-index="10"><draw:image xlink:href="Pictures/2000000700000FB5000000C94FDA4EAC.wmf" xlink:type="simple" xlink:show="embed" xlink:actuate="onLoad"/></draw:frame></text:p>
      <text:h text:style-name="P13" text:outline-level="2">Transaction completion</text:h>
      <text:p text:style-name="P2">Transaction completion management is delegated to the associated <text:span text:style-name="T1">Transaction</text:span> instance .</text:p>
      <text:p text:style-name="P9"><draw:frame draw:style-name="fr1" draw:name="10" text:anchor-type="as-char" svg:width="2.7917in" svg:height="0.1346in" draw:z-index="11"><draw:image xlink:href="Pictures/2000000700000FB5000000C94FDA4EAC.wmf" xlink:type="simple" xlink:show="embed" xlink:actuate="onLoad"/></draw:frame></text:p>
      <text:h text:style-name="P13" text:outline-level="2"><text:alphabetical-index-mark-start text:id="IMark467852828" text:main-entry="true"/>Multithreaded<text:alphabetical-index-mark-end text:id="IMark467852828"/> Synchronization</text:h>
      <text:p text:style-name="P2">The application might require the <text:alphabetical-index-mark-start text:id="IMark467852828" text:main-entry="true"/><text:span text:style-name="T1">PersistenceManager</text:span><text:alphabetical-index-mark-end text:id="IMark467852828"/> to synchronize internally to avoid corruption of data structures due to multiple application threads. This synchronization is not required when the flag <text:alphabetical-index-mark-start text:id="IMark468009388" text:main-entry="true"/><text:span text:style-name="T1">Multithreaded</text:span><text:alphabetical-index-mark-end text:id="IMark468009388"/> is set to <text:span text:style-name="T1">false</text:span>.</text:p>
      <text:p text:style-name="P10">void <text:alphabetical-index-mark-start text:id="IMark467851820" text:main-entry="true"/>setMultithreaded<text:alphabetical-index-mark-end text:id="IMark467851820"/> (boolean flag);</text:p>
      <text:p text:style-name="P10">boolean <text:alphabetical-index-mark-start text:id="IMark467851820" text:main-entry="true"/>getMultithreaded<text:alphabetical-index-mark-end text:id="IMark467851820"/>();</text:p>
      <text:p text:style-name="P2">NOTE: When the <text:alphabetical-index-mark-start text:id="IMark467851820" text:main-entry="true"/><text:span text:style-name="T1">Multithreaded</text:span><text:alphabetical-index-mark-end text:id="IMark467851820"/><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text:alphabetical-index-mark-start text:id="IMark468009388" text:main-entry="true"/>default<text:alphabetical-index-mark-end text:id="IMark468009388"/>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alphabetical-index-mark-start text:id="IMark467852828" text:main-entry="true"/><text:span text:style-name="T1">Multithreaded</text:span><text:alphabetical-index-mark-end text:id="IMark467852828"/> is set to <text:span text:style-name="T1">true</text:span>.</text:p>
      <text:p text:style-name="P2">The application may choose to perform its own synchronization, and indicate this to the implementation by setting the <text:alphabetical-index-mark-start text:id="IMark467851820" text:main-entry="true"/><text:span text:style-name="T1">Multithreaded</text:span><text:alphabetical-index-mark-end text:id="IMark467851820"/> flag to <text:span text:style-name="T1">false</text:span>. In this case, the JDO implementation is not required to implement any additional synchronizations, although it is permitted to do so.</text:p>
      <text:p text:style-name="P2"><text:span text:style-name="Assertion">A12.7-1 [</text:span>If <text:alphabetical-index-mark-start text:id="IMark468009388" text:main-entry="true"/>PersistenceManager<text:alphabetical-index-mark-end text:id="IMark468009388"/>.<text:alphabetical-index-mark-start text:id="IMark467851820" text:main-entry="true"/>setMultithreaded<text:alphabetical-index-mark-end text:id="IMark467851820"/> is called with a value of true, then the JDO implementation must perform synchronizations to support multiple application threads. A value of true will be returned when <text:alphabetical-index-mark-start text:id="IMark467852828" text:main-entry="true"/>getMultithreaded<text:alphabetical-index-mark-end text:id="IMark467852828"/> is called. In testing, multi-<text:alphabetical-index-mark-start text:id="IMark384317156" text:main-entry="true"/>threading<text:alphabetical-index-mark-end text:id="IMark384317156"/> should be turned on and then multi-<text:alphabetical-index-mark-start text:id="IMark468010684" text:main-entry="true"/>threading<text:alphabetical-index-mark-end text:id="IMark468010684"/> tests should be run.<text:span text:style-name="Assertion">]</text:span></text:p>
      <text:p text:style-name="P2"><text:span text:style-name="Assertion">A12.7-2 [</text:span>If <text:alphabetical-index-mark-start text:id="IMark468010684" text:main-entry="true"/>PersistenceManager<text:alphabetical-index-mark-end text:id="IMark468010684"/>.<text:alphabetical-index-mark-start text:id="IMark384317156" text:main-entry="true"/>setMultithreaded<text:alphabetical-index-mark-end text:id="IMark384317156"/> is called with a value of false, a value of false will be returned when <text:alphabetical-index-mark-start text:id="IMark467852828" text:main-entry="true"/>getMultithreaded<text:alphabetical-index-mark-end text:id="IMark467852828"/> is called.<text:span text:style-name="Assertion">]</text:span></text:p>
      <text:p text:style-name="P9"><text:soft-page-break/><draw:frame draw:style-name="fr1" draw:name="11" text:anchor-type="as-char" svg:width="2.7917in" svg:height="0.1346in" draw:z-index="12"><draw:image xlink:href="Pictures/2000000700000FB5000000C94FDA4EAC.wmf" xlink:type="simple" xlink:show="embed" xlink:actuate="onLoad"/></draw:frame></text:p>
      <text:h text:style-name="P13" text:outline-level="2">User <text:alphabetical-index-mark-start text:id="IMark467852828" text:main-entry="true"/>associated objects<text:alphabetical-index-mark-end text:id="IMark467852828"/></text:h>
      <text:p text:style-name="P2"><text:span text:style-name="Assertion">A12.8-1 [</text:span>The application might manage <text:alphabetical-index-mark-start text:id="IMark467852828" text:main-entry="true"/><text:span text:style-name="T1">PersistenceManager</text:span><text:alphabetical-index-mark-end text:id="IMark467852828"/> instances by using an associated object for bookkeeping purposes. These methods allow the user to manage the associated object.</text:p>
      <text:p text:style-name="P10">void <text:alphabetical-index-mark-start text:id="IMark467852828" text:main-entry="true"/>setUserObject<text:alphabetical-index-mark-end text:id="IMark467852828"/> (Object o);</text:p>
      <text:p text:style-name="P10">Object <text:alphabetical-index-mark-start text:id="IMark467852828" text:main-entry="true"/>getUserObject<text:alphabetical-index-mark-end text:id="IMark467852828"/> ();<text:span text:style-name="Assertion"><text:span text:style-name="T2">]</text:span></text:span></text:p>
      <text:p text:style-name="P2">The parameter is not inspected or used in any way by the JDO implementation</text:p>
      <text:p text:style-name="P2">. For applications where multiple users need to access their own user objects, the following methods allow user objects to be stored and retrieved by key. The values are not examined by the <text:alphabetical-index-mark-start text:id="IMark467852828" text:main-entry="true"/>PersistenceManager<text:alphabetical-index-mark-end text:id="IMark467852828"/>. </text:p>
      <text:p text:style-name="P2">There are no restrictions on values. Keys must not be null. For proper behavior, the keys must be immutable (e.g. java.lang.String, java.lang.Integer, etc.) or the keys’ identity (to the <text:alphabetical-index-mark-start text:id="IMark467852828" text:main-entry="true"/>extent<text:alphabetical-index-mark-end text:id="IMark467852828"/> that it modifies the behavior of <text:alphabetical-index-mark-start text:id="IMark468010684" text:main-entry="true"/>equals<text:alphabetical-index-mark-end text:id="IMark468010684"/> and <text:alphabetical-index-mark-start text:id="IMark384317156" text:main-entry="true"/>hashCode<text:alphabetical-index-mark-end text:id="IMark384317156"/> methods) must not change while a user object is associated with the key. This behavior is not enforced by the <text:alphabetical-index-mark-start text:id="IMark467851820" text:main-entry="true"/>PersistenceManager<text:alphabetical-index-mark-end text:id="IMark467851820"/>.</text:p>
      <text:p text:style-name="P10"><text:span text:style-name="Assertion"><text:span text:style-name="T2">A12.11-1 [</text:span></text:span>Object <text:alphabetical-index-mark-start text:id="IMark467851820" text:main-entry="true"/>putUserObject<text:alphabetical-index-mark-end text:id="IMark467851820"/>(Object key, Object value);</text:p>
      <text:p text:style-name="P2">This method models the put method of Map. The <text:alphabetical-index-mark-start text:id="IMark467851820" text:main-entry="true"/>current<text:alphabetical-index-mark-end text:id="IMark467851820"/> value associated with the key is returned and replaced by the parameter value. If the parameter value is null, the implementation may remove the entry from the table of managed key/value pairs.</text:p>
      <text:p text:style-name="P2">Object <text:alphabetical-index-mark-start text:id="IMark467851820" text:main-entry="true"/>removeUserObject<text:alphabetical-index-mark-end text:id="IMark467851820"/>(Object key);</text:p>
      <text:p text:style-name="P2">This method models the remove method of Map. The <text:alphabetical-index-mark-start text:id="IMark467851820" text:main-entry="true"/>current<text:alphabetical-index-mark-end text:id="IMark467851820"/> value associated with the key is returned and removed.</text:p>
      <text:p text:style-name="P2">Object <text:alphabetical-index-mark-start text:id="IMark467851820" text:main-entry="true"/>getUserObject<text:alphabetical-index-mark-end text:id="IMark467851820"/>(Object key);</text:p>
      <text:p text:style-name="P2">This method models the get method of Map. The <text:alphabetical-index-mark-start text:id="IMark467851820" text:main-entry="true"/>current<text:alphabetical-index-mark-end text:id="IMark467851820"/> value associated with the key is returned. If the key is not found in the table, null is returned.<text:span text:style-name="Assertion">]</text:span></text:p>
      <text:p text:style-name="P9"><draw:frame draw:style-name="fr1" draw:name="12" text:anchor-type="as-char" svg:width="2.7917in" svg:height="0.1346in" draw:z-index="18"><draw:image xlink:href="Pictures/2000000700000FB5000000C94FDA4EAC.wmf" xlink:type="simple" xlink:show="embed" xlink:actuate="onLoad"/></draw:frame></text:p>
      <text:h text:style-name="P13" text:outline-level="2">PersistenceManagerFactory</text:h>
      <text:p text:style-name="P2"><text:span text:style-name="Assertion">A12.12-1 [</text:span>The application might need to get the <text:span text:style-name="T1">PersistenceManagerFactory</text:span> that created this <text:alphabetical-index-mark-start text:id="IMark467851820" text:main-entry="true"/><text:span text:style-name="T1">PersistenceManager</text:span><text:alphabetical-index-mark-end text:id="IMark467851820"/>. If the <text:alphabetical-index-mark-start text:id="IMark384317156" text:main-entry="true"/><text:span text:style-name="T1">PersistenceManager</text:span><text:alphabetical-index-mark-end text:id="IMark384317156"/> was created using a constructor, then this call returns <text:span text:style-name="T1">null</text:span>.<text:span text:style-name="Assertion">]</text:span></text:p>
      <text:p text:style-name="P3">PersistenceManagerFactory <text:alphabetical-index-mark-start text:id="IMark384317156" text:main-entry="true"/>getPersistenceManagerFactory<text:alphabetical-index-mark-end text:id="IMark384317156"/>();</text:p>
      <text:p text:style-name="P2"><text:span text:style-name="Assertion">A12.9-1 [</text:span>This method returns the PersistenceManagerFactory that created this <text:alphabetical-index-mark-start text:id="IMark384317156" text:main-entry="true"/>PersistenceManager<text:alphabetical-index-mark-end text:id="IMark384317156"/>.<text:span text:style-name="Assertion">]</text:span></text:p>
      <text:p text:style-name="P9"><draw:frame draw:style-name="fr1" draw:name="13" text:anchor-type="as-char" svg:width="2.7917in" svg:height="0.1346in" draw:z-index="19"><draw:image xlink:href="Pictures/2000000700000FB5000000C94FDA4EAC.wmf" xlink:type="simple" xlink:show="embed" xlink:actuate="onLoad"/></draw:frame></text:p>
      <text:h text:style-name="P13" text:outline-level="2"><text:alphabetical-index-mark-start text:id="IMark384317156" text:main-entry="true"/>ObjectId class management<text:alphabetical-index-mark-end text:id="IMark384317156"/></text:h>
      <text:p text:style-name="P2">In order for the application to construct instances of the <text:span text:style-name="T1">ObjectId</text:span> class, there is a method that returns the <text:span text:style-name="T1">ObjectId</text:span> class given the persistence capable class.</text:p>
      <text:p text:style-name="P10"><text:soft-page-break/>Class <text:alphabetical-index-mark-start text:id="IMark384317156" text:main-entry="true"/>getObjectIdClass<text:alphabetical-index-mark-end text:id="IMark384317156"/> (Class pcClass);</text:p>
      <text:p text:style-name="P2"><text:span text:style-name="Assertion">A12.10-1 [</text:span>This method returns the class of the object id for the given class.<text:span text:style-name="Assertion">]</text:span> This method returns the class specified by the application for persistence capable classes that use application (primary key) <text:alphabetical-index-mark-start text:id="IMark384317156" text:main-entry="true"/>JDO identity<text:alphabetical-index-mark-end text:id="IMark384317156"/>.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 <text:span text:style-name="Assertion">A12.10-2 [</text:span>a call to <text:alphabetical-index-mark-start text:id="IMark468010684" text:main-entry="true"/>PersistenceManager<text:alphabetical-index-mark-end text:id="IMark468010684"/>.<text:alphabetical-index-mark-start text:id="IMark467851820" text:main-entry="true"/>getObjectIdClass<text:alphabetical-index-mark-end text:id="IMark467851820"/> returns null if the class is abstract or not persistence-capable, or the parameter is null.<text:span text:style-name="Assertion">]</text:span></text:p>
      <text:p text:style-name="P2"><text:span text:style-name="Assertion">A12.13-1 [</text:span>If the implementation does not support application identity, and the class is defined in the jdo metadata to use application identity, then <text:span text:style-name="T1">null</text:span> is returned.<text:span text:style-name="Assertion">]</text:span></text:p>
      <text:p text:style-name="P10"><text:span text:style-name="Assertion"><text:span text:style-name="T2">A12.13-2 [</text:span></text:span>Object <text:alphabetical-index-mark-start text:id="IMark468010684" text:main-entry="true"/>newObjectIdInstance<text:alphabetical-index-mark-end text:id="IMark468010684"/> (Class pcClass, Object key);</text:p>
      <text:p text:style-name="P2">This method returns an object id instance corresponding to the <text:span text:style-name="T1">pcClass</text:span> and <text:span text:style-name="T1">key</text:span> arguments. A String argument might have been the result of executing <text:span text:style-name="T1">toString</text:span> on an object id instance. <text:span text:style-name="Assertion">]</text:span> The <text:span text:style-name="T1">key</text:span> argument is the value of the key field for single field identity. </text:p>
      <text:p text:style-name="P2">This method is portable for datastore identity and application identity. </text:p>
      <text:p text:style-name="P9"><draw:frame draw:style-name="fr1" draw:name="14" text:anchor-type="as-char" svg:width="2.7917in" svg:height="0.1346in" draw:z-index="22"><draw:image xlink:href="Pictures/2000000700000FB5000000C94FDA4EAC.wmf" xlink:type="simple" xlink:show="embed" xlink:actuate="onLoad"/></draw:frame></text:p>
      <text:h text:style-name="P13" text:outline-level="2"><text:alphabetical-index-mark-start text:id="IMark468010684" text:main-entry="true"/>Sequence<text:alphabetical-index-mark-end text:id="IMark468010684"/> </text:h>
      <text:p text:style-name="P2">The JDO metadata defines named <text:alphabetical-index-mark-start text:id="IMark468010684" text:main-entry="true"/>sequence<text:alphabetical-index-mark-end text:id="IMark468010684"/> value object generators, or simply, sequences. A <text:alphabetical-index-mark-start text:id="IMark467851820" text:main-entry="true"/>sequence<text:alphabetical-index-mark-end text:id="IMark467851820"/> implements the javax.jdo.datastore.<text:alphabetical-index-mark-start text:id="IMark384317156" text:main-entry="true"/>Sequence<text:alphabetical-index-mark-end text:id="IMark384317156"/> interface. </text:p>
      <text:p text:style-name="P2">The behavior of the <text:alphabetical-index-mark-start text:id="IMark384317156" text:main-entry="true"/>sequence<text:alphabetical-index-mark-end text:id="IMark384317156"/> with regard to transactions and rolling over maximum values is specified in the metadata.</text:p>
      <text:p text:style-name="P2">Note that there is no portable way for a user-defined <text:alphabetical-index-mark-start text:id="IMark384317156" text:main-entry="true"/>sequence<text:alphabetical-index-mark-end text:id="IMark384317156"/> to implement the <text:alphabetical-index-mark-start text:id="IMark467851820" text:main-entry="true"/>Sequence<text:alphabetical-index-mark-end text:id="IMark467851820"/> interface. In particular, the <text:alphabetical-index-mark-start text:id="IMark468010684" text:main-entry="true"/>getName<text:alphabetical-index-mark-end text:id="IMark468010684"/> method might not return the name of the <text:alphabetical-index-mark-start text:id="IMark467852828" text:main-entry="true"/>sequence<text:alphabetical-index-mark-end text:id="IMark467852828"/>, and the transactional behavior of the <text:alphabetical-index-mark-start text:id="IMark468009388" text:main-entry="true"/>sequence<text:alphabetical-index-mark-end text:id="IMark468009388"/> as specified by the user in metadata might not be implemented. A future version of the specification might add a <text:alphabetical-index-mark-start text:id="IMark467699072" text:main-entry="true"/>sequence<text:alphabetical-index-mark-end text:id="IMark467699072"/> factory spi to enable portable user-defined sequences.</text:p>
      <text:p text:style-name="P2"><text:span text:style-name="Assertion">A12.14-1 [</text:span>The <text:alphabetical-index-mark-start text:id="IMark467699072" text:main-entry="true"/>PersistenceManager<text:alphabetical-index-mark-end text:id="IMark467699072"/> provides a method to <text:alphabetical-index-mark-start text:id="IMark468009388" text:main-entry="true"/>retrieve<text:alphabetical-index-mark-end text:id="IMark468009388"/> a <text:alphabetical-index-mark-start text:id="IMark467852828" text:main-entry="true"/>Sequence<text:alphabetical-index-mark-end text:id="IMark467852828"/> by name.</text:p>
      <text:p text:style-name="P10"><text:alphabetical-index-mark-start text:id="IMark467852828" text:main-entry="true"/>Sequence<text:alphabetical-index-mark-end text:id="IMark467852828"/> <text:alphabetical-index-mark-start text:id="IMark468009388" text:main-entry="true"/>getSequence<text:alphabetical-index-mark-end text:id="IMark468009388"/>(String name);</text:p>
      <text:p text:style-name="P2">If the named <text:alphabetical-index-mark-start text:id="IMark468009388" text:main-entry="true"/>sequence<text:alphabetical-index-mark-end text:id="IMark468009388"/> does not exist, JDOUserException is thrown.<text:span text:style-name="Assertion">]</text:span></text:p>
      <text:p text:style-name="P2">The name is the scoped name of the <text:alphabetical-index-mark-start text:id="IMark468009388" text:main-entry="true"/>sequence<text:alphabetical-index-mark-end text:id="IMark468009388"/> , which uses the standard Java package naming. For example, a <text:alphabetical-index-mark-start text:id="IMark467852828" text:main-entry="true"/>sequence<text:alphabetical-index-mark-end text:id="IMark467852828"/> might be named “com.acme.hr.EmployeeSequence”.</text:p>
      <text:p text:style-name="P10">package javax.jdo.datastore;</text:p>
      <text:p text:style-name="P10">public interface <text:alphabetical-index-mark-start text:id="IMark467852828" text:main-entry="true"/>Sequence<text:alphabetical-index-mark-end text:id="IMark467852828"/> {</text:p>
      <text:p text:style-name="P10"><text:span text:style-name="T2"><text:tab/></text:span><text:span text:style-name="Assertion"><text:span text:style-name="T2">A12.14-2 [</text:span></text:span>String <text:alphabetical-index-mark-start text:id="IMark467852828" text:main-entry="true"/>getName<text:alphabetical-index-mark-end text:id="IMark467852828"/>();</text:p>
      <text:p text:style-name="P2">This method returns the fully qualified name of the <text:alphabetical-index-mark-start text:id="IMark467852828" text:main-entry="true"/>Sequence<text:alphabetical-index-mark-end text:id="IMark467852828"/>.<text:span text:style-name="Assertion">]</text:span></text:p>
      <text:p text:style-name="P10"><text:span text:style-name="T2"><text:tab/></text:span><text:span text:style-name="Assertion"><text:span text:style-name="T2">A12.14-3 [</text:span></text:span>Object <text:alphabetical-index-mark-start text:id="IMark467852828" text:main-entry="true"/>next<text:alphabetical-index-mark-end text:id="IMark467852828"/>();</text:p>
      <text:p text:style-name="P2">This method returns the <text:alphabetical-index-mark-start text:id="IMark467852828" text:main-entry="true"/>next<text:alphabetical-index-mark-end text:id="IMark467852828"/> <text:alphabetical-index-mark-start text:id="IMark468009388" text:main-entry="true"/>sequence<text:alphabetical-index-mark-end text:id="IMark468009388"/> value object. The <text:alphabetical-index-mark-start text:id="IMark467699072" text:main-entry="true"/>sequence<text:alphabetical-index-mark-end text:id="IMark467699072"/> might be protected by transactional semantics, in which case the <text:alphabetical-index-mark-start text:id="IMark468010684" text:main-entry="true"/>sequence<text:alphabetical-index-mark-end text:id="IMark468010684"/> value object will be reused if the transaction in which the <text:alphabetical-index-mark-start text:id="IMark467851820" text:main-entry="true"/>sequence<text:alphabetical-index-mark-end text:id="IMark467851820"/> value object was obtained rolls back.<text:span text:style-name="Assertion">]</text:span></text:p>
      <text:p text:style-name="P10"><text:soft-page-break/><text:tab/>void <text:alphabetical-index-mark-start text:id="IMark467851820" text:main-entry="true"/>allocate<text:alphabetical-index-mark-end text:id="IMark467851820"/>(int additional);</text:p>
      <text:p text:style-name="P2">This method is a hint to the implementation that the application needs the additional number of <text:alphabetical-index-mark-start text:id="IMark467851820" text:main-entry="true"/>sequence<text:alphabetical-index-mark-end text:id="IMark467851820"/> value objects in short order. There is no externally visible behavior of this method. It is used to potentially improve the efficiency of the algorithm of obtaining additional <text:alphabetical-index-mark-start text:id="IMark468010684" text:main-entry="true"/>sequence<text:alphabetical-index-mark-end text:id="IMark468010684"/> value objects.</text:p>
      <text:p text:style-name="P10"><text:span text:style-name="T2"><text:tab/></text:span><text:span text:style-name="Assertion"><text:span text:style-name="T2">A12.14-4 [</text:span></text:span>Object <text:alphabetical-index-mark-start text:id="IMark468010684" text:main-entry="true"/>current<text:alphabetical-index-mark-end text:id="IMark468010684"/>();</text:p>
      <text:p text:style-name="P2">This method returns the <text:alphabetical-index-mark-start text:id="IMark468010684" text:main-entry="true"/>current<text:alphabetical-index-mark-end text:id="IMark468010684"/> <text:alphabetical-index-mark-start text:id="IMark467851820" text:main-entry="true"/>sequence<text:alphabetical-index-mark-end text:id="IMark467851820"/> value object if it is available. It is intended to return a <text:alphabetical-index-mark-start text:id="IMark467699072" text:main-entry="true"/>sequence<text:alphabetical-index-mark-end text:id="IMark467699072"/> value object previously used.<text:span text:style-name="Assertion">]</text:span> The implementation might choose to return null for all cases or for any cases where a <text:alphabetical-index-mark-start text:id="IMark468009388" text:main-entry="true"/>current<text:alphabetical-index-mark-end text:id="IMark468009388"/> <text:alphabetical-index-mark-start text:id="IMark467852828" text:main-entry="true"/>sequence<text:alphabetical-index-mark-end text:id="IMark467852828"/> value object is not available.</text:p>
      <text:p text:style-name="P10"><text:span text:style-name="T2"><text:tab/></text:span><text:span text:style-name="Assertion"><text:span text:style-name="T2">A12.14-5 [</text:span></text:span>long <text:alphabetical-index-mark-start text:id="IMark467852828" text:main-entry="true"/>nextValue<text:alphabetical-index-mark-end text:id="IMark467852828"/>();</text:p>
      <text:p text:style-name="P2">This method returns the <text:alphabetical-index-mark-start text:id="IMark467852828" text:main-entry="true"/>next<text:alphabetical-index-mark-end text:id="IMark467852828"/> <text:alphabetical-index-mark-start text:id="IMark468009388" text:main-entry="true"/>sequence<text:alphabetical-index-mark-end text:id="IMark468009388"/> value as a long if it is available and able to be converted to a number<text:span text:style-name="Assertion">]</text:span>. It is equivalent to ((Long)<text:alphabetical-index-mark-start text:id="IMark467699072" text:main-entry="true"/>next<text:alphabetical-index-mark-end text:id="IMark467699072"/>()).longValue().</text:p>
      <text:p text:style-name="P10"><text:span text:style-name="T2"><text:tab/></text:span><text:span text:style-name="Assertion"><text:span text:style-name="T2">A12.14-6 [</text:span></text:span>long <text:alphabetical-index-mark-start text:id="IMark467699072" text:main-entry="true"/>currentValue<text:alphabetical-index-mark-end text:id="IMark467699072"/>();</text:p>
      <text:p text:style-name="P2">This method returns the <text:alphabetical-index-mark-start text:id="IMark467699072" text:main-entry="true"/>current<text:alphabetical-index-mark-end text:id="IMark467699072"/> <text:alphabetical-index-mark-start text:id="IMark468009388" text:main-entry="true"/>sequence<text:alphabetical-index-mark-end text:id="IMark468009388"/> value as a long if it is available and able to be converted to a number.<text:span text:style-name="Assertion">]</text:span> It is equivalent to ((Long)<text:alphabetical-index-mark-start text:id="IMark467852828" text:main-entry="true"/>current<text:alphabetical-index-mark-end text:id="IMark467852828"/>()).longValue().</text:p>
      <text:p text:style-name="P2">}</text:p>
      <text:p text:style-name="P9"><draw:frame draw:style-name="fr1" draw:name="15" text:anchor-type="as-char" svg:width="2.7917in" svg:height="0.1346in" draw:z-index="30"><draw:image xlink:href="Pictures/2000000700000FB5000000C94FDA4EAC.wmf" xlink:type="simple" xlink:show="embed" xlink:actuate="onLoad"/></draw:frame></text:p>
      <text:h text:style-name="P13" text:outline-level="2">Life-cycle callbacks</text:h>
      <text:p text:style-name="P2">In order to minimize the impact on domain classes, the instance callbacks can be defined to use a life-cycle listener pattern instead of having the domain class implement the callback interface(s).</text:p>
      <text:p text:style-name="P10">package javax.jdo.listener;</text:p>
      <text:p text:style-name="P10">public interface <text:alphabetical-index-mark-start text:id="IMark467852828" text:main-entry="true"/>InstanceLifecycleListener<text:alphabetical-index-mark-end text:id="IMark467852828"/> {</text:p>
      <text:p text:style-name="P10">}</text:p>
      <text:p text:style-name="P10">public interface <text:alphabetical-index-mark-start text:id="IMark467852828" text:main-entry="true"/>CreateLifecycleListener<text:alphabetical-index-mark-end text:id="IMark467852828"/> </text:p>
      <text:p text:style-name="P10"><text:tab/>extends <text:alphabetical-index-mark-start text:id="IMark467852828" text:main-entry="true"/>InstanceLifecycleListener<text:alphabetical-index-mark-end text:id="IMark467852828"/> {</text:p>
      <text:p text:style-name="P10"><text:span text:style-name="Assertion"><text:span text:style-name="T2">A12.15-1 [</text:span></text:span>void <text:alphabetical-index-mark-start text:id="IMark467852828" text:main-entry="true"/>postCreate<text:alphabetical-index-mark-end text:id="IMark467852828"/>(<text:alphabetical-index-mark-start text:id="IMark468009388" text:main-entry="true"/>InstanceLifecycleEvent<text:alphabetical-index-mark-end text:id="IMark468009388"/> event);</text:p>
      <text:p text:style-name="P10">}</text:p>
      <text:p text:style-name="P2">This method is called whenever a persistent instance is created, during <text:alphabetical-index-mark-start text:id="IMark468009388" text:main-entry="true"/>makePersistent<text:alphabetical-index-mark-end text:id="IMark468009388"/>. It is called after the instance transitions to persistent-new.<text:span text:style-name="Assertion">]</text:span></text:p>
      <text:p text:style-name="P2">package javax.jdo.listener;</text:p>
      <text:p text:style-name="P10">public interface <text:alphabetical-index-mark-start text:id="IMark468009388" text:main-entry="true"/>LoadLifecycleListener<text:alphabetical-index-mark-end text:id="IMark468009388"/> </text:p>
      <text:p text:style-name="P10"><text:tab/>extends <text:alphabetical-index-mark-start text:id="IMark468009388" text:main-entry="true"/>InstanceLifecycleListener<text:alphabetical-index-mark-end text:id="IMark468009388"/> {</text:p>
      <text:p text:style-name="P10"><text:span text:style-name="Assertion"><text:span text:style-name="T2">A12.15-2 [</text:span></text:span>void <text:alphabetical-index-mark-start text:id="IMark468009388" text:main-entry="true"/>postLoad<text:alphabetical-index-mark-end text:id="IMark468009388"/>(<text:alphabetical-index-mark-start text:id="IMark467852828" text:main-entry="true"/>InstanceLifecycleEvent<text:alphabetical-index-mark-end text:id="IMark467852828"/> event);</text:p>
      <text:p text:style-name="P10">}</text:p>
      <text:p text:style-name="P2">This method is called whenever a persistent instance is loaded. It is called after the <text:alphabetical-index-mark-start text:id="IMark467852828" text:main-entry="true"/>jdoPostLoad<text:alphabetical-index-mark-end text:id="IMark467852828"/> method is invoked on the instance.<text:span text:style-name="Assertion">]</text:span></text:p>
      <text:p text:style-name="P10">package javax.jdo.listener;</text:p>
      <text:p text:style-name="P10"><text:soft-page-break/>public interface <text:alphabetical-index-mark-start text:id="IMark467852828" text:main-entry="true"/>StoreLifecycleListener<text:alphabetical-index-mark-end text:id="IMark467852828"/> </text:p>
      <text:p text:style-name="P10"><text:tab/>extends <text:alphabetical-index-mark-start text:id="IMark467852828" text:main-entry="true"/>InstanceLifecycleListener<text:alphabetical-index-mark-end text:id="IMark467852828"/> {</text:p>
      <text:p text:style-name="P10"><text:span text:style-name="Assertion"><text:span text:style-name="T2">A12.15-3 [</text:span></text:span>void <text:alphabetical-index-mark-start text:id="IMark467852828" text:main-entry="true"/>preStore<text:alphabetical-index-mark-end text:id="IMark467852828"/>(<text:alphabetical-index-mark-start text:id="IMark468009388" text:main-entry="true"/>InstanceLifecycleEvent<text:alphabetical-index-mark-end text:id="IMark468009388"/> event);</text:p>
      <text:p text:style-name="P10">}</text:p>
      <text:p text:style-name="P2">This method is called whenever a persistent instance is stored, for example during <text:alphabetical-index-mark-start text:id="IMark468009388" text:main-entry="true"/>flush<text:alphabetical-index-mark-end text:id="IMark468009388"/> or commit. It is called before the <text:alphabetical-index-mark-start text:id="IMark467852828" text:main-entry="true"/>jdoPreStore<text:alphabetical-index-mark-end text:id="IMark467852828"/> method is invoked on the instance.<text:span text:style-name="Assertion">]</text:span> An object identity for a persistent-new instance might not have been assigned to the instance when this callback is invoked.</text:p>
      <text:p text:style-name="P10"><text:span text:style-name="Assertion"><text:span text:style-name="T2">A12.15-4 [</text:span></text:span>void <text:alphabetical-index-mark-start text:id="IMark467852828" text:main-entry="true"/>postStore<text:alphabetical-index-mark-end text:id="IMark467852828"/>(<text:alphabetical-index-mark-start text:id="IMark468009388" text:main-entry="true"/>InstanceLifecycleEvent<text:alphabetical-index-mark-end text:id="IMark468009388"/> event);</text:p>
      <text:p text:style-name="P10">}</text:p>
      <text:p text:style-name="P2">This method is called whenever a persistent instance is stored, for example during <text:alphabetical-index-mark-start text:id="IMark468009388" text:main-entry="true"/>flush<text:alphabetical-index-mark-end text:id="IMark468009388"/> or commit. It is called after the <text:alphabetical-index-mark-start text:id="IMark467852828" text:main-entry="true"/>jdoPreStore<text:alphabetical-index-mark-end text:id="IMark467852828"/> method is invoked on the instance. An object identity for a persistent-new instance must have been assigned to the instance when this callback is invoked.<text:span text:style-name="Assertion">]</text:span></text:p>
      <text:p text:style-name="P10">package javax.jdo.listener;</text:p>
      <text:p text:style-name="P10">public interface <text:alphabetical-index-mark-start text:id="IMark467852828" text:main-entry="true"/>ClearLifecycleListener<text:alphabetical-index-mark-end text:id="IMark467852828"/> </text:p>
      <text:p text:style-name="P10"><text:tab/>extends <text:alphabetical-index-mark-start text:id="IMark467852828" text:main-entry="true"/>InstanceLifecycleListener<text:alphabetical-index-mark-end text:id="IMark467852828"/> {</text:p>
      <text:p text:style-name="P10"><text:span text:style-name="Assertion"><text:span text:style-name="T2">A12.15-5 [</text:span></text:span>void <text:alphabetical-index-mark-start text:id="IMark467852828" text:main-entry="true"/>preClear<text:alphabetical-index-mark-end text:id="IMark467852828"/>(<text:alphabetical-index-mark-start text:id="IMark468009388" text:main-entry="true"/>InstanceLifecycleEvent<text:alphabetical-index-mark-end text:id="IMark468009388"/> event);</text:p>
      <text:p text:style-name="P10">}</text:p>
      <text:p text:style-name="P2">This method is called whenever a persistent instance is cleared, for example during afterCompletion. It is called before the <text:alphabetical-index-mark-start text:id="IMark468009388" text:main-entry="true"/>jdoPreClear<text:alphabetical-index-mark-end text:id="IMark468009388"/> method is invoked on the instance.<text:span text:style-name="Assertion">]</text:span></text:p>
      <text:p text:style-name="P10"><text:span text:style-name="Assertion"><text:span text:style-name="T2">A12.15-6 [</text:span></text:span>void <text:alphabetical-index-mark-start text:id="IMark468009388" text:main-entry="true"/>postClear<text:alphabetical-index-mark-end text:id="IMark468009388"/>(<text:alphabetical-index-mark-start text:id="IMark467852828" text:main-entry="true"/>InstanceLifecycleEvent<text:alphabetical-index-mark-end text:id="IMark467852828"/> event);</text:p>
      <text:p text:style-name="P2">This method is called whenever a persistent instance is cleared, for example during afterCompletion. It is called after the <text:alphabetical-index-mark-start text:id="IMark467852828" text:main-entry="true"/>jdoPreClear<text:alphabetical-index-mark-end text:id="IMark467852828"/> method is invoked on the instance and the fields have been cleared by the JDO implementation.<text:span text:style-name="Assertion">]</text:span></text:p>
      <text:p text:style-name="P10">package javax.jdo.listener;</text:p>
      <text:p text:style-name="P10">public interface <text:alphabetical-index-mark-start text:id="IMark467852828" text:main-entry="true"/>DeleteLifecycleListener<text:alphabetical-index-mark-end text:id="IMark467852828"/> </text:p>
      <text:p text:style-name="P10"><text:tab/>extends <text:alphabetical-index-mark-start text:id="IMark467852828" text:main-entry="true"/>InstanceLifecycleListener<text:alphabetical-index-mark-end text:id="IMark467852828"/> {</text:p>
      <text:p text:style-name="P10"><text:span text:style-name="Assertion"><text:span text:style-name="T2">A12.15-7 [</text:span></text:span>void <text:alphabetical-index-mark-start text:id="IMark467852828" text:main-entry="true"/>preDelete<text:alphabetical-index-mark-end text:id="IMark467852828"/>(<text:alphabetical-index-mark-start text:id="IMark468009388" text:main-entry="true"/>InstanceLifecycleEvent<text:alphabetical-index-mark-end text:id="IMark468009388"/> event);</text:p>
      <text:p text:style-name="P2">This method is called whenever a persistent instance is deleted, during <text:alphabetical-index-mark-start text:id="IMark468009388" text:main-entry="true"/>deletePersistent<text:alphabetical-index-mark-end text:id="IMark468009388"/>. It is called before the state transition and before the <text:alphabetical-index-mark-start text:id="IMark467852828" text:main-entry="true"/>jdoPreDelete<text:alphabetical-index-mark-end text:id="IMark467852828"/> method is invoked on the instance.<text:span text:style-name="Assertion">]</text:span></text:p>
      <text:p text:style-name="P10"><text:span text:style-name="Assertion"><text:span text:style-name="T2">A12.15-8 [</text:span></text:span>void <text:alphabetical-index-mark-start text:id="IMark467852828" text:main-entry="true"/>postDelete<text:alphabetical-index-mark-end text:id="IMark467852828"/>(<text:alphabetical-index-mark-start text:id="IMark468009388" text:main-entry="true"/>InstanceLifecycleEvent<text:alphabetical-index-mark-end text:id="IMark468009388"/> event);</text:p>
      <text:p text:style-name="P10">}</text:p>
      <text:p text:style-name="P2">This method is called whenever a persistent instance is deleted, during <text:alphabetical-index-mark-start text:id="IMark468009388" text:main-entry="true"/>deletePersistent<text:alphabetical-index-mark-end text:id="IMark468009388"/>. It is called after the <text:alphabetical-index-mark-start text:id="IMark467852828" text:main-entry="true"/>jdoPreDelete<text:alphabetical-index-mark-end text:id="IMark467852828"/> method is invoked on the instance and after the state transition<text:span text:style-name="Assertion">]</text:span>.</text:p>
      <text:p text:style-name="P10">package javax.jdo.listener;</text:p>
      <text:p text:style-name="P10">public interface <text:alphabetical-index-mark-start text:id="IMark467852828" text:main-entry="true"/>DirtyLifecycleListener<text:alphabetical-index-mark-end text:id="IMark467852828"/> </text:p>
      <text:p text:style-name="P10"><text:tab/>extends <text:alphabetical-index-mark-start text:id="IMark467852828" text:main-entry="true"/>InstanceLifecycleListener<text:alphabetical-index-mark-end text:id="IMark467852828"/> {</text:p>
      <text:p text:style-name="P10"><text:span text:style-name="Assertion"><text:span text:style-name="T2">A12.15-9 [</text:span></text:span>void <text:alphabetical-index-mark-start text:id="IMark467852828" text:main-entry="true"/>preDirty<text:alphabetical-index-mark-end text:id="IMark467852828"/>(<text:alphabetical-index-mark-start text:id="IMark468009388" text:main-entry="true"/>InstanceLifecycleEvent<text:alphabetical-index-mark-end text:id="IMark468009388"/> event);</text:p>
      <text:p text:style-name="P10"><text:soft-page-break/>}</text:p>
      <text:p text:style-name="P2">This method is called whenever a persistent clean instance is first made dirty, during an operation that modifies the value of a persistent or transactional field. It is called before the field value is changed.<text:span text:style-name="Assertion">]</text:span> During this method, the instance responds false to <text:alphabetical-index-mark-start text:id="IMark468009388" text:main-entry="true"/>isDirty<text:alphabetical-index-mark-end text:id="IMark468009388"/>. During this method, fields in the source instance and others might be changed, but this method will only be invoked once until the instance is no longer dirty. </text:p>
      <text:p text:style-name="P10"><text:span text:style-name="Assertion"><text:span text:style-name="T2">A12.15-10 [</text:span></text:span>void <text:alphabetical-index-mark-start text:id="IMark468009388" text:main-entry="true"/>postDirty<text:alphabetical-index-mark-end text:id="IMark468009388"/>(<text:alphabetical-index-mark-start text:id="IMark467852828" text:main-entry="true"/>InstanceLifecycleEvent<text:alphabetical-index-mark-end text:id="IMark467852828"/> event);</text:p>
      <text:p text:style-name="P10">}</text:p>
      <text:p text:style-name="P2">This method is called whenever a persistent clean instance is first made dirty, during an operation that modifies the value of a persistent or transactional field. It is called after the field value was changed.<text:span text:style-name="Assertion">]</text:span> During this method, the instance responds true to <text:alphabetical-index-mark-start text:id="IMark467852828" text:main-entry="true"/>isDirty<text:alphabetical-index-mark-end text:id="IMark467852828"/>. During this method, fields in the source instance and others might be changed, but this method will only be invoked once until the instance is no longer dirty. </text:p>
      <text:p text:style-name="P10">package javax.jdo.listener;</text:p>
      <text:p text:style-name="P10">public interface <text:alphabetical-index-mark-start text:id="IMark467852828" text:main-entry="true"/>DetachLifecycleListener<text:alphabetical-index-mark-end text:id="IMark467852828"/> </text:p>
      <text:p text:style-name="P10"><text:tab/>extends <text:alphabetical-index-mark-start text:id="IMark467852828" text:main-entry="true"/>InstanceLifecycleListener<text:alphabetical-index-mark-end text:id="IMark467852828"/> {</text:p>
      <text:p text:style-name="P10"><text:span text:style-name="Assertion"><text:span text:style-name="T2">A12.15-11 [</text:span></text:span>void <text:alphabetical-index-mark-start text:id="IMark467852828" text:main-entry="true"/>preDetach<text:alphabetical-index-mark-end text:id="IMark467852828"/>(<text:alphabetical-index-mark-start text:id="IMark468009388" text:main-entry="true"/>InstanceLifecycleEvent<text:alphabetical-index-mark-end text:id="IMark468009388"/> event);</text:p>
      <text:p text:style-name="P10">}</text:p>
      <text:p text:style-name="P2">This method is called before a persistent instance is copied for detachment. It is called before the <text:alphabetical-index-mark-start text:id="IMark468009388" text:main-entry="true"/>jdoPreDetach<text:alphabetical-index-mark-end text:id="IMark468009388"/> callback.<text:span text:style-name="Assertion">]</text:span> </text:p>
      <text:p text:style-name="P10"><text:span text:style-name="Assertion"><text:span text:style-name="T2">A12.15-12 [</text:span></text:span>void <text:alphabetical-index-mark-start text:id="IMark468009388" text:main-entry="true"/>postDetach<text:alphabetical-index-mark-end text:id="IMark468009388"/>(<text:alphabetical-index-mark-start text:id="IMark467852828" text:main-entry="true"/>InstanceLifecycleEvent<text:alphabetical-index-mark-end text:id="IMark467852828"/> event);</text:p>
      <text:p text:style-name="P10">}</text:p>
      <text:p text:style-name="P2">This method is called whenever a persistent instance is copied for detachment. The source instance is the detached copy; the target instance is the persistent instance. It is called after the <text:alphabetical-index-mark-start text:id="IMark467852828" text:main-entry="true"/>jdoPostDetach<text:alphabetical-index-mark-end text:id="IMark467852828"/> callback on the detached copy.<text:span text:style-name="Assertion">]</text:span></text:p>
      <text:p text:style-name="P10">package javax.jdo.listener;</text:p>
      <text:p text:style-name="P10">public interface <text:alphabetical-index-mark-start text:id="IMark467852828" text:main-entry="true"/>AttachLifecycleListener<text:alphabetical-index-mark-end text:id="IMark467852828"/> </text:p>
      <text:p text:style-name="P10"><text:tab/>extends <text:alphabetical-index-mark-start text:id="IMark467852828" text:main-entry="true"/>InstanceLifecycleListener<text:alphabetical-index-mark-end text:id="IMark467852828"/> {</text:p>
      <text:p text:style-name="P10"><text:span text:style-name="Assertion"><text:span text:style-name="T2">A12.15-13 [</text:span></text:span>void preAttach(<text:alphabetical-index-mark-start text:id="IMark467852828" text:main-entry="true"/>InstanceLifecycleEvent<text:alphabetical-index-mark-end text:id="IMark467852828"/> event);</text:p>
      <text:p text:style-name="P10">}</text:p>
      <text:p text:style-name="P2">This method is called before a detached instance is attached, via the <text:alphabetical-index-mark-start text:id="IMark467852828" text:main-entry="true"/>makePersistent<text:alphabetical-index-mark-end text:id="IMark467852828"/> method. The source instance is the detached instance. This method is called before the corresponding <text:alphabetical-index-mark-start text:id="IMark468009388" text:main-entry="true"/>jdoPreAttach<text:alphabetical-index-mark-end text:id="IMark468009388"/> on the detached instance.<text:span text:style-name="Assertion">]</text:span></text:p>
      <text:p text:style-name="P10"><text:span text:style-name="Assertion"><text:span text:style-name="T2">A12.15-14 [</text:span></text:span>void <text:alphabetical-index-mark-start text:id="IMark468009388" text:main-entry="true"/>postAttach<text:alphabetical-index-mark-end text:id="IMark468009388"/>(<text:alphabetical-index-mark-start text:id="IMark467852828" text:main-entry="true"/>InstanceLifecycleEvent<text:alphabetical-index-mark-end text:id="IMark467852828"/> event);</text:p>
      <text:p text:style-name="P10">}</text:p>
      <text:p text:style-name="P2">This method is called after a detached instance is attached. The source instance is the corresponding persistent instance in the cache; the target instance is the detached instance. This method is called after the corresponding <text:alphabetical-index-mark-start text:id="IMark467852828" text:main-entry="true"/>jdoPostAttach<text:alphabetical-index-mark-end text:id="IMark467852828"/> on the persistent instance.<text:span text:style-name="Assertion">]</text:span></text:p>
      <text:h text:style-name="P17" text:outline-level="4"><text:soft-page-break/><text:tab/><text:tab/><text:alphabetical-index-mark-start text:id="IMark467852828" text:main-entry="true"/>InstanceLifecycleEvent<text:alphabetical-index-mark-end text:id="IMark467852828"/></text:h>
      <text:p text:style-name="P2">This class is provided as part of the javax.jdo.listener package. </text:p>
      <text:p text:style-name="P2">Note that although <text:alphabetical-index-mark-start text:id="IMark467852828" text:main-entry="true"/>InstanceLifecycleEvent<text:alphabetical-index-mark-end text:id="IMark467852828"/> inherits Serializable interface from <text:alphabetical-index-mark-start text:id="IMark468009388" text:main-entry="true"/>EventObject<text:alphabetical-index-mark-end text:id="IMark468009388"/>, it is not intended to be Serializable. Appropriate <text:s/><text:alphabetical-index-mark-start text:id="IMark467699072" text:main-entry="true"/>serialization<text:alphabetical-index-mark-end text:id="IMark467699072"/> methods are implemented to throw NotSerializableException.</text:p>
      <text:p text:style-name="P10">package javax.jdo.listener;</text:p>
      <text:p text:style-name="P10">public class <text:alphabetical-index-mark-start text:id="IMark467699072" text:main-entry="true"/>InstanceLifecycleEvent<text:alphabetical-index-mark-end text:id="IMark467699072"/> </text:p>
      <text:p text:style-name="P10"><text:tab/>extends java.util.<text:alphabetical-index-mark-start text:id="IMark467699072" text:main-entry="true"/>EventObject<text:alphabetical-index-mark-end text:id="IMark467699072"/> {</text:p>
      <text:p text:style-name="P10">static final int CREATE = 0;</text:p>
      <text:p text:style-name="P10">static final int LOAD = 1;</text:p>
      <text:p text:style-name="P10">static final int STORE = 2;</text:p>
      <text:p text:style-name="P10">static final int CLEAR = 3;</text:p>
      <text:p text:style-name="P10">static final int DELETE = 4;</text:p>
      <text:p text:style-name="P10">static final int DIRTY = 5;</text:p>
      <text:p text:style-name="P10">static final int DETACH = 6;</text:p>
      <text:p text:style-name="P10">static final int ATTACH = 7;</text:p>
      <text:p text:style-name="P10">int getEventType();</text:p>
      <text:p text:style-name="P2">This method returns the event type that triggered the event.</text:p>
      <text:p text:style-name="P10"><text:alphabetical-index-mark-start text:id="IMark467699072" text:main-entry="true"/>InstanceLifecycleEvent<text:alphabetical-index-mark-end text:id="IMark467699072"/>(int type, Object source);</text:p>
      <text:p text:style-name="P2">This constructor creates an instance with the type, and source object.</text:p>
      <text:p text:style-name="P10"><text:alphabetical-index-mark-start text:id="IMark467699072" text:main-entry="true"/>InstanceLifecycleEvent<text:alphabetical-index-mark-end text:id="IMark467699072"/>(int type, Object source, Object target);</text:p>
      <text:p text:style-name="P2">This constructor creates an instance with the type, source, and target objects. </text:p>
      <text:p text:style-name="P10">Object <text:alphabetical-index-mark-start text:id="IMark467699072" text:main-entry="true"/>getSource<text:alphabetical-index-mark-end text:id="IMark467699072"/>();</text:p>
      <text:p text:style-name="P2">This method returns the object for which the event was triggered. This method is inherited from the <text:alphabetical-index-mark-start text:id="IMark467699072" text:main-entry="true"/>EventObject<text:alphabetical-index-mark-end text:id="IMark467699072"/> class.</text:p>
      <text:p text:style-name="P10">Object <text:alphabetical-index-mark-start text:id="IMark467699072" text:main-entry="true"/>getTarget<text:alphabetical-index-mark-end text:id="IMark467699072"/>();</text:p>
      <text:p text:style-name="P2">This method returns the “other” object associated with the event. Specifically, the target object is the detached instance in the case of <text:alphabetical-index-mark-start text:id="IMark467699072" text:main-entry="true"/>postAttach<text:alphabetical-index-mark-end text:id="IMark467699072"/>, and the persistent instance in the case of <text:alphabetical-index-mark-start text:id="IMark468009388" text:main-entry="true"/>postDetach<text:alphabetical-index-mark-end text:id="IMark468009388"/>. The target must be null for all other cases.</text:p>
      <text:p text:style-name="P10">Object <text:alphabetical-index-mark-start text:id="IMark468009388" text:main-entry="true"/>getPersistentInstance<text:alphabetical-index-mark-end text:id="IMark468009388"/>();</text:p>
      <text:p text:style-name="P2">This method returns the persistent instance for which the event was triggered. This method is a convenience method that returns the source or target depending on the event.</text:p>
      <text:p text:style-name="P10">Object <text:alphabetical-index-mark-start text:id="IMark468009388" text:main-entry="true"/>getDetachedInstance<text:alphabetical-index-mark-end text:id="IMark468009388"/>();</text:p>
      <text:p text:style-name="P2">This method returns the detached instance for which the event was triggered. This method is a convenience method that returns the source or target depending on the event.</text:p>
      <text:p text:style-name="P10">}</text:p>
      <text:p text:style-name="P10"><text:soft-page-break/>void <text:alphabetical-index-mark-start text:id="IMark468009388" text:main-entry="true"/>addInstanceLifecycleListener<text:alphabetical-index-mark-end text:id="IMark468009388"/> (<text:alphabetical-index-mark-start text:id="IMark467699072" text:main-entry="true"/>InstanceLifecycleListener<text:alphabetical-index-mark-end text:id="IMark467699072"/> listener, Class... classes);</text:p>
      <text:p text:style-name="P2">This <text:alphabetical-index-mark-start text:id="IMark467699072" text:main-entry="true"/>PersistenceManager<text:alphabetical-index-mark-end text:id="IMark467699072"/>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2">The listener will be called for each event for which it implements the corresponding listener interface.</text:p>
      <text:p text:style-name="P10">void <text:alphabetical-index-mark-start text:id="IMark467699072" text:main-entry="true"/>removeInstanceLifecycleListener<text:alphabetical-index-mark-end text:id="IMark467699072"/> (<text:alphabetical-index-mark-start text:id="IMark468009388" text:main-entry="true"/>InstanceLifecycleListener<text:alphabetical-index-mark-end text:id="IMark468009388"/> listener);</text:p>
      <text:p text:style-name="P2">This <text:alphabetical-index-mark-start text:id="IMark468009388" text:main-entry="true"/>PersistenceManager<text:alphabetical-index-mark-end text:id="IMark468009388"/> method removes the listener from the list of event listeners.</text:p>
      <text:p text:style-name="P9"><draw:frame draw:style-name="fr1" draw:name="16" text:anchor-type="as-char" svg:width="2.7917in" svg:height="0.1346in" draw:z-index="31"><draw:image xlink:href="Pictures/2000000700000FB5000000C94FDA4EAC.wmf" xlink:type="simple" xlink:show="embed" xlink:actuate="onLoad"/></draw:frame></text:p>
      <text:h text:style-name="P13" text:outline-level="2">Access to internal <text:alphabetical-index-mark-start text:id="IMark468009388" text:main-entry="true"/>datastore connection<text:alphabetical-index-mark-end text:id="IMark468009388"/></text:h>
      <text:p text:style-name="P2">In order for the application to perform some datastore-specific functions, such as to execute a query that is not directly supported by JDO, applications might need access to the <text:alphabetical-index-mark-start text:id="IMark468009388" text:main-entry="true"/>datastore connection<text:alphabetical-index-mark-end text:id="IMark468009388"/> used by the JDO implementation. This method returns a wrapped connection that can be cast to the appropriate <text:alphabetical-index-mark-start text:id="IMark467699072" text:main-entry="true"/>datastore connection<text:alphabetical-index-mark-end text:id="IMark467699072"/> and used by the application.</text:p>
      <text:p text:style-name="P2">The capability to get the <text:alphabetical-index-mark-start text:id="IMark467699072" text:main-entry="true"/>datastore connection<text:alphabetical-index-mark-end text:id="IMark467699072"/> is indicated by the optional feature string javax.jdo.option.<text:alphabetical-index-mark-start text:id="IMark468009388" text:main-entry="true"/>GetDataStoreConnection<text:alphabetical-index-mark-end text:id="IMark468009388"/>.</text:p>
      <text:p text:style-name="P10">package javax.jdo.datastore;</text:p>
      <text:p text:style-name="P10">public interface <text:alphabetical-index-mark-start text:id="IMark468009388" text:main-entry="true"/>JDOConnection<text:alphabetical-index-mark-end text:id="IMark468009388"/> {</text:p>
      <text:p text:style-name="P10"><text:tab/>Object <text:alphabetical-index-mark-start text:id="IMark468009388" text:main-entry="true"/>getNativeConnection<text:alphabetical-index-mark-end text:id="IMark468009388"/>();</text:p>
      <text:p text:style-name="P10"><text:tab/>void <text:alphabetical-index-mark-start text:id="IMark468009388" text:main-entry="true"/>close<text:alphabetical-index-mark-end text:id="IMark468009388"/>();</text:p>
      <text:p text:style-name="P10">}</text:p>
      <text:p text:style-name="P10"><text:span text:style-name="Assertion"><text:span text:style-name="T2">A12.16-1 [</text:span></text:span><text:alphabetical-index-mark-start text:id="IMark468009388" text:main-entry="true"/>JDOConnection<text:alphabetical-index-mark-end text:id="IMark468009388"/> <text:alphabetical-index-mark-start text:id="IMark467699072" text:main-entry="true"/>getDataStoreConnection<text:alphabetical-index-mark-end text:id="IMark467699072"/>();</text:p>
      <text:p text:style-name="P2">If this method is called while a JDO transaction is active, it is equivalent to calling <text:alphabetical-index-mark-start text:id="IMark467699072" text:main-entry="true"/><text:span text:style-name="T1">getDataStoreConnection</text:span><text:alphabetical-index-mark-end text:id="IMark467699072"/><text:span text:style-name="T1">(true)</text:span> . If this method is called outside an active JDO transaction, it is equivalent to calling <text:alphabetical-index-mark-start text:id="IMark468009388" text:main-entry="true"/><text:span text:style-name="T1">getDataStoreConnection</text:span><text:alphabetical-index-mark-end text:id="IMark468009388"/><text:span text:style-name="T1">(false)</text:span>. <text:span text:style-name="Assertion">]</text:span></text:p>
      <text:p text:style-name="P10"><text:span text:style-name="Assertion"><text:span text:style-name="T2">A12.16-2 [</text:span></text:span><text:alphabetical-index-mark-start text:id="IMark467699072" text:main-entry="true"/>JDOConnection<text:alphabetical-index-mark-end text:id="IMark467699072"/> <text:alphabetical-index-mark-start text:id="IMark468009388" text:main-entry="true"/>getDataStoreConnection<text:alphabetical-index-mark-end text:id="IMark468009388"/>(boolean enlist);</text:p>
      <text:p text:style-name="P2">With the enlist parameter false, the native connection returned by <text:alphabetical-index-mark-start text:id="IMark468009388" text:main-entry="true"/>getNativeConnection<text:alphabetical-index-mark-end text:id="IMark468009388"/> will not be enlisted in any native transaction. </text:p>
      <text:p text:style-name="P2">With the enlist parameter true, and there is no active JDO transaction, a JDOUserException is thrown. With the enlist parameter true, with an active JDO transaction, the native connection returned by <text:alphabetical-index-mark-start text:id="IMark468009388" text:main-entry="true"/>getNativeConnection<text:alphabetical-index-mark-end text:id="IMark468009388"/>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alphabetical-index-mark-start text:id="IMark467699072" text:main-entry="true"/><text:span text:style-name="T1">JDOConnection</text:span><text:alphabetical-index-mark-end text:id="IMark467699072"/>.</text:p>
      <text:p text:style-name="P2">An enlisted <text:alphabetical-index-mark-start text:id="IMark467699072" text:main-entry="true"/><text:span text:style-name="T1">JDOConnection</text:span><text:alphabetical-index-mark-end text:id="IMark467699072"/> must be returned to the JDO implementation by the application by calling its <text:alphabetical-index-mark-start text:id="IMark467851820" text:main-entry="true"/>close<text:alphabetical-index-mark-end text:id="IMark467851820"/> method, prior to calling any JDO method or performing any action on any persistent instance that might require the JDO implementation to use a connection. If the object <text:soft-page-break/>has not been returned and the JDO implementation needs a connection, a JDOUserException is thrown. The object is returned to the JDO implementation by calling the <text:alphabetical-index-mark-start text:id="IMark468009388" text:main-entry="true"/>close<text:alphabetical-index-mark-end text:id="IMark468009388"/> method on the object.</text:p>
      <text:p text:style-name="P2">For JDOR implementations</text:p>
      <text:p text:style-name="P7">•<text:tab/>the <text:alphabetical-index-mark-start text:id="IMark468009388" text:main-entry="true"/><text:span text:style-name="T1">JDOConnection</text:span><text:alphabetical-index-mark-end text:id="IMark468009388"/> obtained by <text:alphabetical-index-mark-start text:id="IMark467851820" text:main-entry="true"/><text:span text:style-name="T1">getDataStoreConnection</text:span><text:alphabetical-index-mark-end text:id="IMark467851820"/> implements <text:alphabetical-index-mark-start text:id="IMark467699072" text:main-entry="true"/><text:span text:style-name="T1">java.sql.Connection</text:span><text:alphabetical-index-mark-end text:id="IMark467699072"/>.</text:p>
      <text:p text:style-name="P7">•<text:tab/>The application returns a JDBC Connection to the JDO implementation by calling its <text:alphabetical-index-mark-start text:id="IMark467699072" text:main-entry="true"/><text:span text:style-name="T1">close</text:span><text:alphabetical-index-mark-end text:id="IMark467699072"/><text:span text:style-name="T1">()</text:span> method.</text:p>
      <text:h text:style-name="P18" text:outline-level="4"><text:bookmark text:name="X-101871284"/><text:tab/><text:tab/><text:alphabetical-index-mark-start text:id="IMark467851820" text:main-entry="true"/>SQL Portability<text:alphabetical-index-mark-end text:id="IMark467851820"/></text:h>
      <text:p text:style-name="P2">For portability, a JDBC-based JDO implementation will return an instance that implements <text:alphabetical-index-mark-start text:id="IMark467851820" text:main-entry="true"/>java.sql.Connection<text:alphabetical-index-mark-end text:id="IMark467851820"/>. The instance will throw an exception for any of the following method calls: commit, getMetaData, releaseSavepoint, rollback, setAutoCommit, setCatalog, setHoldability, setReadOnly, setSavepoint, setTransactionIsolation, and setTypeMap.</text:p>
      <text:p text:style-name="P9"><draw:frame draw:style-name="fr1" draw:name="17" text:anchor-type="as-char" svg:width="2.7917in" svg:height="0.1346in" draw:z-index="28"><draw:image xlink:href="Pictures/2000000700000FB5000000C94FDA4EAC.wmf" xlink:type="simple" xlink:show="embed" xlink:actuate="onLoad"/></draw:frame></text:p>
      <text:h text:style-name="P13" text:outline-level="2">Server Date</text:h>
      <text:p text:style-name="P10">java.util.Date <text:alphabetical-index-mark-start text:id="IMark467851820" text:main-entry="true"/>getServerDate<text:alphabetical-index-mark-end text:id="IMark467851820"/>();</text:p>
      <text:p text:style-name="P2">Return a Date instance corresponding to the UTC Date as seen by the server.</text:p>
      <text:p text:style-name="P2">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2">The underlying implementation should return instances of java.sql.Timestamp for data-stores that support nanosecond-precision of date-time values.</text:p>
      <text:p text:style-name="P2">Implementations use the setting of the server time zone to prepare a Date instance that represents UTC time on the server. See “ServerTimeZoneID” in Chapter 11.</text:p>
      <text:p text:style-name="P9"><draw:frame draw:style-name="fr1" draw:name="18" text:anchor-type="as-char" svg:width="2.7917in" svg:height="0.1346in" draw:z-index="29"><draw:image xlink:href="Pictures/2000000700000FB5000000C94FDA4EAC.wmf" xlink:type="simple" xlink:show="embed" xlink:actuate="onLoad"/></draw:frame></text:p>
      <text:h text:style-name="P13" text:outline-level="2"><text:alphabetical-index-mark-start text:id="IMark467851820" text:main-entry="true"/>Serialization<text:alphabetical-index-mark-end text:id="IMark467851820"/></text:h>
      <text:p text:style-name="P2">Serializing or externalizing a persistence manager is an optional feature of a jdo implementation. An implementation of <text:alphabetical-index-mark-start text:id="IMark467851820" text:main-entry="true"/><text:span text:style-name="T1">PersistenceManager</text:span><text:alphabetical-index-mark-end text:id="IMark467851820"/> (including <text:alphabetical-index-mark-start text:id="IMark467699072" text:main-entry="true"/><text:span text:style-name="T1">PersistenceManager</text:span><text:alphabetical-index-mark-end text:id="IMark467699072"/>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text:alphabetical-index-mark-start text:id="IMark467852828" text:main-entry="true"/>serialization<text:alphabetical-index-mark-end text:id="IMark467852828"/> refers to both <text:alphabetical-index-mark-start text:id="IMark468009388" text:main-entry="true"/>serialization<text:alphabetical-index-mark-end text:id="IMark468009388"/> and externalization.</text:p>
      <text:p text:style-name="P2">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text:alphabetical-index-mark-start text:id="IMark468009388" text:main-entry="true"/>serialization<text:alphabetical-index-mark-end text:id="IMark468009388"/>. </text:p>
      <text:p text:style-name="P2">When serialized, a persistence manager must write out its own state as well as the state of each of its managed instances. It must write a reference to its corresponding persistence manager factory <text:soft-page-break/>sufficient to locate or create it when restored. It must write the life cycle state of all instances that have not been garbage collected. It must write the before image of dirty instances in order to restore these instances later.</text:p>
      <text:p text:style-name="P2"><text:alphabetical-index-mark-start text:id="IMark468009388" text:main-entry="true"/>Serialization<text:alphabetical-index-mark-end text:id="IMark468009388"/> must only be done when there is no datastore transaction enlisted. That is, a datastore transaction must not be active; and if an optimistic transaction is active, <text:alphabetical-index-mark-start text:id="IMark467852828" text:main-entry="true"/><text:span text:style-name="T1">flush</text:span><text:alphabetical-index-mark-end text:id="IMark467852828"/> must not have been called. If either of these conditions exists, <text:span text:style-name="T1">JDOUserException</text:span> is thrown. </text:p>
      <text:p text:style-name="P9"><draw:frame draw:style-name="fr1" draw:name="graphics2" text:anchor-type="as-char" svg:width="2.7917in" svg:height="0.1346in" draw:z-index="27"><draw:image xlink:href="Pictures/2000000700000FB5000000C94FDA4EAC.wmf" xlink:type="simple" xlink:show="embed" xlink:actuate="onLoad"/></draw:frame></text:p>
      <text:h text:style-name="P13" text:outline-level="2">Property Management</text:h>
      <text:p text:style-name="P2">The operation of a <text:span text:style-name="T9">PersistenceManager</text:span> is partly governed by the settings of various properties, which have been documented in earlier sections. These properties are inherited from the <text:span text:style-name="T9">PersistenceManagerFactory</text:span> whence the <text:span text:style-name="T9">PersistenceManager</text:span> was obtained. The properties can be set by methods such as <text:span text:style-name="T9">setMultithreaded</text:span>. Some properties are not standardized but are implementation-defined. After creation of the <text:span text:style-name="T9">PersistenceManager</text:span>, these non-standard properties can only be set via the <text:span text:style-name="T9">setProperty</text:span> method.</text:p>
      <text:p text:style-name="P4">void setProperty(String name, Object value);</text:p>
      <text:p text:style-name="P2">Set the property <text:span text:style-name="T9">name</text:span> to the specified <text:span text:style-name="T9">value</text:span>. <text:span text:style-name="Assertion"><text:span text:style-name="T2">A12.19-1 [</text:span></text:span>If a vendor-specific property is not recognized, it is silently ignored.<text:span text:style-name="Assertion">]</text:span> <text:span text:style-name="Assertion"><text:span text:style-name="T2">A12.19-2 [</text:span></text:span>If the value for the property is not supported by the implementation, a <text:span text:style-name="T9">JDOUserException</text:span> is thrown.<text:span text:style-name="Assertion">]</text:span></text:p>
      <text:p text:style-name="P4">Map&lt;String, Object&gt; getProperties();</text:p>
      <text:p text:style-name="P2"><text:span text:style-name="Assertion"><text:span text:style-name="T2">A12.19-3 [</text:span></text:span>Return a map of <text:span text:style-name="T9">String, Object</text:span> with the properties and values currently in effect.<text:span text:style-name="Assertion">]</text:span> <text:span text:style-name="Assertion"><text:span text:style-name="T2">A12.19-4 [</text:span></text:span>Changing the values in the map will not affect the properties in the <text:span text:style-name="T9">PersistenceManager</text:span>.<text:span text:style-name="Assertion">]</text:span></text:p>
      <text:p text:style-name="P4">Set&lt;String&gt; getSupportedProperties();</text:p>
      <text:p text:style-name="P2"><text:span text:style-name="Assertion"><text:span text:style-name="T2">A12.19-5 [</text:span></text:span>Return the set of properties supported by this <text:span text:style-name="T9">PersistenceManager</text:span>.<text:span text:style-name="Asserti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1</meta:editing-cycles>
    <meta:creation-date>2012-06-24T15:51:21.29</meta:creation-date>
    <meta:editing-duration>PT23H45M5S</meta:editing-duration>
    <meta:generator>OpenOffice.org/3.4.1$Unix OpenOffice.org_project/341m1$Build-9593</meta:generator>
    <dc:title>JDO_Chapter</dc:title>
    <dc:date>2013-01-11T09:25:02</dc:date>
    <dc:creator>Craig Russell</dc:creator>
    <meta:document-statistic meta:table-count="0" meta:image-count="20" meta:object-count="0" meta:page-count="39" meta:paragraph-count="766" meta:word-count="15011" meta:character-count="1016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